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53M14.001S">
            <text:p>12:53:14.00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3M14.036S">
            <text:p>12:53:14.04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53M14.05S">
            <text:p>12:53:14.05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53M14.07S">
            <text:p>12:53:14.07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53M14.085S">
            <text:p>12:53:14.09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53M14.09S">
            <text:p>12:53:14.09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53M14.106S">
            <text:p>12:53:14.11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53M14.119S">
            <text:p>12:53:14.12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53M14.041S">
            <text:p>12:53:14.04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53M14.127S">
            <text:p>12:53:14.13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53M14.009S">
            <text:p>12:53:14.01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53M14.14S">
            <text:p>12:53:14.14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53M14.154S">
            <text:p>12:53:14.15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53M14.164S">
            <text:p>12:53:14.16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53M14.177S">
            <text:p>12:53:14.18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53M14.19S">
            <text:p>12:53:14.1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53M14.196S">
            <text:p>12:53:14.20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53M14.094S">
            <text:p>12:53:14.09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53M14.212S">
            <text:p>12:53:14.21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53M14.055S">
            <text:p>12:53:14.06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53M14.224S">
            <text:p>12:53:14.22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53M14.233S">
            <text:p>12:53:14.23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53M14.247S">
            <text:p>12:53:14.25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53M14.091S">
            <text:p>12:53:14.09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53M14.259S">
            <text:p>12:53:14.26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53M14.267S">
            <text:p>12:53:14.27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53M14.281S">
            <text:p>12:53:14.2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53M14.073S">
            <text:p>12:53:14.07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53M14.294S">
            <text:p>12:53:14.29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53M14.307S">
            <text:p>12:53:14.31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53M14.317S">
            <text:p>12:53:14.32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53M14.327S">
            <text:p>12:53:14.33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53M14.338S">
            <text:p>12:53:14.34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53M14.224S">
            <text:p>12:53:14.22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53M14.352S">
            <text:p>12:53:14.35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53M14.362S">
            <text:p>12:53:14.36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53M14.228S">
            <text:p>12:53:14.23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53M14.375S">
            <text:p>12:53:14.38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53M14.385S">
            <text:p>12:53:14.39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53M14.396S">
            <text:p>12:53:14.4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53M14.406S">
            <text:p>12:53:14.41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53M14.215S">
            <text:p>12:53:14.22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53M14.421S">
            <text:p>12:53:14.42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53M14.43S">
            <text:p>12:53:14.43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53M14.443S">
            <text:p>12:53:14.44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53M14.455S">
            <text:p>12:53:14.4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53M14.465S">
            <text:p>12:53:14.47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53M14.48S">
            <text:p>12:53:14.48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53M14.49S">
            <text:p>12:53:14.49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53M14.209S">
            <text:p>12:53:14.21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53M14.5S">
            <text:p>12:53:14.50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53M14.193S">
            <text:p>12:53:14.19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53M14.515S">
            <text:p>12:53:14.52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53M14.525S">
            <text:p>12:53:14.53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53M14.533S">
            <text:p>12:53:14.53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53M14.55S">
            <text:p>12:53:14.55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53M14.18S">
            <text:p>12:53:14.18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53M14.56S">
            <text:p>12:53:14.56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53M14.199S">
            <text:p>12:53:14.20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53M14.567S">
            <text:p>12:53:14.57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53M14.167S">
            <text:p>12:53:14.17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53M14.584S">
            <text:p>12:53:14.58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53M14.595S">
            <text:p>12:53:14.60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53M14.602S">
            <text:p>12:53:14.60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53M14.618S">
            <text:p>12:53:14.62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53M14.158S">
            <text:p>12:53:14.16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465">
            <text:p>46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53M14.629S">
            <text:p>12:53:14.63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53M14.636S">
            <text:p>12:53:14.64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53M14.655S">
            <text:p>12:53:14.66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53M14.664S">
            <text:p>12:53:14.66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53M14.672S">
            <text:p>12:53:14.67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53M14.146S">
            <text:p>12:53:14.15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53M14.689S">
            <text:p>12:53:14.69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53M14.148S">
            <text:p>12:53:14.15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53M14.699S">
            <text:p>12:53:14.70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53M14.708S">
            <text:p>12:53:14.71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53M14.132S">
            <text:p>12:53:14.13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53M14.725S">
            <text:p>12:53:14.73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53M14.733S">
            <text:p>12:53:14.73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53M14.742S">
            <text:p>12:53:14.74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53M14.13S">
            <text:p>12:53:14.13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622">
            <text:p>62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53M14.767S">
            <text:p>12:53:14.77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53M14.767S">
            <text:p>12:53:14.77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53M14.778S">
            <text:p>12:53:14.78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53M14.125S">
            <text:p>12:53:14.13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53M14.802S">
            <text:p>12:53:14.80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53M14.801S">
            <text:p>12:53:14.80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53M14.812S">
            <text:p>12:53:14.81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53M14.111S">
            <text:p>12:53:14.11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53M14.837S">
            <text:p>12:53:14.84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53M14.839S">
            <text:p>12:53:14.84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53M14.847S">
            <text:p>12:53:14.85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53M14.753S">
            <text:p>12:53:14.75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53M14.872S">
            <text:p>12:53:14.87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53M14.873S">
            <text:p>12:53:14.87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53M14.881S">
            <text:p>12:53:14.88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53M14.746S">
            <text:p>12:53:14.75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53M14.736S">
            <text:p>12:53:14.74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53M14.989S">
            <text:p>12:53:14.99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53M14.99S">
            <text:p>12:53:14.99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53M14.99S">
            <text:p>12:53:14.99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53M14.907S">
            <text:p>12:53:14.91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53M14.991S">
            <text:p>12:53:14.99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53M14.989S">
            <text:p>12:53:14.99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53M14.988S">
            <text:p>12:53:14.99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53M14.989S">
            <text:p>12:53:14.99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53M15.035S">
            <text:p>12:53:15.04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53M15.036S">
            <text:p>12:53:15.04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53M15.036S">
            <text:p>12:53:15.04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53M15.038S">
            <text:p>12:53:15.04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53M15.053S">
            <text:p>12:53:15.05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53M15.056S">
            <text:p>12:53:15.06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53M15.089S">
            <text:p>12:53:15.09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53M14.712S">
            <text:p>12:53:14.71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53M14.693S">
            <text:p>12:53:14.69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53M15.125S">
            <text:p>12:53:15.13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53M14.703S">
            <text:p>12:53:14.70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53M14.729S">
            <text:p>12:53:14.73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53M14.694S">
            <text:p>12:53:14.69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53M14.682S">
            <text:p>12:53:14.68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53M14.717S">
            <text:p>12:53:14.72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53M14.675S">
            <text:p>12:53:14.68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53M14.658S">
            <text:p>12:53:14.66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53M14.639S">
            <text:p>12:53:14.64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53M14.667S">
            <text:p>12:53:14.67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53M14.632S">
            <text:p>12:53:14.63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857">
            <text:p>85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53M14.623S">
            <text:p>12:53:14.62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53M14.622S">
            <text:p>12:53:14.62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53M14.605S">
            <text:p>12:53:14.61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53M14.598S">
            <text:p>12:53:14.60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53M14.583S">
            <text:p>12:53:14.58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53M14.587S">
            <text:p>12:53:14.59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1060">
            <text:p>106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53M14.569S">
            <text:p>12:53:14.57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53M14.554S">
            <text:p>12:53:14.55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1236">
            <text:p>123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53M14.555S">
            <text:p>12:53:14.56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53M14.572S">
            <text:p>12:53:14.57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53M14.537S">
            <text:p>12:53:14.54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1287">
            <text:p>128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53M14.563S">
            <text:p>12:53:14.56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1323">
            <text:p>132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53M14.529S">
            <text:p>12:53:14.53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1431">
            <text:p>143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53M14.512S">
            <text:p>12:53:14.51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53M14.518S">
            <text:p>12:53:14.52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1468">
            <text:p>146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53M14.501S">
            <text:p>12:53:14.50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53M14.505S">
            <text:p>12:53:14.51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53M14.493S">
            <text:p>12:53:14.49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53M14.483S">
            <text:p>12:53:14.48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1607">
            <text:p>160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53M14.468S">
            <text:p>12:53:14.47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1660">
            <text:p>166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53M14.459S">
            <text:p>12:53:14.46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1705">
            <text:p>170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53M14.446S">
            <text:p>12:53:14.45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53M14.433S">
            <text:p>12:53:14.43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53M14.424S">
            <text:p>12:53:14.42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53M14.399S">
            <text:p>12:53:14.40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1929">
            <text:p>192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53M14.412S">
            <text:p>12:53:14.41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1927">
            <text:p>192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53M14.415S">
            <text:p>12:53:14.42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1937">
            <text:p>19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53M14.379S">
            <text:p>12:53:14.38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2041">
            <text:p>204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53M14.388S">
            <text:p>12:53:14.39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2045">
            <text:p>204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53M14.368S">
            <text:p>12:53:14.37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2171">
            <text:p>217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53M14.355S">
            <text:p>12:53:14.36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2198">
            <text:p>219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53M14.341S">
            <text:p>12:53:14.34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53M14.345S">
            <text:p>12:53:14.35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2275">
            <text:p>227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53M14.365S">
            <text:p>12:53:14.37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2267">
            <text:p>226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53M14.33S">
            <text:p>12:53:14.33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2346">
            <text:p>234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53M14.32S">
            <text:p>12:53:14.32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53M14.293S">
            <text:p>12:53:14.29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2446">
            <text:p>244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53M14.31S">
            <text:p>12:53:14.31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53M14.298S">
            <text:p>12:53:14.30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2467">
            <text:p>246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53M14.264S">
            <text:p>12:53:14.26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2597">
            <text:p>259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53M14.258S">
            <text:p>12:53:14.26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53M14.284S">
            <text:p>12:53:14.28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2637">
            <text:p>263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53M14.236S">
            <text:p>12:53:14.24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3001">
            <text:p>300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53M16.165S">
            <text:p>12:53:16.17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53M16.752S">
            <text:p>12:53:16.75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53M14.252S">
            <text:p>12:53:14.25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3323">
            <text:p>332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53M14.27S">
            <text:p>12:53:14.27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3318">
            <text:p>331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53M16.765S">
            <text:p>12:53:16.77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53M16.862S">
            <text:p>12:53:16.86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53M16.74S">
            <text:p>12:53:16.74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53M16.69S">
            <text:p>12:53:16.69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53M16.676S">
            <text:p>12:53:16.68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973">
            <text:p>97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53M16.633S">
            <text:p>12:53:16.6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53M16.568S">
            <text:p>12:53:16.5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164">
            <text:p>11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53M16.553S">
            <text:p>12:53:16.55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196">
            <text:p>11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53M16.54S">
            <text:p>12:53:16.54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1217">
            <text:p>121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53M16.434S">
            <text:p>12:53:16.43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334">
            <text:p>13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53M16.34S">
            <text:p>12:53:16.34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53M16.352S">
            <text:p>12:53:16.35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53M16.42S">
            <text:p>12:53:16.42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53M16.329S">
            <text:p>12:53:16.33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53M16.271S">
            <text:p>12:53:16.27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560">
            <text:p>156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53M16.24S">
            <text:p>12:53:16.24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607">
            <text:p>160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53M16.202S">
            <text:p>12:53:16.20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657">
            <text:p>165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53M16.129S">
            <text:p>12:53:16.13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739">
            <text:p>17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53M16.091S">
            <text:p>12:53:16.09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790">
            <text:p>17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53M16.049S">
            <text:p>12:53:16.05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53M16.01S">
            <text:p>12:53:16.01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53M15.987S">
            <text:p>12:53:15.9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931">
            <text:p>193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53M15.973S">
            <text:p>12:53:15.97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53M15.961S">
            <text:p>12:53:15.96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53M15.886S">
            <text:p>12:53:15.89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53M15.825S">
            <text:p>12:53:15.83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53M15.812S">
            <text:p>12:53:15.8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164">
            <text:p>21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53M15.801S">
            <text:p>12:53:15.80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2187">
            <text:p>218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53M15.791S">
            <text:p>12:53:15.79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2209">
            <text:p>220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53M15.713S">
            <text:p>12:53:15.71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53M15.647S">
            <text:p>12:53:15.65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53M15.632S">
            <text:p>12:53:15.63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2408">
            <text:p>240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53M15.584S">
            <text:p>12:53:15.58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2468">
            <text:p>246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53M15.549S">
            <text:p>12:53:15.55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516">
            <text:p>251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53M15.512S">
            <text:p>12:53:15.51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564">
            <text:p>25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53M15.503S">
            <text:p>12:53:15.50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2589">
            <text:p>258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53M15.489S">
            <text:p>12:53:15.49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619">
            <text:p>261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53M15.466S">
            <text:p>12:53:15.47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655">
            <text:p>26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53M15.478S">
            <text:p>12:53:15.48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654">
            <text:p>265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53M15.357S">
            <text:p>12:53:15.36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53M15.269S">
            <text:p>12:53:15.27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887">
            <text:p>288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53M15.258S">
            <text:p>12:53:15.26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2910">
            <text:p>291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53M15.092S">
            <text:p>12:53:15.09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3123">
            <text:p>312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53M15.193S">
            <text:p>12:53:15.19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3050">
            <text:p>305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53M15.179S">
            <text:p>12:53:15.18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3077">
            <text:p>307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53M15.167S">
            <text:p>12:53:15.17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3128">
            <text:p>312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53M15.12S">
            <text:p>12:53:15.12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53M15.128S">
            <text:p>12:53:15.13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3192">
            <text:p>319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53M15.065S">
            <text:p>12:53:15.07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3358">
            <text:p>335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53M15.094S">
            <text:p>12:53:15.09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53M15.049S">
            <text:p>12:53:15.05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3415">
            <text:p>341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53M15.059S">
            <text:p>12:53:15.06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3441">
            <text:p>344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53M15.052S">
            <text:p>12:53:15.05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3483">
            <text:p>348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53M15.044S">
            <text:p>12:53:15.04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3540">
            <text:p>354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53M15.061S">
            <text:p>12:53:15.06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3543">
            <text:p>354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53M15.045S">
            <text:p>12:53:15.05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3593">
            <text:p>359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53M15.048S">
            <text:p>12:53:15.05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3668">
            <text:p>366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53M15.041S">
            <text:p>12:53:15.04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3690">
            <text:p>369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53M15.043S">
            <text:p>12:53:15.04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3721">
            <text:p>372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53M15.045S">
            <text:p>12:53:15.05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3755">
            <text:p>375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53M15.04S">
            <text:p>12:53:15.04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3797">
            <text:p>379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53M15.041S">
            <text:p>12:53:15.04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3830">
            <text:p>383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53M14.988S">
            <text:p>12:53:14.99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3978">
            <text:p>397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53M14.894S">
            <text:p>12:53:14.89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4117">
            <text:p>411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53M14.884S">
            <text:p>12:53:14.88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4137">
            <text:p>413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53M14.877S">
            <text:p>12:53:14.88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4179">
            <text:p>417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53M15.039S">
            <text:p>12:53:15.04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4030">
            <text:p>403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53M14.876S">
            <text:p>12:53:14.88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4205">
            <text:p>420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53M14.85S">
            <text:p>12:53:14.85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4265">
            <text:p>426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53M14.842S">
            <text:p>12:53:14.84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4330">
            <text:p>433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53M14.841S">
            <text:p>12:53:14.84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4347">
            <text:p>434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53M14.816S">
            <text:p>12:53:14.82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4412">
            <text:p>441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53M14.819S">
            <text:p>12:53:14.82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4445">
            <text:p>444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53M14.806S">
            <text:p>12:53:14.81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4470">
            <text:p>447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53M14.803S">
            <text:p>12:53:14.80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4536">
            <text:p>453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53M14.807S">
            <text:p>12:53:14.81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4549">
            <text:p>454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53M14.772S">
            <text:p>12:53:14.77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5040">
            <text:p>504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53M19.341S">
            <text:p>12:53:19.34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53M19.277S">
            <text:p>12:53:19.28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53M19.357S">
            <text:p>12:53:19.36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53M19.265S">
            <text:p>12:53:19.27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53M19.229S">
            <text:p>12:53:19.23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53M19.189S">
            <text:p>12:53:19.19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53M19.173S">
            <text:p>12:53:19.17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53M19.116S">
            <text:p>12:53:19.12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792">
            <text:p>79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53M19.082S">
            <text:p>12:53:19.08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53M19.07S">
            <text:p>12:53:19.07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53M19.057S">
            <text:p>12:53:19.06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53M19.022S">
            <text:p>12:53:19.02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53M19.012S">
            <text:p>12:53:19.01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53M18.967S">
            <text:p>12:53:18.97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53M18.872S">
            <text:p>12:53:18.87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53M18.837S">
            <text:p>12:53:18.84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53M18.801S">
            <text:p>12:53:18.80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1219">
            <text:p>121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53M18.765S">
            <text:p>12:53:18.77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53M18.732S">
            <text:p>12:53:18.73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53M18.717S">
            <text:p>12:53:18.7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1339">
            <text:p>13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53M18.639S">
            <text:p>12:53:18.64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1430">
            <text:p>143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53M18.604S">
            <text:p>12:53:18.60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53M18.585S">
            <text:p>12:53:18.59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53M18.536S">
            <text:p>12:53:18.54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53M18.501S">
            <text:p>12:53:18.50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53M18.464S">
            <text:p>12:53:18.46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1664">
            <text:p>16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53M18.434S">
            <text:p>12:53:18.43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53M18.424S">
            <text:p>12:53:18.42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1729">
            <text:p>172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53M18.321S">
            <text:p>12:53:18.32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53M18.305S">
            <text:p>12:53:18.31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53M18.296S">
            <text:p>12:53:18.30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1892">
            <text:p>189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53M18.257S">
            <text:p>12:53:18.26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53M17.784S">
            <text:p>12:53:17.78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53M17.615S">
            <text:p>12:53:17.62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53M18.216S">
            <text:p>12:53:18.22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2200">
            <text:p>220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53M14.781S">
            <text:p>12:53:14.78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5906">
            <text:p>590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53M18.145S">
            <text:p>12:53:18.15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2582">
            <text:p>258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53M18.133S">
            <text:p>12:53:18.13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53M18.122S">
            <text:p>12:53:18.12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53M18.109S">
            <text:p>12:53:18.11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653">
            <text:p>265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53M18.077S">
            <text:p>12:53:18.08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2696">
            <text:p>26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53M18.065S">
            <text:p>12:53:18.07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2724">
            <text:p>27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53M18.053S">
            <text:p>12:53:18.05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2743">
            <text:p>274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53M18.029S">
            <text:p>12:53:18.03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780">
            <text:p>27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53M18.001S">
            <text:p>12:53:18.00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53M17.976S">
            <text:p>12:53:17.98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2857">
            <text:p>285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53M17.964S">
            <text:p>12:53:17.96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53M17.952S">
            <text:p>12:53:17.95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2906">
            <text:p>290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53M17.94S">
            <text:p>12:53:17.94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928">
            <text:p>292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53M17.918S">
            <text:p>12:53:17.92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963">
            <text:p>29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2H53M17.907S">
            <text:p>12:53:17.91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984">
            <text:p>298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2H53M17.893S">
            <text:p>12:53:17.89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3011">
            <text:p>30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2H53M17.882S">
            <text:p>12:53:17.88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2H53M17.869S">
            <text:p>12:53:17.87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3059">
            <text:p>305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2H53M17.86S">
            <text:p>12:53:17.86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3080">
            <text:p>30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2H53M17.848S">
            <text:p>12:53:17.85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2H53M17.832S">
            <text:p>12:53:17.83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2H53M17.821S">
            <text:p>12:53:17.82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3155">
            <text:p>31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2H53M17.808S">
            <text:p>12:53:17.81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3179">
            <text:p>317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2H53M17.769S">
            <text:p>12:53:17.77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3234">
            <text:p>32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2H53M17.75S">
            <text:p>12:53:17.75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3268">
            <text:p>326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2H53M17.733S">
            <text:p>12:53:17.73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3303">
            <text:p>33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2H53M17.723S">
            <text:p>12:53:17.72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3324">
            <text:p>33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2H53M17.649S">
            <text:p>12:53:17.65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3412">
            <text:p>341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2H53M17.639S">
            <text:p>12:53:17.64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2H53M17.603S">
            <text:p>12:53:17.60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3503">
            <text:p>35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2H53M17.589S">
            <text:p>12:53:17.59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3521">
            <text:p>352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53M17.576S">
            <text:p>12:53:17.58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3544">
            <text:p>354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53M17.541S">
            <text:p>12:53:17.54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3594">
            <text:p>359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53M17.329S">
            <text:p>12:53:17.33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3819">
            <text:p>381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53M17.238S">
            <text:p>12:53:17.24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3924">
            <text:p>39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53M16.922S">
            <text:p>12:53:16.92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4251">
            <text:p>425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53M16.908S">
            <text:p>12:53:16.91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4276">
            <text:p>427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53M14.771S">
            <text:p>12:53:14.77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6436">
            <text:p>643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53M18.156S">
            <text:p>12:53:18.16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3075">
            <text:p>30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53M19.813S">
            <text:p>12:53:19.81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1490">
            <text:p>14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53M21.208S">
            <text:p>12:53:21.21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53M21.163S">
            <text:p>12:53:21.16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53M21.173S">
            <text:p>12:53:21.17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53M21.121S">
            <text:p>12:53:21.12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53M21.11S">
            <text:p>12:53:21.11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53M19.957S">
            <text:p>12:53:19.96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2838">
            <text:p>283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53M18.169S">
            <text:p>12:53:18.1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630">
            <text:p>4630</text:p>
          </table:table-cell>
          <table:table-cell office:value-type="string">
            <text:p>Success</text:p>
          </table:table-cell>
          <table:table-cell office:value-type="float" office:value="217134">
            <text:p>217134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53M18.041S">
            <text:p>12:53:18.0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932">
            <text:p>4932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53M20.057S">
            <text:p>12:53:20.06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2932">
            <text:p>293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53M15.25S">
            <text:p>12:53:15.2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745">
            <text:p>7745</text:p>
          </table:table-cell>
          <table:table-cell office:value-type="string">
            <text:p>Success</text:p>
          </table:table-cell>
          <table:table-cell office:value-type="float" office:value="217136">
            <text:p>217136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53M14.859S">
            <text:p>12:53:14.8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144">
            <text:p>8144</text:p>
          </table:table-cell>
          <table:table-cell office:value-type="string">
            <text:p>Success</text:p>
          </table:table-cell>
          <table:table-cell office:value-type="float" office:value="215873">
            <text:p>215873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53M20.071S">
            <text:p>12:53:20.07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2956">
            <text:p>295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53M16.62S">
            <text:p>12:53:16.6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425">
            <text:p>6425</text:p>
          </table:table-cell>
          <table:table-cell office:value-type="string">
            <text:p>Success</text:p>
          </table:table-cell>
          <table:table-cell office:value-type="float" office:value="218512">
            <text:p>218512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53M21.773S">
            <text:p>12:53:21.7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98">
            <text:p>1298</text:p>
          </table:table-cell>
          <table:table-cell office:value-type="string">
            <text:p>Success</text:p>
          </table:table-cell>
          <table:table-cell office:value-type="float" office:value="217186">
            <text:p>217186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53M17.796S">
            <text:p>12:53:17.8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43">
            <text:p>5343</text:p>
          </table:table-cell>
          <table:table-cell office:value-type="string">
            <text:p>Success</text:p>
          </table:table-cell>
          <table:table-cell office:value-type="float" office:value="217184">
            <text:p>217184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53M20.105S">
            <text:p>12:53:20.11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53M20.117S">
            <text:p>12:53:20.12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3134">
            <text:p>31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53M20.74S">
            <text:p>12:53:20.7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18">
            <text:p>2518</text:p>
          </table:table-cell>
          <table:table-cell office:value-type="string">
            <text:p>Success</text:p>
          </table:table-cell>
          <table:table-cell office:value-type="float" office:value="217220">
            <text:p>217220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53M17.625S">
            <text:p>12:53:17.6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643">
            <text:p>5643</text:p>
          </table:table-cell>
          <table:table-cell office:value-type="string">
            <text:p>Success</text:p>
          </table:table-cell>
          <table:table-cell office:value-type="float" office:value="215871">
            <text:p>215871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53M20.729S">
            <text:p>12:53:20.7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555">
            <text:p>2555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53M20.154S">
            <text:p>12:53:20.15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3142">
            <text:p>314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53M20.833S">
            <text:p>12:53:20.8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482">
            <text:p>2482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53M21.136S">
            <text:p>12:53:21.1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191">
            <text:p>2191</text:p>
          </table:table-cell>
          <table:table-cell office:value-type="string">
            <text:p>Success</text:p>
          </table:table-cell>
          <table:table-cell office:value-type="float" office:value="217153">
            <text:p>217153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2H53M20.165S">
            <text:p>12:53:20.17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3290">
            <text:p>32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2H53M16S">
            <text:p>12:53:16.0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464">
            <text:p>7464</text:p>
          </table:table-cell>
          <table:table-cell office:value-type="string">
            <text:p>Success</text:p>
          </table:table-cell>
          <table:table-cell office:value-type="float" office:value="217134">
            <text:p>217134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53M20.763S">
            <text:p>12:53:20.7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710">
            <text:p>2710</text:p>
          </table:table-cell>
          <table:table-cell office:value-type="string">
            <text:p>Success</text:p>
          </table:table-cell>
          <table:table-cell office:value-type="float" office:value="215921">
            <text:p>215921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53M20.128S">
            <text:p>12:53:20.13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3411">
            <text:p>34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53M20.204S">
            <text:p>12:53:20.2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52">
            <text:p>3352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53M20.081S">
            <text:p>12:53:20.08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3478">
            <text:p>347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2H53M17.758S">
            <text:p>12:53:17.7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814">
            <text:p>5814</text:p>
          </table:table-cell>
          <table:table-cell office:value-type="string">
            <text:p>Success</text:p>
          </table:table-cell>
          <table:table-cell office:value-type="float" office:value="217153">
            <text:p>217153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53M17.93S">
            <text:p>12:53:17.9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650">
            <text:p>5650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53M20.094S">
            <text:p>12:53:20.09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3503">
            <text:p>35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2H53M18.016S">
            <text:p>12:53:18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585">
            <text:p>5585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53M20.905S">
            <text:p>12:53:20.9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43">
            <text:p>2743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53M18.093S">
            <text:p>12:53:18.0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568">
            <text:p>5568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53M20.216S">
            <text:p>12:53:20.2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462">
            <text:p>3462</text:p>
          </table:table-cell>
          <table:table-cell office:value-type="string">
            <text:p>Success</text:p>
          </table:table-cell>
          <table:table-cell office:value-type="float" office:value="217187">
            <text:p>217187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53M20.882S">
            <text:p>12:53:20.8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838">
            <text:p>2838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53M20.034S">
            <text:p>12:53:20.03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3696">
            <text:p>36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53M20.859S">
            <text:p>12:53:20.8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53M20.929S">
            <text:p>12:53:20.9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815">
            <text:p>2815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53M18.244S">
            <text:p>12:53:18.2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513">
            <text:p>5513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53M21.107S">
            <text:p>12:53:21.1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666">
            <text:p>2666</text:p>
          </table:table-cell>
          <table:table-cell office:value-type="string">
            <text:p>Success</text:p>
          </table:table-cell>
          <table:table-cell office:value-type="float" office:value="217153">
            <text:p>217153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2H53M20.965S">
            <text:p>12:53:20.9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217184">
            <text:p>217184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53M20.021S">
            <text:p>12:53:20.02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3776">
            <text:p>377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53M19.861S">
            <text:p>12:53:19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939">
            <text:p>3939</text:p>
          </table:table-cell>
          <table:table-cell office:value-type="string">
            <text:p>Success</text:p>
          </table:table-cell>
          <table:table-cell office:value-type="float" office:value="215907">
            <text:p>215907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53M21.96S">
            <text:p>12:53:21.9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217153">
            <text:p>217153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53M20.011S">
            <text:p>12:53:20.01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3804">
            <text:p>38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53M20.822S">
            <text:p>12:53:20.8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91">
            <text:p>2991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53M20.177S">
            <text:p>12:53:20.1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41">
            <text:p>3641</text:p>
          </table:table-cell>
          <table:table-cell office:value-type="string">
            <text:p>Success</text:p>
          </table:table-cell>
          <table:table-cell office:value-type="float" office:value="217187">
            <text:p>217187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53M20.809S">
            <text:p>12:53:20.8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014">
            <text:p>3014</text:p>
          </table:table-cell>
          <table:table-cell office:value-type="string">
            <text:p>Success</text:p>
          </table:table-cell>
          <table:table-cell office:value-type="float" office:value="217187">
            <text:p>217187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53M19.969S">
            <text:p>12:53:19.9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856">
            <text:p>3856</text:p>
          </table:table-cell>
          <table:table-cell office:value-type="string">
            <text:p>Success</text:p>
          </table:table-cell>
          <table:table-cell office:value-type="float" office:value="215921">
            <text:p>215921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53M19.944S">
            <text:p>12:53:19.94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3914">
            <text:p>39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53M20.046S">
            <text:p>12:53:20.05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3814">
            <text:p>38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53M19.994S">
            <text:p>12:53:19.99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3873">
            <text:p>387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53M17.988S">
            <text:p>12:53:17.9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880">
            <text:p>5880</text:p>
          </table:table-cell>
          <table:table-cell office:value-type="string">
            <text:p>Success</text:p>
          </table:table-cell>
          <table:table-cell office:value-type="float" office:value="215885">
            <text:p>215885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2H53M19.933S">
            <text:p>12:53:19.93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3940">
            <text:p>394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53M19.923S">
            <text:p>12:53:19.92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3969">
            <text:p>396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53M19.886S">
            <text:p>12:53:19.89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4024">
            <text:p>40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53M19.909S">
            <text:p>12:53:19.91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4005">
            <text:p>400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53M20.142S">
            <text:p>12:53:20.1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71">
            <text:p>3771</text:p>
          </table:table-cell>
          <table:table-cell office:value-type="string">
            <text:p>Success</text:p>
          </table:table-cell>
          <table:table-cell office:value-type="float" office:value="217187">
            <text:p>217187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53M19.898S">
            <text:p>12:53:19.90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4029">
            <text:p>402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2H53M21.232S">
            <text:p>12:53:21.2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698">
            <text:p>2698</text:p>
          </table:table-cell>
          <table:table-cell office:value-type="string">
            <text:p>Success</text:p>
          </table:table-cell>
          <table:table-cell office:value-type="float" office:value="217151">
            <text:p>217151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53M20.416S">
            <text:p>12:53:20.42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3575">
            <text:p>35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2H53M19.849S">
            <text:p>12:53:19.85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4166">
            <text:p>416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53M19.837S">
            <text:p>12:53:19.84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4197">
            <text:p>41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53M21.612S">
            <text:p>12:53:21.61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2435">
            <text:p>243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53M21.304S">
            <text:p>12:53:21.30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756">
            <text:p>275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53M20.688S">
            <text:p>12:53:20.69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3397">
            <text:p>33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53M19.875S">
            <text:p>12:53:19.88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4239">
            <text:p>42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53M24.086S">
            <text:p>12:53:24.09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53M20.953S">
            <text:p>12:53:20.9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531">
            <text:p>4531</text:p>
          </table:table-cell>
          <table:table-cell office:value-type="string">
            <text:p>Success</text:p>
          </table:table-cell>
          <table:table-cell office:value-type="float" office:value="218518">
            <text:p>218518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53M23.575S">
            <text:p>12:53:23.5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20">
            <text:p>1920</text:p>
          </table:table-cell>
          <table:table-cell office:value-type="string">
            <text:p>Success</text:p>
          </table:table-cell>
          <table:table-cell office:value-type="float" office:value="66575">
            <text:p>66575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53M23.048S">
            <text:p>12:53:23.0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465">
            <text:p>2465</text:p>
          </table:table-cell>
          <table:table-cell office:value-type="string">
            <text:p>Success</text:p>
          </table:table-cell>
          <table:table-cell office:value-type="float" office:value="66599">
            <text:p>66599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53M22.796S">
            <text:p>12:53:22.8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218003">
            <text:p>218003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53M20.774S">
            <text:p>12:53:20.7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48">
            <text:p>4848</text:p>
          </table:table-cell>
          <table:table-cell office:value-type="string">
            <text:p>Success</text:p>
          </table:table-cell>
          <table:table-cell office:value-type="float" office:value="219260">
            <text:p>219260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53M21.761S">
            <text:p>12:53:21.7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877">
            <text:p>3877</text:p>
          </table:table-cell>
          <table:table-cell office:value-type="string">
            <text:p>Success</text:p>
          </table:table-cell>
          <table:table-cell office:value-type="float" office:value="217248">
            <text:p>217248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53M21.062S">
            <text:p>12:53:21.0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589">
            <text:p>4589</text:p>
          </table:table-cell>
          <table:table-cell office:value-type="string">
            <text:p>Success</text:p>
          </table:table-cell>
          <table:table-cell office:value-type="float" office:value="217980">
            <text:p>217980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53M21.149S">
            <text:p>12:53:21.1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727">
            <text:p>4727</text:p>
          </table:table-cell>
          <table:table-cell office:value-type="string">
            <text:p>Success</text:p>
          </table:table-cell>
          <table:table-cell office:value-type="float" office:value="218512">
            <text:p>218512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53M20.988S">
            <text:p>12:53:20.9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044">
            <text:p>5044</text:p>
          </table:table-cell>
          <table:table-cell office:value-type="string">
            <text:p>Success</text:p>
          </table:table-cell>
          <table:table-cell office:value-type="float" office:value="218516">
            <text:p>218516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53M23.252S">
            <text:p>12:53:23.2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53M23.563S">
            <text:p>12:53:23.5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218013">
            <text:p>218013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53M21.072S">
            <text:p>12:53:21.0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073">
            <text:p>5073</text:p>
          </table:table-cell>
          <table:table-cell office:value-type="string">
            <text:p>Success</text:p>
          </table:table-cell>
          <table:table-cell office:value-type="float" office:value="217261">
            <text:p>217261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53M21.185S">
            <text:p>12:53:21.1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031">
            <text:p>5031</text:p>
          </table:table-cell>
          <table:table-cell office:value-type="string">
            <text:p>Success</text:p>
          </table:table-cell>
          <table:table-cell office:value-type="float" office:value="217247">
            <text:p>217247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53M21.036S">
            <text:p>12:53:21.0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181">
            <text:p>5181</text:p>
          </table:table-cell>
          <table:table-cell office:value-type="string">
            <text:p>Success</text:p>
          </table:table-cell>
          <table:table-cell office:value-type="float" office:value="219266">
            <text:p>219266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53M20.941S">
            <text:p>12:53:20.9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320">
            <text:p>5320</text:p>
          </table:table-cell>
          <table:table-cell office:value-type="string">
            <text:p>Success</text:p>
          </table:table-cell>
          <table:table-cell office:value-type="float" office:value="217981">
            <text:p>217981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53M23.169S">
            <text:p>12:53:23.1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218007">
            <text:p>218007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53M23.798S">
            <text:p>12:53:23.8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218006">
            <text:p>218006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53M21.936S">
            <text:p>12:53:21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519">
            <text:p>4519</text:p>
          </table:table-cell>
          <table:table-cell office:value-type="string">
            <text:p>Success</text:p>
          </table:table-cell>
          <table:table-cell office:value-type="float" office:value="217254">
            <text:p>217254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53M20.797S">
            <text:p>12:53:20.8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658">
            <text:p>5658</text:p>
          </table:table-cell>
          <table:table-cell office:value-type="string">
            <text:p>Success</text:p>
          </table:table-cell>
          <table:table-cell office:value-type="float" office:value="217985">
            <text:p>217985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53M20.348S">
            <text:p>12:53:20.3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117">
            <text:p>6117</text:p>
          </table:table-cell>
          <table:table-cell office:value-type="string">
            <text:p>Success</text:p>
          </table:table-cell>
          <table:table-cell office:value-type="float" office:value="217258">
            <text:p>217258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53M23.915S">
            <text:p>12:53:23.9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583">
            <text:p>2583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53M23.815S">
            <text:p>12:53:23.8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219370">
            <text:p>219370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53M21.018S">
            <text:p>12:53:21.0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497">
            <text:p>5497</text:p>
          </table:table-cell>
          <table:table-cell office:value-type="string">
            <text:p>Success</text:p>
          </table:table-cell>
          <table:table-cell office:value-type="float" office:value="219902">
            <text:p>219902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53M20.917S">
            <text:p>12:53:20.9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600">
            <text:p>5600</text:p>
          </table:table-cell>
          <table:table-cell office:value-type="string">
            <text:p>Success</text:p>
          </table:table-cell>
          <table:table-cell office:value-type="float" office:value="218517">
            <text:p>218517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53M23.598S">
            <text:p>12:53:23.6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946">
            <text:p>2946</text:p>
          </table:table-cell>
          <table:table-cell office:value-type="string">
            <text:p>Success</text:p>
          </table:table-cell>
          <table:table-cell office:value-type="float" office:value="218056">
            <text:p>21805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53M24.034S">
            <text:p>12:53:24.0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570">
            <text:p>2570</text:p>
          </table:table-cell>
          <table:table-cell office:value-type="string">
            <text:p>Success</text:p>
          </table:table-cell>
          <table:table-cell office:value-type="float" office:value="218016">
            <text:p>21801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53M23.868S">
            <text:p>12:53:23.8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779">
            <text:p>2779</text:p>
          </table:table-cell>
          <table:table-cell office:value-type="string">
            <text:p>Success</text:p>
          </table:table-cell>
          <table:table-cell office:value-type="float" office:value="218060">
            <text:p>218060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53M24.115S">
            <text:p>12:53:24.1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218011">
            <text:p>218011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53M21.048S">
            <text:p>12:53:21.0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635">
            <text:p>5635</text:p>
          </table:table-cell>
          <table:table-cell office:value-type="string">
            <text:p>Success</text:p>
          </table:table-cell>
          <table:table-cell office:value-type="float" office:value="217875">
            <text:p>217875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53M25.625S">
            <text:p>12:53:25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53M19.981S">
            <text:p>12:53:19.9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787">
            <text:p>6787</text:p>
          </table:table-cell>
          <table:table-cell office:value-type="string">
            <text:p>Success</text:p>
          </table:table-cell>
          <table:table-cell office:value-type="float" office:value="217343">
            <text:p>217343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53M23.54S">
            <text:p>12:53:23.5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283">
            <text:p>3283</text:p>
          </table:table-cell>
          <table:table-cell office:value-type="string">
            <text:p>Success</text:p>
          </table:table-cell>
          <table:table-cell office:value-type="float" office:value="218101">
            <text:p>218101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53M24.061S">
            <text:p>12:53:24.0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218101">
            <text:p>218101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53M23.732S">
            <text:p>12:53:23.7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134">
            <text:p>3134</text:p>
          </table:table-cell>
          <table:table-cell office:value-type="string">
            <text:p>Success</text:p>
          </table:table-cell>
          <table:table-cell office:value-type="float" office:value="218018">
            <text:p>218018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53M20.845S">
            <text:p>12:53:20.8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041">
            <text:p>6041</text:p>
          </table:table-cell>
          <table:table-cell office:value-type="string">
            <text:p>Success</text:p>
          </table:table-cell>
          <table:table-cell office:value-type="float" office:value="217870">
            <text:p>217870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53M21.004S">
            <text:p>12:53:21.0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897">
            <text:p>5897</text:p>
          </table:table-cell>
          <table:table-cell office:value-type="string">
            <text:p>Success</text:p>
          </table:table-cell>
          <table:table-cell office:value-type="float" office:value="218614">
            <text:p>218614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53M20.977S">
            <text:p>12:53:20.9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925">
            <text:p>5925</text:p>
          </table:table-cell>
          <table:table-cell office:value-type="string">
            <text:p>Success</text:p>
          </table:table-cell>
          <table:table-cell office:value-type="float" office:value="217833">
            <text:p>217833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53M19.824S">
            <text:p>12:53:19.8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083">
            <text:p>7083</text:p>
          </table:table-cell>
          <table:table-cell office:value-type="string">
            <text:p>Success</text:p>
          </table:table-cell>
          <table:table-cell office:value-type="float" office:value="217250">
            <text:p>217250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53M22.991S">
            <text:p>12:53:22.9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941">
            <text:p>3941</text:p>
          </table:table-cell>
          <table:table-cell office:value-type="string">
            <text:p>Success</text:p>
          </table:table-cell>
          <table:table-cell office:value-type="float" office:value="218016">
            <text:p>21801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53M23.862S">
            <text:p>12:53:23.8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218098">
            <text:p>218098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53M24.048S">
            <text:p>12:53:24.0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218053">
            <text:p>218053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53M23.604S">
            <text:p>12:53:23.6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399">
            <text:p>3399</text:p>
          </table:table-cell>
          <table:table-cell office:value-type="string">
            <text:p>Success</text:p>
          </table:table-cell>
          <table:table-cell office:value-type="float" office:value="66760">
            <text:p>66760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53M24.016S">
            <text:p>12:53:24.0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990">
            <text:p>2990</text:p>
          </table:table-cell>
          <table:table-cell office:value-type="string">
            <text:p>Success</text:p>
          </table:table-cell>
          <table:table-cell office:value-type="float" office:value="218066">
            <text:p>218066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53M23.874S">
            <text:p>12:53:23.8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53M20.752S">
            <text:p>12:53:20.7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262">
            <text:p>6262</text:p>
          </table:table-cell>
          <table:table-cell office:value-type="string">
            <text:p>Success</text:p>
          </table:table-cell>
          <table:table-cell office:value-type="float" office:value="217309">
            <text:p>217309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53M23.928S">
            <text:p>12:53:23.9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099">
            <text:p>3099</text:p>
          </table:table-cell>
          <table:table-cell office:value-type="string">
            <text:p>Success</text:p>
          </table:table-cell>
          <table:table-cell office:value-type="float" office:value="218060">
            <text:p>218060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53M23.028S">
            <text:p>12:53:23.0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011">
            <text:p>4011</text:p>
          </table:table-cell>
          <table:table-cell office:value-type="string">
            <text:p>Success</text:p>
          </table:table-cell>
          <table:table-cell office:value-type="float" office:value="218062">
            <text:p>218062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53M23.992S">
            <text:p>12:53:23.9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048">
            <text:p>3048</text:p>
          </table:table-cell>
          <table:table-cell office:value-type="string">
            <text:p>Success</text:p>
          </table:table-cell>
          <table:table-cell office:value-type="float" office:value="218029">
            <text:p>218029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53M23.297S">
            <text:p>12:53:23.3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759">
            <text:p>3759</text:p>
          </table:table-cell>
          <table:table-cell office:value-type="string">
            <text:p>Success</text:p>
          </table:table-cell>
          <table:table-cell office:value-type="float" office:value="218103">
            <text:p>218103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53M25.496S">
            <text:p>12:53:25.5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77">
            <text:p>1577</text:p>
          </table:table-cell>
          <table:table-cell office:value-type="string">
            <text:p>Success</text:p>
          </table:table-cell>
          <table:table-cell office:value-type="float" office:value="178944">
            <text:p>178944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53M20.189S">
            <text:p>12:53:20.1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6890">
            <text:p>6890</text:p>
          </table:table-cell>
          <table:table-cell office:value-type="string">
            <text:p>Success</text:p>
          </table:table-cell>
          <table:table-cell office:value-type="float" office:value="217537">
            <text:p>217537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53M20.79S">
            <text:p>12:53:20.7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297">
            <text:p>6297</text:p>
          </table:table-cell>
          <table:table-cell office:value-type="string">
            <text:p>Success</text:p>
          </table:table-cell>
          <table:table-cell office:value-type="float" office:value="217302">
            <text:p>217302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53M20.869S">
            <text:p>12:53:20.8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235">
            <text:p>6235</text:p>
          </table:table-cell>
          <table:table-cell office:value-type="string">
            <text:p>Success</text:p>
          </table:table-cell>
          <table:table-cell office:value-type="float" office:value="218610">
            <text:p>218610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53M20.892S">
            <text:p>12:53:20.8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216">
            <text:p>6216</text:p>
          </table:table-cell>
          <table:table-cell office:value-type="string">
            <text:p>Success</text:p>
          </table:table-cell>
          <table:table-cell office:value-type="float" office:value="218608">
            <text:p>218608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53M25.514S">
            <text:p>12:53:25.5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178946">
            <text:p>17894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53M23.859S">
            <text:p>12:53:23.8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297">
            <text:p>3297</text:p>
          </table:table-cell>
          <table:table-cell office:value-type="string">
            <text:p>Success</text:p>
          </table:table-cell>
          <table:table-cell office:value-type="float" office:value="218060">
            <text:p>218060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53M24.446S">
            <text:p>12:53:24.4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218102">
            <text:p>218102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53M26.035S">
            <text:p>12:53:26.0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58">
            <text:p>14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53M27.494S">
            <text:p>12:53:27.4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53M25.64S">
            <text:p>12:53:25.6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90">
            <text:p>189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53M26.218S">
            <text:p>12:53:26.2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53M27.525S">
            <text:p>12:53:27.5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53M27.531S">
            <text:p>12:53:27.53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53M26.935S">
            <text:p>12:53:26.9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53M27.561S">
            <text:p>12:53:27.5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53M26.521S">
            <text:p>12:53:26.5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53M26.548S">
            <text:p>12:53:26.5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53M26.467S">
            <text:p>12:53:26.4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05">
            <text:p>120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53M27.606S">
            <text:p>12:53:27.61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53M26.518S">
            <text:p>12:53:26.5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97">
            <text:p>11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53M27.673S">
            <text:p>12:53:27.6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53M27.648S">
            <text:p>12:53:27.6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53M27.716S">
            <text:p>12:53:27.7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53M27.735S">
            <text:p>12:53:27.7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53M27.757S">
            <text:p>12:53:27.7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53M23.779S">
            <text:p>12:53:23.7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22">
            <text:p>4722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53M27.139S">
            <text:p>12:53:27.1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19">
            <text:p>141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53M22.802S">
            <text:p>12:53:22.8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772">
            <text:p>5772</text:p>
          </table:table-cell>
          <table:table-cell office:value-type="string">
            <text:p>Success</text:p>
          </table:table-cell>
          <table:table-cell office:value-type="float" office:value="68479">
            <text:p>68479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53M23.114S">
            <text:p>12:53:23.1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65">
            <text:p>5465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53M27.074S">
            <text:p>12:53:27.0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53M27.005S">
            <text:p>12:53:27.01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95">
            <text:p>159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53M23.808S">
            <text:p>12:53:23.8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801">
            <text:p>4801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53M23.92S">
            <text:p>12:53:23.9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697">
            <text:p>4697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53M23.913S">
            <text:p>12:53:23.9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751">
            <text:p>4751</text:p>
          </table:table-cell>
          <table:table-cell office:value-type="string">
            <text:p>Success</text:p>
          </table:table-cell>
          <table:table-cell office:value-type="float" office:value="219990">
            <text:p>219990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53M23.896S">
            <text:p>12:53:23.9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854">
            <text:p>4854</text:p>
          </table:table-cell>
          <table:table-cell office:value-type="string">
            <text:p>Success</text:p>
          </table:table-cell>
          <table:table-cell office:value-type="float" office:value="219995">
            <text:p>219995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53M27.763S">
            <text:p>12:53:27.7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178960">
            <text:p>178960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53M27.85S">
            <text:p>12:53:27.8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178968">
            <text:p>178968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53M27.558S">
            <text:p>12:53:27.5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178971">
            <text:p>178971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53M25.487S">
            <text:p>12:53:25.4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53M26.826S">
            <text:p>12:53:26.8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144">
            <text:p>21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53M27.652S">
            <text:p>12:53:27.6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178980">
            <text:p>178980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53M27.552S">
            <text:p>12:53:27.5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80">
            <text:p>1480</text:p>
          </table:table-cell>
          <table:table-cell office:value-type="string">
            <text:p>Success</text:p>
          </table:table-cell>
          <table:table-cell office:value-type="float" office:value="178972">
            <text:p>178972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53M23.456S">
            <text:p>12:53:23.4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583">
            <text:p>5583</text:p>
          </table:table-cell>
          <table:table-cell office:value-type="string">
            <text:p>Success</text:p>
          </table:table-cell>
          <table:table-cell office:value-type="float" office:value="220011">
            <text:p>220011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53M29.033S">
            <text:p>12:53:29.0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53M27.619S">
            <text:p>12:53:27.6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178980">
            <text:p>178980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53M27.673S">
            <text:p>12:53:27.6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178981">
            <text:p>178981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53M27.717S">
            <text:p>12:53:27.7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178980">
            <text:p>178980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53M29.025S">
            <text:p>12:53:29.03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53M29.117S">
            <text:p>12:53:29.1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53M29.084S">
            <text:p>12:53:29.0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53M29.141S">
            <text:p>12:53:29.1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53M29.147S">
            <text:p>12:53:29.1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53M28.618S">
            <text:p>12:53:28.6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179001">
            <text:p>179001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53M28.559S">
            <text:p>12:53:28.5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53M28.575S">
            <text:p>12:53:28.58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45">
            <text:p>104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53M28.601S">
            <text:p>12:53:28.6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36782">
            <text:p>36782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53M29.415S">
            <text:p>12:53:29.4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53M28.58S">
            <text:p>12:53:28.5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53M28.971S">
            <text:p>12:53:28.9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19">
            <text:p>719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53M27.11S">
            <text:p>12:53:27.1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68620">
            <text:p>68620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53M28.943S">
            <text:p>12:53:28.9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53M27.01S">
            <text:p>12:53:27.0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832">
            <text:p>2832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53M23.006S">
            <text:p>12:53:23.0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858">
            <text:p>6858</text:p>
          </table:table-cell>
          <table:table-cell office:value-type="string">
            <text:p>Success</text:p>
          </table:table-cell>
          <table:table-cell office:value-type="float" office:value="68505">
            <text:p>68505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53M29.834S">
            <text:p>12:53:29.83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53M23.827S">
            <text:p>12:53:23.8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103">
            <text:p>6103</text:p>
          </table:table-cell>
          <table:table-cell office:value-type="string">
            <text:p>Success</text:p>
          </table:table-cell>
          <table:table-cell office:value-type="float" office:value="66782">
            <text:p>66782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53M29.635S">
            <text:p>12:53:29.6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36787">
            <text:p>36787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53M23.27S">
            <text:p>12:53:23.2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676">
            <text:p>6676</text:p>
          </table:table-cell>
          <table:table-cell office:value-type="string">
            <text:p>Success</text:p>
          </table:table-cell>
          <table:table-cell office:value-type="float" office:value="68505">
            <text:p>68505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53M29.634S">
            <text:p>12:53:29.6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53M29.902S">
            <text:p>12:53:29.9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53M29.717S">
            <text:p>12:53:29.7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53M28.502S">
            <text:p>12:53:28.5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56">
            <text:p>155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53M29.931S">
            <text:p>12:53:29.9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53M23.287S">
            <text:p>12:53:23.2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911">
            <text:p>6911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53M23.563S">
            <text:p>12:53:23.5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642">
            <text:p>6642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53M29.937S">
            <text:p>12:53:29.9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53589">
            <text:p>53589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53M23.723S">
            <text:p>12:53:23.7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514">
            <text:p>6514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53M23.261S">
            <text:p>12:53:23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88">
            <text:p>6988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53M29.865S">
            <text:p>12:53:29.8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53M30.059S">
            <text:p>12:53:30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36810">
            <text:p>36810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53M29.975S">
            <text:p>12:53:29.9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50889">
            <text:p>50889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53M28.788S">
            <text:p>12:53:28.7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53M30.297S">
            <text:p>12:53:30.3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53M30.424S">
            <text:p>12:53:30.4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53M30.442S">
            <text:p>12:53:30.4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53M30.226S">
            <text:p>12:53:30.2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53M30.497S">
            <text:p>12:53:30.5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53M30.481S">
            <text:p>12:53:30.4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53M30.282S">
            <text:p>12:53:30.2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53M27.015S">
            <text:p>12:53:27.0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681">
            <text:p>3681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53M30.546S">
            <text:p>12:53:30.5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53M30.238S">
            <text:p>12:53:30.2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53M28.61S">
            <text:p>12:53:28.6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200">
            <text:p>220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53M30.25S">
            <text:p>12:53:30.2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53M29.621S">
            <text:p>12:53:29.6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36807">
            <text:p>36807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53M30.206S">
            <text:p>12:53:30.21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53M30.634S">
            <text:p>12:53:30.63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53M29.947S">
            <text:p>12:53:29.9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53M29.498S">
            <text:p>12:53:29.5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36831">
            <text:p>36831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53M30.256S">
            <text:p>12:53:30.2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36831">
            <text:p>36831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53M27.03S">
            <text:p>12:53:27.0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974">
            <text:p>3974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53M23.651S">
            <text:p>12:53:23.6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362">
            <text:p>7362</text:p>
          </table:table-cell>
          <table:table-cell office:value-type="string">
            <text:p>Success</text:p>
          </table:table-cell>
          <table:table-cell office:value-type="float" office:value="66782">
            <text:p>66782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53M27.059S">
            <text:p>12:53:27.0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961">
            <text:p>3961</text:p>
          </table:table-cell>
          <table:table-cell office:value-type="string">
            <text:p>Success</text:p>
          </table:table-cell>
          <table:table-cell office:value-type="float" office:value="68670">
            <text:p>68670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53M29.958S">
            <text:p>12:53:29.9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53M26.991S">
            <text:p>12:53:26.9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049">
            <text:p>4049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53M29.129S">
            <text:p>12:53:29.1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924">
            <text:p>1924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53M30.26S">
            <text:p>12:53:30.2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53M28.847S">
            <text:p>12:53:28.8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219">
            <text:p>2219</text:p>
          </table:table-cell>
          <table:table-cell office:value-type="string">
            <text:p>Success</text:p>
          </table:table-cell>
          <table:table-cell office:value-type="float" office:value="43679">
            <text:p>43679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53M23.805S">
            <text:p>12:53:23.8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272">
            <text:p>7272</text:p>
          </table:table-cell>
          <table:table-cell office:value-type="string">
            <text:p>Success</text:p>
          </table:table-cell>
          <table:table-cell office:value-type="float" office:value="68505">
            <text:p>68505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53M30.937S">
            <text:p>12:53:30.9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53M23.141S">
            <text:p>12:53:23.1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938">
            <text:p>7938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53M23.872S">
            <text:p>12:53:23.8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215">
            <text:p>7215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53M23.822S">
            <text:p>12:53:23.8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265">
            <text:p>7265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53M23.817S">
            <text:p>12:53:23.8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275">
            <text:p>7275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53M23.329S">
            <text:p>12:53:23.3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765">
            <text:p>7765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53M23.739S">
            <text:p>12:53:23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356">
            <text:p>7356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53M22.998S">
            <text:p>12:53:23.0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099">
            <text:p>8099</text:p>
          </table:table-cell>
          <table:table-cell office:value-type="string">
            <text:p>Success</text:p>
          </table:table-cell>
          <table:table-cell office:value-type="float" office:value="68505">
            <text:p>68505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53M23.467S">
            <text:p>12:53:23.4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631">
            <text:p>7631</text:p>
          </table:table-cell>
          <table:table-cell office:value-type="string">
            <text:p>Success</text:p>
          </table:table-cell>
          <table:table-cell office:value-type="float" office:value="68505">
            <text:p>68505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53M29.691S">
            <text:p>12:53:29.69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19">
            <text:p>141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53M29.843S">
            <text:p>12:53:29.84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73">
            <text:p>127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53M29.165S">
            <text:p>12:53:29.1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50906">
            <text:p>50906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53M23.932S">
            <text:p>12:53:23.9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208">
            <text:p>7208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53M29.111S">
            <text:p>12:53:29.1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36">
            <text:p>2036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53M23.582S">
            <text:p>12:53:23.5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567">
            <text:p>7567</text:p>
          </table:table-cell>
          <table:table-cell office:value-type="string">
            <text:p>Success</text:p>
          </table:table-cell>
          <table:table-cell office:value-type="float" office:value="68477">
            <text:p>68477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53M31.067S">
            <text:p>12:53:31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53M23.664S">
            <text:p>12:53:23.6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498">
            <text:p>7498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53M28.588S">
            <text:p>12:53:28.5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36830">
            <text:p>36830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53M26.458S">
            <text:p>12:53:26.4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710">
            <text:p>4710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53M31.081S">
            <text:p>12:53:31.0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53M23.475S">
            <text:p>12:53:23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707">
            <text:p>7707</text:p>
          </table:table-cell>
          <table:table-cell office:value-type="string">
            <text:p>Success</text:p>
          </table:table-cell>
          <table:table-cell office:value-type="float" office:value="66782">
            <text:p>66782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53M22.976S">
            <text:p>12:53:22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209">
            <text:p>8209</text:p>
          </table:table-cell>
          <table:table-cell office:value-type="string">
            <text:p>Success</text:p>
          </table:table-cell>
          <table:table-cell office:value-type="float" office:value="68481">
            <text:p>68481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53M26.758S">
            <text:p>12:53:26.76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430">
            <text:p>443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53M23.68S">
            <text:p>12:53:23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515">
            <text:p>7515</text:p>
          </table:table-cell>
          <table:table-cell office:value-type="string">
            <text:p>Success</text:p>
          </table:table-cell>
          <table:table-cell office:value-type="float" office:value="68508">
            <text:p>68508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53M27.162S">
            <text:p>12:53:27.1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056">
            <text:p>4056</text:p>
          </table:table-cell>
          <table:table-cell office:value-type="string">
            <text:p>Success</text:p>
          </table:table-cell>
          <table:table-cell office:value-type="float" office:value="68668">
            <text:p>68668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53M30.526S">
            <text:p>12:53:30.5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53M31.227S">
            <text:p>12:53:31.2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53M31.164S">
            <text:p>12:53:31.1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53M30.712S">
            <text:p>12:53:30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53M31.272S">
            <text:p>12:53:31.2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53M31.258S">
            <text:p>12:53:31.2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53M31.054S">
            <text:p>12:53:31.0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53M31.291S">
            <text:p>12:53:31.29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53M31.331S">
            <text:p>12:53:31.3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53M31.344S">
            <text:p>12:53:31.3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53M31.308S">
            <text:p>12:53:31.31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53M31.348S">
            <text:p>12:53:31.3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53M31.03S">
            <text:p>12:53:31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53M31.365S">
            <text:p>12:53:31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5797">
            <text:p>5797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53M31.479S">
            <text:p>12:53:31.4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53M31.455S">
            <text:p>12:53:31.4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53M31.439S">
            <text:p>12:53:31.4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46">
            <text:p>23546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53M30.897S">
            <text:p>12:53:30.9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53M31.51S">
            <text:p>12:53:31.5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53M29.658S">
            <text:p>12:53:29.6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36835">
            <text:p>36835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53M31.512S">
            <text:p>12:53:31.5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53M31.005S">
            <text:p>12:53:31.0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34">
            <text:p>63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53M31.561S">
            <text:p>12:53:31.5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53M23.747S">
            <text:p>12:53:23.7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917">
            <text:p>7917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53M31.648S">
            <text:p>12:53:31.6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53M30.96S">
            <text:p>12:53:30.9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92">
            <text:p>792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53M30.902S">
            <text:p>12:53:30.9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53M31.765S">
            <text:p>12:53:31.7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53M31.519S">
            <text:p>12:53:31.5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53M31.82S">
            <text:p>12:53:31.8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53M31.839S">
            <text:p>12:53:31.8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53M31.174S">
            <text:p>12:53:31.1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53M31.881S">
            <text:p>12:53:31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53M31.123S">
            <text:p>12:53:31.1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53M31.923S">
            <text:p>12:53:31.92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53M31.909S">
            <text:p>12:53:31.9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53M31.15S">
            <text:p>12:53:31.1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53M31.164S">
            <text:p>12:53:31.1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506">
            <text:p>150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53M31.968S">
            <text:p>12:53:31.9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53M31.148S">
            <text:p>12:53:31.1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17">
            <text:p>1717</text:p>
          </table:table-cell>
          <table:table-cell office:value-type="string">
            <text:p>Success</text:p>
          </table:table-cell>
          <table:table-cell office:value-type="float" office:value="23257">
            <text:p>23257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53M32.866S">
            <text:p>12:53:32.8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53M31.144S">
            <text:p>12:53:31.1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53M32.884S">
            <text:p>12:53:32.8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53M31.857S">
            <text:p>12:53:31.8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10580">
            <text:p>10580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53M31.945S">
            <text:p>12:53:31.9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53M32.958S">
            <text:p>12:53:32.9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53M32.932S">
            <text:p>12:53:32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53M32.986S">
            <text:p>12:53:32.9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53M31.708S">
            <text:p>12:53:31.7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53M33.123S">
            <text:p>12:53:33.1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53M33.151S">
            <text:p>12:53:33.15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53M31.633S">
            <text:p>12:53:31.6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53M31.081S">
            <text:p>12:53:31.0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09">
            <text:p>220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53M31.622S">
            <text:p>12:53:31.6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53M31.665S">
            <text:p>12:53:31.6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87">
            <text:p>1687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53M30.199S">
            <text:p>12:53:30.2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62">
            <text:p>316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53M32.661S">
            <text:p>12:53:32.66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53M33.284S">
            <text:p>12:53:33.2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53M33.243S">
            <text:p>12:53:33.2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53M30.925S">
            <text:p>12:53:30.9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55">
            <text:p>2555</text:p>
          </table:table-cell>
          <table:table-cell office:value-type="string">
            <text:p>Success</text:p>
          </table:table-cell>
          <table:table-cell office:value-type="float" office:value="36938">
            <text:p>36938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53M31.093S">
            <text:p>12:53:31.0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30">
            <text:p>243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53M30.044S">
            <text:p>12:53:30.0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493">
            <text:p>349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53M32.93S">
            <text:p>12:53:32.93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53M31.187S">
            <text:p>12:53:31.19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60">
            <text:p>236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53M31.169S">
            <text:p>12:53:31.17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87">
            <text:p>238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53M31.088S">
            <text:p>12:53:31.0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13">
            <text:p>251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53M31.099S">
            <text:p>12:53:31.1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05">
            <text:p>250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53M31.099S">
            <text:p>12:53:31.1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29">
            <text:p>252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53M26.505S">
            <text:p>12:53:26.5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150">
            <text:p>7150</text:p>
          </table:table-cell>
          <table:table-cell office:value-type="string">
            <text:p>Success</text:p>
          </table:table-cell>
          <table:table-cell office:value-type="float" office:value="68638">
            <text:p>68638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53M26.86S">
            <text:p>12:53:26.8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799">
            <text:p>6799</text:p>
          </table:table-cell>
          <table:table-cell office:value-type="string">
            <text:p>Success</text:p>
          </table:table-cell>
          <table:table-cell office:value-type="float" office:value="68670">
            <text:p>68670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53M23.777S">
            <text:p>12:53:23.7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894">
            <text:p>9894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53M23.318S">
            <text:p>12:53:23.3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364">
            <text:p>10364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53M28.896S">
            <text:p>12:53:28.9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840">
            <text:p>4840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53M28.753S">
            <text:p>12:53:28.7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989">
            <text:p>4989</text:p>
          </table:table-cell>
          <table:table-cell office:value-type="string">
            <text:p>Success</text:p>
          </table:table-cell>
          <table:table-cell office:value-type="float" office:value="68668">
            <text:p>68668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53M31.754S">
            <text:p>12:53:31.7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37891">
            <text:p>37891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53M33.425S">
            <text:p>12:53:33.4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9807">
            <text:p>9807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53M31.183S">
            <text:p>12:53:31.1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53M32.955S">
            <text:p>12:53:32.9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14552">
            <text:p>14552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53M31.088S">
            <text:p>12:53:31.0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53M32.671S">
            <text:p>12:53:32.67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53M31.487S">
            <text:p>12:53:31.4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31">
            <text:p>2331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53M26.889S">
            <text:p>12:53:26.8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938">
            <text:p>6938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53M27.018S">
            <text:p>12:53:27.0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811">
            <text:p>6811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53M33.743S">
            <text:p>12:53:33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53M27.044S">
            <text:p>12:53:27.0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798">
            <text:p>6798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53M23.76S">
            <text:p>12:53:23.7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086">
            <text:p>10086</text:p>
          </table:table-cell>
          <table:table-cell office:value-type="string">
            <text:p>Success</text:p>
          </table:table-cell>
          <table:table-cell office:value-type="float" office:value="68503">
            <text:p>68503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53M31.096S">
            <text:p>12:53:31.10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50">
            <text:p>275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53M33.4S">
            <text:p>12:53:33.40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53M26.458S">
            <text:p>12:53:26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395">
            <text:p>7395</text:p>
          </table:table-cell>
          <table:table-cell office:value-type="string">
            <text:p>Success</text:p>
          </table:table-cell>
          <table:table-cell office:value-type="float" office:value="68670">
            <text:p>68670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53M30.879S">
            <text:p>12:53:30.8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36937">
            <text:p>36937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53M26.649S">
            <text:p>12:53:26.6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208">
            <text:p>7208</text:p>
          </table:table-cell>
          <table:table-cell office:value-type="string">
            <text:p>Success</text:p>
          </table:table-cell>
          <table:table-cell office:value-type="float" office:value="68664">
            <text:p>68664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53M30.771S">
            <text:p>12:53:30.7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092">
            <text:p>3092</text:p>
          </table:table-cell>
          <table:table-cell office:value-type="string">
            <text:p>Success</text:p>
          </table:table-cell>
          <table:table-cell office:value-type="float" office:value="36937">
            <text:p>36937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53M26.607S">
            <text:p>12:53:26.6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256">
            <text:p>7256</text:p>
          </table:table-cell>
          <table:table-cell office:value-type="string">
            <text:p>Success</text:p>
          </table:table-cell>
          <table:table-cell office:value-type="float" office:value="68638">
            <text:p>68638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53M26.68S">
            <text:p>12:53:26.6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184">
            <text:p>7184</text:p>
          </table:table-cell>
          <table:table-cell office:value-type="string">
            <text:p>Success</text:p>
          </table:table-cell>
          <table:table-cell office:value-type="float" office:value="68616">
            <text:p>68616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53M26.905S">
            <text:p>12:53:26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960">
            <text:p>6960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53M27.161S">
            <text:p>12:53:27.1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708">
            <text:p>6708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53M25.653S">
            <text:p>12:53:25.6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227">
            <text:p>8227</text:p>
          </table:table-cell>
          <table:table-cell office:value-type="string">
            <text:p>Success</text:p>
          </table:table-cell>
          <table:table-cell office:value-type="float" office:value="68481">
            <text:p>68481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53M26.771S">
            <text:p>12:53:26.7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116">
            <text:p>7116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53M31.64S">
            <text:p>12:53:31.6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249">
            <text:p>2249</text:p>
          </table:table-cell>
          <table:table-cell office:value-type="string">
            <text:p>Success</text:p>
          </table:table-cell>
          <table:table-cell office:value-type="float" office:value="36941">
            <text:p>36941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53M27.081S">
            <text:p>12:53:27.0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6809">
            <text:p>6809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53M31.117S">
            <text:p>12:53:31.1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74">
            <text:p>2774</text:p>
          </table:table-cell>
          <table:table-cell office:value-type="string">
            <text:p>Success</text:p>
          </table:table-cell>
          <table:table-cell office:value-type="float" office:value="36940">
            <text:p>36940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53M30.151S">
            <text:p>12:53:30.1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41">
            <text:p>3741</text:p>
          </table:table-cell>
          <table:table-cell office:value-type="string">
            <text:p>Success</text:p>
          </table:table-cell>
          <table:table-cell office:value-type="float" office:value="36830">
            <text:p>36830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53M27.089S">
            <text:p>12:53:27.0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804">
            <text:p>6804</text:p>
          </table:table-cell>
          <table:table-cell office:value-type="string">
            <text:p>Success</text:p>
          </table:table-cell>
          <table:table-cell office:value-type="float" office:value="68797">
            <text:p>68797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53M26.148S">
            <text:p>12:53:26.1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747">
            <text:p>7747</text:p>
          </table:table-cell>
          <table:table-cell office:value-type="string">
            <text:p>Success</text:p>
          </table:table-cell>
          <table:table-cell office:value-type="float" office:value="68647">
            <text:p>68647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53M31.167S">
            <text:p>12:53:31.1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53716">
            <text:p>53716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53M26.264S">
            <text:p>12:53:26.2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638">
            <text:p>7638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53M26.686S">
            <text:p>12:53:26.6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216">
            <text:p>7216</text:p>
          </table:table-cell>
          <table:table-cell office:value-type="string">
            <text:p>Success</text:p>
          </table:table-cell>
          <table:table-cell office:value-type="float" office:value="68668">
            <text:p>68668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53M26.869S">
            <text:p>12:53:26.8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035">
            <text:p>7035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53M23.83S">
            <text:p>12:53:23.8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075">
            <text:p>10075</text:p>
          </table:table-cell>
          <table:table-cell office:value-type="string">
            <text:p>Success</text:p>
          </table:table-cell>
          <table:table-cell office:value-type="float" office:value="68481">
            <text:p>68481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53M27.11S">
            <text:p>12:53:27.1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806">
            <text:p>6806</text:p>
          </table:table-cell>
          <table:table-cell office:value-type="string">
            <text:p>Success</text:p>
          </table:table-cell>
          <table:table-cell office:value-type="float" office:value="68642">
            <text:p>68642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53M33.847S">
            <text:p>12:53:33.8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53M29.209S">
            <text:p>12:53:29.2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738">
            <text:p>4738</text:p>
          </table:table-cell>
          <table:table-cell office:value-type="string">
            <text:p>Success</text:p>
          </table:table-cell>
          <table:table-cell office:value-type="float" office:value="51011">
            <text:p>51011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53M33.841S">
            <text:p>12:53:33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53M25.878S">
            <text:p>12:53:25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072">
            <text:p>8072</text:p>
          </table:table-cell>
          <table:table-cell office:value-type="string">
            <text:p>Success</text:p>
          </table:table-cell>
          <table:table-cell office:value-type="float" office:value="68620">
            <text:p>68620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53M31.059S">
            <text:p>12:53:31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94">
            <text:p>2894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53M33.014S">
            <text:p>12:53:33.0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179046">
            <text:p>179046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53M33.954S">
            <text:p>12:53:33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53M33.918S">
            <text:p>12:53:33.9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9807">
            <text:p>9807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53M33.975S">
            <text:p>12:53:33.9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53M33.949S">
            <text:p>12:53:33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53M33.992S">
            <text:p>12:53:33.9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53M33.828S">
            <text:p>12:53:33.8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53M34.112S">
            <text:p>12:53:34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53M34.016S">
            <text:p>12:53:34.0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53M34.085S">
            <text:p>12:53:34.0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53M33.83S">
            <text:p>12:53:33.8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53M34.174S">
            <text:p>12:53:34.1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53M34.198S">
            <text:p>12:53:34.2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53M33.799S">
            <text:p>12:53:33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53M34.243S">
            <text:p>12:53:34.2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807">
            <text:p>9807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53M33.807S">
            <text:p>12:53:33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36957">
            <text:p>36957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53M33.629S">
            <text:p>12:53:33.6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36958">
            <text:p>36958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53M34.242S">
            <text:p>12:53:34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4890">
            <text:p>24890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53M33.672S">
            <text:p>12:53:33.6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53M33.481S">
            <text:p>12:53:33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53M33.737S">
            <text:p>12:53:33.7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4890">
            <text:p>24890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53M34.546S">
            <text:p>12:53:34.5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53M32.68S">
            <text:p>12:53:32.6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73295">
            <text:p>7329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53M33.656S">
            <text:p>12:53:33.6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53M33.948S">
            <text:p>12:53:33.9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53M33.684S">
            <text:p>12:53:33.6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53M34.564S">
            <text:p>12:53:34.5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53M34.611S">
            <text:p>12:53:34.6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53M34.653S">
            <text:p>12:53:34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53M34.567S">
            <text:p>12:53:34.5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53M34.71S">
            <text:p>12:53:34.7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53M34.728S">
            <text:p>12:53:34.7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53M34.701S">
            <text:p>12:53:34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53M34.744S">
            <text:p>12:53:34.7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53M33.894S">
            <text:p>12:53:33.8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27">
            <text:p>927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53M34.786S">
            <text:p>12:53:34.7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53M33.906S">
            <text:p>12:53:33.9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53M33.897S">
            <text:p>12:53:33.9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53M34.996S">
            <text:p>12:53:35.00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53M33.892S">
            <text:p>12:53:33.8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53M33.889S">
            <text:p>12:53:33.8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53M33.87S">
            <text:p>12:53:33.8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44">
            <text:p>1244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53M33.865S">
            <text:p>12:53:33.8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304">
            <text:p>1304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53M33.856S">
            <text:p>12:53:33.8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53M33.881S">
            <text:p>12:53:33.8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53M33.893S">
            <text:p>12:53:33.8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53M33.866S">
            <text:p>12:53:33.8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23">
            <text:p>1423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53M33.864S">
            <text:p>12:53:33.8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53M35.019S">
            <text:p>12:53:35.0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53M35.449S">
            <text:p>12:53:35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53M33.903S">
            <text:p>12:53:33.9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53M34.204S">
            <text:p>12:53:34.2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24443">
            <text:p>24443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53M33.951S">
            <text:p>12:53:33.9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53M28.666S">
            <text:p>12:53:28.6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969">
            <text:p>6969</text:p>
          </table:table-cell>
          <table:table-cell office:value-type="string">
            <text:p>Success</text:p>
          </table:table-cell>
          <table:table-cell office:value-type="float" office:value="68653">
            <text:p>68653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53M34.749S">
            <text:p>12:53:34.7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53M33.38S">
            <text:p>12:53:33.3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271">
            <text:p>2271</text:p>
          </table:table-cell>
          <table:table-cell office:value-type="string">
            <text:p>Success</text:p>
          </table:table-cell>
          <table:table-cell office:value-type="float" office:value="37058">
            <text:p>37058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53M33.291S">
            <text:p>12:53:33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74">
            <text:p>2374</text:p>
          </table:table-cell>
          <table:table-cell office:value-type="string">
            <text:p>Success</text:p>
          </table:table-cell>
          <table:table-cell office:value-type="float" office:value="37062">
            <text:p>37062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53M35.65S">
            <text:p>12:53:35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53M34.402S">
            <text:p>12:53:34.4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53M35.671S">
            <text:p>12:53:35.6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53M34.413S">
            <text:p>12:53:34.4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53M35.75S">
            <text:p>12:53:35.7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53M35.75S">
            <text:p>12:53:35.7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53M34.665S">
            <text:p>12:53:34.6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33">
            <text:p>1133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53M35.8S">
            <text:p>12:53:35.8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53M35.78S">
            <text:p>12:53:35.7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0624">
            <text:p>10624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53M35.789S">
            <text:p>12:53:35.7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53M35.872S">
            <text:p>12:53:35.8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53M31.111S">
            <text:p>12:53:31.1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859">
            <text:p>4859</text:p>
          </table:table-cell>
          <table:table-cell office:value-type="string">
            <text:p>Success</text:p>
          </table:table-cell>
          <table:table-cell office:value-type="float" office:value="36936">
            <text:p>36936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53M26.91S">
            <text:p>12:53:26.9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062">
            <text:p>9062</text:p>
          </table:table-cell>
          <table:table-cell office:value-type="string">
            <text:p>Success</text:p>
          </table:table-cell>
          <table:table-cell office:value-type="float" office:value="68644">
            <text:p>68644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53M35.666S">
            <text:p>12:53:35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53M35.616S">
            <text:p>12:53:35.6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53M31.021S">
            <text:p>12:53:31.02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041">
            <text:p>504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53M31.041S">
            <text:p>12:53:31.04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041">
            <text:p>504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53M35.906S">
            <text:p>12:53:35.9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53M30.697S">
            <text:p>12:53:30.70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73">
            <text:p>547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53M31.196S">
            <text:p>12:53:31.2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005">
            <text:p>500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53M36.048S">
            <text:p>12:53:36.0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53M31.095S">
            <text:p>12:53:31.1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121">
            <text:p>512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53M31.22S">
            <text:p>12:53:31.22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003">
            <text:p>500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53M31.082S">
            <text:p>12:53:31.0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162">
            <text:p>516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53M33.548S">
            <text:p>12:53:33.5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08">
            <text:p>2708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53M33.743S">
            <text:p>12:53:33.74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29">
            <text:p>252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53M31.014S">
            <text:p>12:53:31.0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260">
            <text:p>526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53M31.189S">
            <text:p>12:53:31.1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108">
            <text:p>5108</text:p>
          </table:table-cell>
          <table:table-cell office:value-type="string">
            <text:p>Success</text:p>
          </table:table-cell>
          <table:table-cell office:value-type="float" office:value="36932">
            <text:p>36932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53M34.008S">
            <text:p>12:53:34.0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291">
            <text:p>2291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53M35.867S">
            <text:p>12:53:35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53M30.812S">
            <text:p>12:53:30.8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510">
            <text:p>5510</text:p>
          </table:table-cell>
          <table:table-cell office:value-type="string">
            <text:p>Success</text:p>
          </table:table-cell>
          <table:table-cell office:value-type="float" office:value="36937">
            <text:p>36937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53M30.902S">
            <text:p>12:53:30.9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427">
            <text:p>5427</text:p>
          </table:table-cell>
          <table:table-cell office:value-type="string">
            <text:p>Success</text:p>
          </table:table-cell>
          <table:table-cell office:value-type="float" office:value="36937">
            <text:p>36937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53M33.82S">
            <text:p>12:53:33.8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18095">
            <text:p>1809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53M34.294S">
            <text:p>12:53:34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55">
            <text:p>2055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53M26.139S">
            <text:p>12:53:26.1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0219">
            <text:p>10219</text:p>
          </table:table-cell>
          <table:table-cell office:value-type="string">
            <text:p>Success</text:p>
          </table:table-cell>
          <table:table-cell office:value-type="float" office:value="68797">
            <text:p>68797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53M31.241S">
            <text:p>12:53:31.24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127">
            <text:p>5127</text:p>
          </table:table-cell>
          <table:table-cell office:value-type="string">
            <text:p>Success</text:p>
          </table:table-cell>
          <table:table-cell office:value-type="float" office:value="57346">
            <text:p>57346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53M26.501S">
            <text:p>12:53:26.5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874">
            <text:p>9874</text:p>
          </table:table-cell>
          <table:table-cell office:value-type="string">
            <text:p>Success</text:p>
          </table:table-cell>
          <table:table-cell office:value-type="float" office:value="68670">
            <text:p>68670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53M25.61S">
            <text:p>12:53:25.6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773">
            <text:p>10773</text:p>
          </table:table-cell>
          <table:table-cell office:value-type="string">
            <text:p>Success</text:p>
          </table:table-cell>
          <table:table-cell office:value-type="float" office:value="68638">
            <text:p>68638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53M27.043S">
            <text:p>12:53:27.0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9357">
            <text:p>9357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53M26.104S">
            <text:p>12:53:26.1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308">
            <text:p>10308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53M35.971S">
            <text:p>12:53:35.9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53836">
            <text:p>53836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53M26.335S">
            <text:p>12:53:26.3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092">
            <text:p>10092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53M35.992S">
            <text:p>12:53:35.9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38338">
            <text:p>3833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53M31.55S">
            <text:p>12:53:31.5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91">
            <text:p>4891</text:p>
          </table:table-cell>
          <table:table-cell office:value-type="string">
            <text:p>Success</text:p>
          </table:table-cell>
          <table:table-cell office:value-type="float" office:value="37891">
            <text:p>37891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53M26.422S">
            <text:p>12:53:26.4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0051">
            <text:p>10051</text:p>
          </table:table-cell>
          <table:table-cell office:value-type="string">
            <text:p>Success</text:p>
          </table:table-cell>
          <table:table-cell office:value-type="float" office:value="68670">
            <text:p>68670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53M29.041S">
            <text:p>12:53:29.0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432">
            <text:p>7432</text:p>
          </table:table-cell>
          <table:table-cell office:value-type="string">
            <text:p>Success</text:p>
          </table:table-cell>
          <table:table-cell office:value-type="float" office:value="68648">
            <text:p>68648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53M33.847S">
            <text:p>12:53:33.8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30">
            <text:p>2630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53M26.969S">
            <text:p>12:53:26.9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515">
            <text:p>9515</text:p>
          </table:table-cell>
          <table:table-cell office:value-type="string">
            <text:p>Success</text:p>
          </table:table-cell>
          <table:table-cell office:value-type="float" office:value="68670">
            <text:p>68670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53M33.801S">
            <text:p>12:53:33.8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84">
            <text:p>2684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53M33.605S">
            <text:p>12:53:33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881">
            <text:p>2881</text:p>
          </table:table-cell>
          <table:table-cell office:value-type="string">
            <text:p>Success</text:p>
          </table:table-cell>
          <table:table-cell office:value-type="float" office:value="37078">
            <text:p>37078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53M33.76S">
            <text:p>12:53:33.7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730">
            <text:p>2730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53M33.354S">
            <text:p>12:53:33.3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144">
            <text:p>314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53M36.205S">
            <text:p>12:53:36.2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53M36.312S">
            <text:p>12:53:36.3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18095">
            <text:p>1809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53M36.435S">
            <text:p>12:53:36.4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53M31.788S">
            <text:p>12:53:31.7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766">
            <text:p>4766</text:p>
          </table:table-cell>
          <table:table-cell office:value-type="string">
            <text:p>Success</text:p>
          </table:table-cell>
          <table:table-cell office:value-type="float" office:value="51864">
            <text:p>51864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53M33.843S">
            <text:p>12:53:33.84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53M33.903S">
            <text:p>12:53:33.9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69">
            <text:p>266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53M36.3S">
            <text:p>12:53:36.3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18095">
            <text:p>1809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53M29.188S">
            <text:p>12:53:29.1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7396">
            <text:p>7396</text:p>
          </table:table-cell>
          <table:table-cell office:value-type="string">
            <text:p>Success</text:p>
          </table:table-cell>
          <table:table-cell office:value-type="float" office:value="51151">
            <text:p>51151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53M33.524S">
            <text:p>12:53:33.5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069">
            <text:p>3069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53M33.858S">
            <text:p>12:53:33.86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43">
            <text:p>274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53M33.362S">
            <text:p>12:53:33.3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242">
            <text:p>3242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53M33.66S">
            <text:p>12:53:33.66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46">
            <text:p>294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53M35.973S">
            <text:p>12:53:35.9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53M36.541S">
            <text:p>12:53:36.5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53M36.539S">
            <text:p>12:53:36.5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53M36.323S">
            <text:p>12:53:36.3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179004">
            <text:p>179004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53M36.65S">
            <text:p>12:53:36.6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53M36.257S">
            <text:p>12:53:36.2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53M36.114S">
            <text:p>12:53:36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53M36.33S">
            <text:p>12:53:36.3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53M36.756S">
            <text:p>12:53:36.7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53M36.298S">
            <text:p>12:53:36.3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53M36.377S">
            <text:p>12:53:36.3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53M36.338S">
            <text:p>12:53:36.3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179002">
            <text:p>179002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53M37.082S">
            <text:p>12:53:37.0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53M37.102S">
            <text:p>12:53:37.1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53M37.138S">
            <text:p>12:53:37.1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53M37.17S">
            <text:p>12:53:37.17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53M37.202S">
            <text:p>12:53:37.2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53M34.822S">
            <text:p>12:53:34.82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53M34.538S">
            <text:p>12:53:34.5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31">
            <text:p>2931</text:p>
          </table:table-cell>
          <table:table-cell office:value-type="string">
            <text:p>Success</text:p>
          </table:table-cell>
          <table:table-cell office:value-type="float" office:value="38338">
            <text:p>38338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53M33.918S">
            <text:p>12:53:33.9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56">
            <text:p>355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53M36.42S">
            <text:p>12:53:36.4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53M37.47S">
            <text:p>12:53:37.4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53M36.442S">
            <text:p>12:53:36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26077">
            <text:p>26077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53M37.482S">
            <text:p>12:53:37.48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53M37.498S">
            <text:p>12:53:37.5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53M37.496S">
            <text:p>12:53:37.5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53M37.515S">
            <text:p>12:53:37.5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53M37.534S">
            <text:p>12:53:37.5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53M37.549S">
            <text:p>12:53:37.5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53M37.23S">
            <text:p>12:53:37.2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53M37.61S">
            <text:p>12:53:37.61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53M37.567S">
            <text:p>12:53:37.5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53M37.619S">
            <text:p>12:53:37.62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53M37.627S">
            <text:p>12:53:37.63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53M37.589S">
            <text:p>12:53:37.5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53M36.586S">
            <text:p>12:53:36.5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53M37.701S">
            <text:p>12:53:37.70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53M36.974S">
            <text:p>12:53:36.9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6524">
            <text:p>26524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53M34.915S">
            <text:p>12:53:34.92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270">
            <text:p>327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53M37.027S">
            <text:p>12:53:37.03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53M33.847S">
            <text:p>12:53:33.8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403">
            <text:p>440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53M33.888S">
            <text:p>12:53:33.89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369">
            <text:p>436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53M33.895S">
            <text:p>12:53:33.9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370">
            <text:p>437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53M36.401S">
            <text:p>12:53:36.40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53M36.474S">
            <text:p>12:53:36.47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53M35.058S">
            <text:p>12:53:35.0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221">
            <text:p>322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53M37.464S">
            <text:p>12:53:37.4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53M36.726S">
            <text:p>12:53:36.7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62">
            <text:p>1562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53M36.5S">
            <text:p>12:53:36.5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793">
            <text:p>1793</text:p>
          </table:table-cell>
          <table:table-cell office:value-type="string">
            <text:p>Success</text:p>
          </table:table-cell>
          <table:table-cell office:value-type="float" office:value="37111">
            <text:p>37111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53M36.202S">
            <text:p>12:53:36.2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06">
            <text:p>2106</text:p>
          </table:table-cell>
          <table:table-cell office:value-type="string">
            <text:p>Success</text:p>
          </table:table-cell>
          <table:table-cell office:value-type="float" office:value="37111">
            <text:p>37111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53M38.28S">
            <text:p>12:53:38.2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53M36.555S">
            <text:p>12:53:36.5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68">
            <text:p>1768</text:p>
          </table:table-cell>
          <table:table-cell office:value-type="string">
            <text:p>Success</text:p>
          </table:table-cell>
          <table:table-cell office:value-type="float" office:value="18709">
            <text:p>18709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53M36.647S">
            <text:p>12:53:36.6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53M38.316S">
            <text:p>12:53:38.3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53M37.624S">
            <text:p>12:53:37.6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26524">
            <text:p>26524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53M38.29S">
            <text:p>12:53:38.2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6524">
            <text:p>26524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53M38.42S">
            <text:p>12:53:38.4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53M38.36S">
            <text:p>12:53:38.3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53M38.445S">
            <text:p>12:53:38.4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53M38.458S">
            <text:p>12:53:38.46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53M38.49S">
            <text:p>12:53:38.4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53M38.543S">
            <text:p>12:53:38.5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53M34.579S">
            <text:p>12:53:34.58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081">
            <text:p>408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53M36.679S">
            <text:p>12:53:36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90">
            <text:p>1990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53M33.864S">
            <text:p>12:53:33.86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809">
            <text:p>480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53M36.359S">
            <text:p>12:53:36.36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23">
            <text:p>232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53M33.539S">
            <text:p>12:53:33.5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37086">
            <text:p>37086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53M35.465S">
            <text:p>12:53:35.4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236">
            <text:p>3236</text:p>
          </table:table-cell>
          <table:table-cell office:value-type="string">
            <text:p>Success</text:p>
          </table:table-cell>
          <table:table-cell office:value-type="float" office:value="57491">
            <text:p>57491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53M36.35S">
            <text:p>12:53:36.3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363">
            <text:p>2363</text:p>
          </table:table-cell>
          <table:table-cell office:value-type="string">
            <text:p>Success</text:p>
          </table:table-cell>
          <table:table-cell office:value-type="float" office:value="18129">
            <text:p>18129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53M38.512S">
            <text:p>12:53:38.5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5708">
            <text:p>25708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53M26.219S">
            <text:p>12:53:26.2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516">
            <text:p>12516</text:p>
          </table:table-cell>
          <table:table-cell office:value-type="string">
            <text:p>Success</text:p>
          </table:table-cell>
          <table:table-cell office:value-type="float" office:value="68690">
            <text:p>68690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53M33.89S">
            <text:p>12:53:33.89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847">
            <text:p>484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53M35.116S">
            <text:p>12:53:35.12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627">
            <text:p>362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53M33.548S">
            <text:p>12:53:33.5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196">
            <text:p>5196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53M33.557S">
            <text:p>12:53:33.5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99">
            <text:p>5199</text:p>
          </table:table-cell>
          <table:table-cell office:value-type="string">
            <text:p>Success</text:p>
          </table:table-cell>
          <table:table-cell office:value-type="float" office:value="37081">
            <text:p>37081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53M33.32S">
            <text:p>12:53:33.3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46">
            <text:p>5446</text:p>
          </table:table-cell>
          <table:table-cell office:value-type="string">
            <text:p>Success</text:p>
          </table:table-cell>
          <table:table-cell office:value-type="float" office:value="44760">
            <text:p>44760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53M32.974S">
            <text:p>12:53:32.9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797">
            <text:p>5797</text:p>
          </table:table-cell>
          <table:table-cell office:value-type="string">
            <text:p>Success</text:p>
          </table:table-cell>
          <table:table-cell office:value-type="float" office:value="51993">
            <text:p>51993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53M26.904S">
            <text:p>12:53:26.9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878">
            <text:p>11878</text:p>
          </table:table-cell>
          <table:table-cell office:value-type="string">
            <text:p>Success</text:p>
          </table:table-cell>
          <table:table-cell office:value-type="float" office:value="68797">
            <text:p>68797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53M38.768S">
            <text:p>12:53:38.7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53M38.798S">
            <text:p>12:53:38.8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53M38.837S">
            <text:p>12:53:38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53M38.877S">
            <text:p>12:53:38.8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53M34.237S">
            <text:p>12:53:34.24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884">
            <text:p>588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53M33.795S">
            <text:p>12:53:33.8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335">
            <text:p>6335</text:p>
          </table:table-cell>
          <table:table-cell office:value-type="string">
            <text:p>Success</text:p>
          </table:table-cell>
          <table:table-cell office:value-type="float" office:value="37077">
            <text:p>37077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53M34.171S">
            <text:p>12:53:34.1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987">
            <text:p>598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53M33.905S">
            <text:p>12:53:33.91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259">
            <text:p>625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53M33.603S">
            <text:p>12:53:33.6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563">
            <text:p>6563</text:p>
          </table:table-cell>
          <table:table-cell office:value-type="string">
            <text:p>Success</text:p>
          </table:table-cell>
          <table:table-cell office:value-type="float" office:value="36332">
            <text:p>36332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53M35.517S">
            <text:p>12:53:35.52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660">
            <text:p>466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53M34.519S">
            <text:p>12:53:34.52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66">
            <text:p>566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53M35.637S">
            <text:p>12:53:35.64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550">
            <text:p>455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53M33.854S">
            <text:p>12:53:33.8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334">
            <text:p>633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53M38.702S">
            <text:p>12:53:38.7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18680">
            <text:p>18680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53M34.625S">
            <text:p>12:53:34.6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570">
            <text:p>557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53M35.242S">
            <text:p>12:53:35.2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953">
            <text:p>495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53M35.29S">
            <text:p>12:53:35.29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910">
            <text:p>491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53M35.17S">
            <text:p>12:53:35.17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036">
            <text:p>503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53M35.622S">
            <text:p>12:53:35.6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599">
            <text:p>4599</text:p>
          </table:table-cell>
          <table:table-cell office:value-type="string">
            <text:p>Success</text:p>
          </table:table-cell>
          <table:table-cell office:value-type="float" office:value="37081">
            <text:p>37081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53M35.227S">
            <text:p>12:53:35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05">
            <text:p>5005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53M35.716S">
            <text:p>12:53:35.7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519">
            <text:p>4519</text:p>
          </table:table-cell>
          <table:table-cell office:value-type="string">
            <text:p>Success</text:p>
          </table:table-cell>
          <table:table-cell office:value-type="float" office:value="38338">
            <text:p>38338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53M34.846S">
            <text:p>12:53:34.8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394">
            <text:p>5394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53M35.04S">
            <text:p>12:53:35.0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201">
            <text:p>520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53M38.954S">
            <text:p>12:53:38.9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28983">
            <text:p>28983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53M40.233S">
            <text:p>12:53:40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53M40.243S">
            <text:p>12:53:40.2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5708">
            <text:p>25708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53M40.307S">
            <text:p>12:53:40.3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53M40.26S">
            <text:p>12:53:40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53M40.33S">
            <text:p>12:53:40.3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53M40.34S">
            <text:p>12:53:40.3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53M40.384S">
            <text:p>12:53:40.3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53M40.393S">
            <text:p>12:53:40.3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53M40.436S">
            <text:p>12:53:40.4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53M37.499S">
            <text:p>12:53:37.5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479">
            <text:p>3479</text:p>
          </table:table-cell>
          <table:table-cell office:value-type="string">
            <text:p>Success</text:p>
          </table:table-cell>
          <table:table-cell office:value-type="float" office:value="176927">
            <text:p>176927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53M40.979S">
            <text:p>12:53:40.9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53M40.444S">
            <text:p>12:53:40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10">
            <text:p>710</text:p>
          </table:table-cell>
          <table:table-cell office:value-type="string">
            <text:p>Success</text:p>
          </table:table-cell>
          <table:table-cell office:value-type="float" office:value="25708">
            <text:p>25708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53M40.236S">
            <text:p>12:53:40.2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25708">
            <text:p>25708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53M41.178S">
            <text:p>12:53:41.1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53M41.193S">
            <text:p>12:53:41.1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53M41.324S">
            <text:p>12:53:41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53M41.355S">
            <text:p>12:53:41.3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53M38.783S">
            <text:p>12:53:38.7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82">
            <text:p>308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53M36.369S">
            <text:p>12:53:36.3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518">
            <text:p>5518</text:p>
          </table:table-cell>
          <table:table-cell office:value-type="string">
            <text:p>Success</text:p>
          </table:table-cell>
          <table:table-cell office:value-type="float" office:value="18680">
            <text:p>18680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53M35.268S">
            <text:p>12:53:35.2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640">
            <text:p>6640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53M36.224S">
            <text:p>12:53:36.2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700">
            <text:p>5700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53M36.217S">
            <text:p>12:53:36.2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740">
            <text:p>5740</text:p>
          </table:table-cell>
          <table:table-cell office:value-type="string">
            <text:p>Success</text:p>
          </table:table-cell>
          <table:table-cell office:value-type="float" office:value="37111">
            <text:p>37111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53M36.275S">
            <text:p>12:53:36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684">
            <text:p>5684</text:p>
          </table:table-cell>
          <table:table-cell office:value-type="string">
            <text:p>Success</text:p>
          </table:table-cell>
          <table:table-cell office:value-type="float" office:value="37111">
            <text:p>37111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53M38.674S">
            <text:p>12:53:38.6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285">
            <text:p>3285</text:p>
          </table:table-cell>
          <table:table-cell office:value-type="string">
            <text:p>Success</text:p>
          </table:table-cell>
          <table:table-cell office:value-type="float" office:value="37121">
            <text:p>37121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53M36.171S">
            <text:p>12:53:36.1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795">
            <text:p>5795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53M35.322S">
            <text:p>12:53:35.3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657">
            <text:p>6657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53M36.245S">
            <text:p>12:53:36.2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737">
            <text:p>5737</text:p>
          </table:table-cell>
          <table:table-cell office:value-type="string">
            <text:p>Success</text:p>
          </table:table-cell>
          <table:table-cell office:value-type="float" office:value="36366">
            <text:p>36366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53M38.324S">
            <text:p>12:53:38.3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682">
            <text:p>3682</text:p>
          </table:table-cell>
          <table:table-cell office:value-type="string">
            <text:p>Success</text:p>
          </table:table-cell>
          <table:table-cell office:value-type="float" office:value="74777">
            <text:p>74777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53M37.716S">
            <text:p>12:53:37.7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345">
            <text:p>4345</text:p>
          </table:table-cell>
          <table:table-cell office:value-type="string">
            <text:p>Success</text:p>
          </table:table-cell>
          <table:table-cell office:value-type="float" office:value="176928">
            <text:p>176928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53M38.326S">
            <text:p>12:53:38.3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743">
            <text:p>3743</text:p>
          </table:table-cell>
          <table:table-cell office:value-type="string">
            <text:p>Success</text:p>
          </table:table-cell>
          <table:table-cell office:value-type="float" office:value="37126">
            <text:p>37126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53M42.063S">
            <text:p>12:53:42.0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53M41.98S">
            <text:p>12:53:41.9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6525">
            <text:p>26525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53M42.104S">
            <text:p>12:53:42.1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53M42.125S">
            <text:p>12:53:42.1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53M36.594S">
            <text:p>12:53:36.5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672">
            <text:p>5672</text:p>
          </table:table-cell>
          <table:table-cell office:value-type="string">
            <text:p>Success</text:p>
          </table:table-cell>
          <table:table-cell office:value-type="float" office:value="176827">
            <text:p>176827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53M42.194S">
            <text:p>12:53:42.1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53M36.54S">
            <text:p>12:53:36.5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769">
            <text:p>5769</text:p>
          </table:table-cell>
          <table:table-cell office:value-type="string">
            <text:p>Success</text:p>
          </table:table-cell>
          <table:table-cell office:value-type="float" office:value="176828">
            <text:p>176828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53M38.577S">
            <text:p>12:53:38.5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760">
            <text:p>3760</text:p>
          </table:table-cell>
          <table:table-cell office:value-type="string">
            <text:p>Success</text:p>
          </table:table-cell>
          <table:table-cell office:value-type="float" office:value="176827">
            <text:p>176827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53M38.413S">
            <text:p>12:53:38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936">
            <text:p>3936</text:p>
          </table:table-cell>
          <table:table-cell office:value-type="string">
            <text:p>Success</text:p>
          </table:table-cell>
          <table:table-cell office:value-type="float" office:value="176826">
            <text:p>176826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53M42.31S">
            <text:p>12:53:42.3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53M42.287S">
            <text:p>12:53:42.2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53M42.35S">
            <text:p>12:53:42.3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53M42.338S">
            <text:p>12:53:42.3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53M42.357S">
            <text:p>12:53:42.3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53M36.605S">
            <text:p>12:53:36.6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41">
            <text:p>5841</text:p>
          </table:table-cell>
          <table:table-cell office:value-type="string">
            <text:p>Success</text:p>
          </table:table-cell>
          <table:table-cell office:value-type="float" office:value="176831">
            <text:p>176831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53M36.487S">
            <text:p>12:53:36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965">
            <text:p>5965</text:p>
          </table:table-cell>
          <table:table-cell office:value-type="string">
            <text:p>Success</text:p>
          </table:table-cell>
          <table:table-cell office:value-type="float" office:value="176924">
            <text:p>176924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53M36.488S">
            <text:p>12:53:36.4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970">
            <text:p>5970</text:p>
          </table:table-cell>
          <table:table-cell office:value-type="string">
            <text:p>Success</text:p>
          </table:table-cell>
          <table:table-cell office:value-type="float" office:value="178897">
            <text:p>178897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53M38.309S">
            <text:p>12:53:38.3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153">
            <text:p>4153</text:p>
          </table:table-cell>
          <table:table-cell office:value-type="string">
            <text:p>Success</text:p>
          </table:table-cell>
          <table:table-cell office:value-type="float" office:value="176825">
            <text:p>176825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53M36.485S">
            <text:p>12:53:36.4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984">
            <text:p>5984</text:p>
          </table:table-cell>
          <table:table-cell office:value-type="string">
            <text:p>Success</text:p>
          </table:table-cell>
          <table:table-cell office:value-type="float" office:value="176831">
            <text:p>176831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53M36.414S">
            <text:p>12:53:36.4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063">
            <text:p>6063</text:p>
          </table:table-cell>
          <table:table-cell office:value-type="string">
            <text:p>Success</text:p>
          </table:table-cell>
          <table:table-cell office:value-type="float" office:value="176928">
            <text:p>176928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53M42.39S">
            <text:p>12:53:42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53M38.67S">
            <text:p>12:53:38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819">
            <text:p>3819</text:p>
          </table:table-cell>
          <table:table-cell office:value-type="string">
            <text:p>Success</text:p>
          </table:table-cell>
          <table:table-cell office:value-type="float" office:value="176831">
            <text:p>176831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53M42.392S">
            <text:p>12:53:42.39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53M42.478S">
            <text:p>12:53:42.4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53M42.515S">
            <text:p>12:53:42.5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53M42.533S">
            <text:p>12:53:42.5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1442">
            <text:p>11442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53M36.574S">
            <text:p>12:53:36.5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070">
            <text:p>6070</text:p>
          </table:table-cell>
          <table:table-cell office:value-type="string">
            <text:p>Success</text:p>
          </table:table-cell>
          <table:table-cell office:value-type="float" office:value="176831">
            <text:p>176831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53M42.645S">
            <text:p>12:53:42.6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53M42.661S">
            <text:p>12:53:42.6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53M42.688S">
            <text:p>12:53:42.69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53M42.716S">
            <text:p>12:53:42.72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53M42.753S">
            <text:p>12:53:42.7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53M42.408S">
            <text:p>12:53:42.41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53M42.829S">
            <text:p>12:53:42.83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53M42.859S">
            <text:p>12:53:42.8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53M42.889S">
            <text:p>12:53:42.8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53M43.148S">
            <text:p>12:53:43.15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53M43.156S">
            <text:p>12:53:43.16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53M43.16S">
            <text:p>12:53:43.16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53M38.728S">
            <text:p>12:53:38.7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689">
            <text:p>4689</text:p>
          </table:table-cell>
          <table:table-cell office:value-type="string">
            <text:p>Success</text:p>
          </table:table-cell>
          <table:table-cell office:value-type="float" office:value="173082">
            <text:p>173082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53M43.418S">
            <text:p>12:53:43.4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53M42.816S">
            <text:p>12:53:42.8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53M43.456S">
            <text:p>12:53:43.4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53M43.48S">
            <text:p>12:53:43.48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53M43.524S">
            <text:p>12:53:43.5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53M43.528S">
            <text:p>12:53:43.53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53M43.492S">
            <text:p>12:53:43.49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53M37.671S">
            <text:p>12:53:37.6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747">
            <text:p>6747</text:p>
          </table:table-cell>
          <table:table-cell office:value-type="string">
            <text:p>Success</text:p>
          </table:table-cell>
          <table:table-cell office:value-type="float" office:value="176925">
            <text:p>176925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53M44.419S">
            <text:p>12:53:44.4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53M44.433S">
            <text:p>12:53:44.4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53M44.471S">
            <text:p>12:53:44.4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53M36.478S">
            <text:p>12:53:36.4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035">
            <text:p>8035</text:p>
          </table:table-cell>
          <table:table-cell office:value-type="string">
            <text:p>Success</text:p>
          </table:table-cell>
          <table:table-cell office:value-type="float" office:value="176833">
            <text:p>17683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53M44.49S">
            <text:p>12:53:44.4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1442">
            <text:p>11442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53M36.384S">
            <text:p>12:53:36.3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208">
            <text:p>8208</text:p>
          </table:table-cell>
          <table:table-cell office:value-type="string">
            <text:p>Success</text:p>
          </table:table-cell>
          <table:table-cell office:value-type="float" office:value="176825">
            <text:p>17682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53M38.714S">
            <text:p>12:53:38.7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891">
            <text:p>5891</text:p>
          </table:table-cell>
          <table:table-cell office:value-type="string">
            <text:p>Success</text:p>
          </table:table-cell>
          <table:table-cell office:value-type="float" office:value="171015">
            <text:p>171015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53M44.607S">
            <text:p>12:53:44.6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53M44.626S">
            <text:p>12:53:44.6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53M44.661S">
            <text:p>12:53:44.6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53M44.689S">
            <text:p>12:53:44.69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53M44.722S">
            <text:p>12:53:44.7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53M44.755S">
            <text:p>12:53:44.7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53M45.563S">
            <text:p>12:53:45.56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53M45.571S">
            <text:p>12:53:45.57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53M45.575S">
            <text:p>12:53:45.58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53M36.274S">
            <text:p>12:53:36.2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350">
            <text:p>9350</text:p>
          </table:table-cell>
          <table:table-cell office:value-type="string">
            <text:p>Success</text:p>
          </table:table-cell>
          <table:table-cell office:value-type="float" office:value="36369">
            <text:p>36369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53M43.54S">
            <text:p>12:53:43.5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53M41.909S">
            <text:p>12:53:41.9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44">
            <text:p>3744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53M42.478S">
            <text:p>12:53:42.48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53M37.006S">
            <text:p>12:53:37.0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660">
            <text:p>8660</text:p>
          </table:table-cell>
          <table:table-cell office:value-type="string">
            <text:p>Success</text:p>
          </table:table-cell>
          <table:table-cell office:value-type="float" office:value="37752">
            <text:p>37752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53M45.655S">
            <text:p>12:53:45.6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53M36.491S">
            <text:p>12:53:36.4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197">
            <text:p>9197</text:p>
          </table:table-cell>
          <table:table-cell office:value-type="string">
            <text:p>Success</text:p>
          </table:table-cell>
          <table:table-cell office:value-type="float" office:value="52441">
            <text:p>52441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53M45.684S">
            <text:p>12:53:45.6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53M45.719S">
            <text:p>12:53:45.7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53M45.747S">
            <text:p>12:53:45.7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53M45.667S">
            <text:p>12:53:45.6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53M46.103S">
            <text:p>12:53:46.1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53M42.47S">
            <text:p>12:53:42.47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664">
            <text:p>366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53M46.124S">
            <text:p>12:53:46.1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53M46.163S">
            <text:p>12:53:46.1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53M46.192S">
            <text:p>12:53:46.1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53M36.428S">
            <text:p>12:53:36.4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918">
            <text:p>12918</text:p>
          </table:table-cell>
          <table:table-cell office:value-type="string">
            <text:p>Success</text:p>
          </table:table-cell>
          <table:table-cell office:value-type="float" office:value="17411">
            <text:p>17411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53M36.781S">
            <text:p>12:53:36.7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572">
            <text:p>12572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53M36.573S">
            <text:p>12:53:36.5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789">
            <text:p>12789</text:p>
          </table:table-cell>
          <table:table-cell office:value-type="string">
            <text:p>Success</text:p>
          </table:table-cell>
          <table:table-cell office:value-type="float" office:value="36394">
            <text:p>36394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53M36.602S">
            <text:p>12:53:36.6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2781">
            <text:p>12781</text:p>
          </table:table-cell>
          <table:table-cell office:value-type="string">
            <text:p>Success</text:p>
          </table:table-cell>
          <table:table-cell office:value-type="float" office:value="36390">
            <text:p>36390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53M37.475S">
            <text:p>12:53:37.4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912">
            <text:p>11912</text:p>
          </table:table-cell>
          <table:table-cell office:value-type="string">
            <text:p>Success</text:p>
          </table:table-cell>
          <table:table-cell office:value-type="float" office:value="36370">
            <text:p>36370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53M42.569S">
            <text:p>12:53:42.5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828">
            <text:p>6828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53M44.593S">
            <text:p>12:53:44.5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809">
            <text:p>480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53M44.544S">
            <text:p>12:53:44.5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66">
            <text:p>4866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53M36.083S">
            <text:p>12:53:36.0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3330">
            <text:p>13330</text:p>
          </table:table-cell>
          <table:table-cell office:value-type="string">
            <text:p>Success</text:p>
          </table:table-cell>
          <table:table-cell office:value-type="float" office:value="36370">
            <text:p>36370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53M36.57S">
            <text:p>12:53:36.5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848">
            <text:p>12848</text:p>
          </table:table-cell>
          <table:table-cell office:value-type="string">
            <text:p>Success</text:p>
          </table:table-cell>
          <table:table-cell office:value-type="float" office:value="36394">
            <text:p>36394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53M45.664S">
            <text:p>12:53:45.6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755">
            <text:p>3755</text:p>
          </table:table-cell>
          <table:table-cell office:value-type="string">
            <text:p>Success</text:p>
          </table:table-cell>
          <table:table-cell office:value-type="float" office:value="37140">
            <text:p>37140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53M49.354S">
            <text:p>12:53:49.3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53M44.514S">
            <text:p>12:53:44.5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931">
            <text:p>493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53M36.968S">
            <text:p>12:53:36.9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478">
            <text:p>12478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53M36.474S">
            <text:p>12:53:36.47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973">
            <text:p>12973</text:p>
          </table:table-cell>
          <table:table-cell office:value-type="string">
            <text:p>Success</text:p>
          </table:table-cell>
          <table:table-cell office:value-type="float" office:value="17411">
            <text:p>17411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53M42.267S">
            <text:p>12:53:42.2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181">
            <text:p>718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53M42.447S">
            <text:p>12:53:42.4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003">
            <text:p>7003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53M49.442S">
            <text:p>12:53:49.4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53M42.49S">
            <text:p>12:53:42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984">
            <text:p>6984</text:p>
          </table:table-cell>
          <table:table-cell office:value-type="string">
            <text:p>Success</text:p>
          </table:table-cell>
          <table:table-cell office:value-type="float" office:value="73475">
            <text:p>73475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53M34.264S">
            <text:p>12:53:34.2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212">
            <text:p>15212</text:p>
          </table:table-cell>
          <table:table-cell office:value-type="string">
            <text:p>Success</text:p>
          </table:table-cell>
          <table:table-cell office:value-type="float" office:value="73598">
            <text:p>73598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53M49.477S">
            <text:p>12:53:49.4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53M49.475S">
            <text:p>12:53:49.4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53M49.466S">
            <text:p>12:53:49.4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53M49.509S">
            <text:p>12:53:49.5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53M49.533S">
            <text:p>12:53:49.5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53M49.545S">
            <text:p>12:53:49.5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53M49.589S">
            <text:p>12:53:49.5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53M49.606S">
            <text:p>12:53:49.6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53M49.603S">
            <text:p>12:53:49.6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53M49.449S">
            <text:p>12:53:49.4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53M49.447S">
            <text:p>12:53:49.4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74">
            <text:p>974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53M50.421S">
            <text:p>12:53:50.4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53M50.422S">
            <text:p>12:53:50.4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53M49.446S">
            <text:p>12:53:49.4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53M49.459S">
            <text:p>12:53:49.4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53M50.443S">
            <text:p>12:53:50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53M50.481S">
            <text:p>12:53:50.4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53M50.465S">
            <text:p>12:53:50.4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53M50.439S">
            <text:p>12:53:50.4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53M50.488S">
            <text:p>12:53:50.4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53M50.497S">
            <text:p>12:53:50.5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53M50.498S">
            <text:p>12:53:50.5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53M50.501S">
            <text:p>12:53:50.5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53M50.552S">
            <text:p>12:53:50.5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53M50.551S">
            <text:p>12:53:50.5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53M50.544S">
            <text:p>12:53:50.5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53M50.565S">
            <text:p>12:53:50.5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53M50.604S">
            <text:p>12:53:50.6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53M50.607S">
            <text:p>12:53:50.6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53M36.063S">
            <text:p>12:53:36.0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7789">
            <text:p>17789</text:p>
          </table:table-cell>
          <table:table-cell office:value-type="string">
            <text:p>Success</text:p>
          </table:table-cell>
          <table:table-cell office:value-type="float" office:value="36380">
            <text:p>36380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53M42.52S">
            <text:p>12:53:42.5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334">
            <text:p>11334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53M38.266S">
            <text:p>12:53:38.2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595">
            <text:p>15595</text:p>
          </table:table-cell>
          <table:table-cell office:value-type="string">
            <text:p>Success</text:p>
          </table:table-cell>
          <table:table-cell office:value-type="float" office:value="36380">
            <text:p>36380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53M38.267S">
            <text:p>12:53:38.2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5597">
            <text:p>15597</text:p>
          </table:table-cell>
          <table:table-cell office:value-type="string">
            <text:p>Success</text:p>
          </table:table-cell>
          <table:table-cell office:value-type="float" office:value="36380">
            <text:p>36380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53M38.239S">
            <text:p>12:53:38.2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5629">
            <text:p>15629</text:p>
          </table:table-cell>
          <table:table-cell office:value-type="string">
            <text:p>Success</text:p>
          </table:table-cell>
          <table:table-cell office:value-type="float" office:value="37125">
            <text:p>3712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53M38.772S">
            <text:p>12:53:38.7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118">
            <text:p>15118</text:p>
          </table:table-cell>
          <table:table-cell office:value-type="string">
            <text:p>Success</text:p>
          </table:table-cell>
          <table:table-cell office:value-type="float" office:value="18736">
            <text:p>18736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53M38.294S">
            <text:p>12:53:38.2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599">
            <text:p>15599</text:p>
          </table:table-cell>
          <table:table-cell office:value-type="string">
            <text:p>Success</text:p>
          </table:table-cell>
          <table:table-cell office:value-type="float" office:value="52433">
            <text:p>52433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53M53.894S">
            <text:p>12:53:53.8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53M54.034S">
            <text:p>12:53:54.03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53M40.131S">
            <text:p>12:53:40.1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461">
            <text:p>15461</text:p>
          </table:table-cell>
          <table:table-cell office:value-type="string">
            <text:p>Success</text:p>
          </table:table-cell>
          <table:table-cell office:value-type="float" office:value="171686">
            <text:p>171686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53M41.155S">
            <text:p>12:53:41.1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150">
            <text:p>15150</text:p>
          </table:table-cell>
          <table:table-cell office:value-type="string">
            <text:p>Success</text:p>
          </table:table-cell>
          <table:table-cell office:value-type="float" office:value="171191">
            <text:p>171191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53M56.306S">
            <text:p>12:53:56.3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53M56.321S">
            <text:p>12:53:56.3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53M56.346S">
            <text:p>12:53:56.3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53M38.736S">
            <text:p>12:53:38.7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909">
            <text:p>17909</text:p>
          </table:table-cell>
          <table:table-cell office:value-type="string">
            <text:p>Success</text:p>
          </table:table-cell>
          <table:table-cell office:value-type="float" office:value="17411">
            <text:p>17411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53M40.241S">
            <text:p>12:53:40.2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676">
            <text:p>16676</text:p>
          </table:table-cell>
          <table:table-cell office:value-type="string">
            <text:p>Success</text:p>
          </table:table-cell>
          <table:table-cell office:value-type="float" office:value="16735">
            <text:p>1673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53M38.683S">
            <text:p>12:53:38.6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8256">
            <text:p>18256</text:p>
          </table:table-cell>
          <table:table-cell office:value-type="string">
            <text:p>Success</text:p>
          </table:table-cell>
          <table:table-cell office:value-type="float" office:value="36380">
            <text:p>36380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53M38.738S">
            <text:p>12:53:38.7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202">
            <text:p>18202</text:p>
          </table:table-cell>
          <table:table-cell office:value-type="string">
            <text:p>Success</text:p>
          </table:table-cell>
          <table:table-cell office:value-type="float" office:value="36380">
            <text:p>36380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53M40.199S">
            <text:p>12:53:40.2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6748">
            <text:p>16748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53M40.178S">
            <text:p>12:53:40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792">
            <text:p>16792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53M35.652S">
            <text:p>12:53:35.6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323">
            <text:p>21323</text:p>
          </table:table-cell>
          <table:table-cell office:value-type="string">
            <text:p>Success</text:p>
          </table:table-cell>
          <table:table-cell office:value-type="float" office:value="52421">
            <text:p>52421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53M40.191S">
            <text:p>12:53:40.1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787">
            <text:p>16787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53M35.846S">
            <text:p>12:53:35.8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136">
            <text:p>21136</text:p>
          </table:table-cell>
          <table:table-cell office:value-type="string">
            <text:p>Success</text:p>
          </table:table-cell>
          <table:table-cell office:value-type="float" office:value="51285">
            <text:p>51285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53M38.744S">
            <text:p>12:53:38.7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8239">
            <text:p>18239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53M56.918S">
            <text:p>12:53:56.9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53M57.471S">
            <text:p>12:53:57.47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53M57.477S">
            <text:p>12:53:57.48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53M57.479S">
            <text:p>12:53:57.48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53M56.977S">
            <text:p>12:53:56.9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53M57.793S">
            <text:p>12:53:57.7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53M37.959S">
            <text:p>12:53:37.9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066">
            <text:p>20066</text:p>
          </table:table-cell>
          <table:table-cell office:value-type="string">
            <text:p>Success</text:p>
          </table:table-cell>
          <table:table-cell office:value-type="float" office:value="175633">
            <text:p>175633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53M58.026S">
            <text:p>12:53:58.0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53M58.041S">
            <text:p>12:53:58.0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53M58.074S">
            <text:p>12:53:58.0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53M41.967S">
            <text:p>12:53:41.9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6166">
            <text:p>16166</text:p>
          </table:table-cell>
          <table:table-cell office:value-type="string">
            <text:p>Success</text:p>
          </table:table-cell>
          <table:table-cell office:value-type="float" office:value="161631">
            <text:p>161631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53M41.96S">
            <text:p>12:53:41.9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902">
            <text:p>16902</text:p>
          </table:table-cell>
          <table:table-cell office:value-type="string">
            <text:p>Success</text:p>
          </table:table-cell>
          <table:table-cell office:value-type="float" office:value="159858">
            <text:p>159858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53M38.758S">
            <text:p>12:53:38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327">
            <text:p>20327</text:p>
          </table:table-cell>
          <table:table-cell office:value-type="string">
            <text:p>Success</text:p>
          </table:table-cell>
          <table:table-cell office:value-type="float" office:value="175239">
            <text:p>175239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53M40.201S">
            <text:p>12:53:40.2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8985">
            <text:p>18985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53M59.086S">
            <text:p>12:53:59.0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53M59.202S">
            <text:p>12:53:59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53M59.219S">
            <text:p>12:53:59.2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53M59.251S">
            <text:p>12:53:59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53M59.277S">
            <text:p>12:53:59.2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53M58.134S">
            <text:p>12:53:58.1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53M40.159S">
            <text:p>12:53:40.1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593">
            <text:p>19593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53M40.186S">
            <text:p>12:53:40.1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566">
            <text:p>19566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53M58.105S">
            <text:p>12:53:58.1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53M38.661S">
            <text:p>12:53:38.6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130">
            <text:p>21130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53M46.136S">
            <text:p>12:53:46.1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3663">
            <text:p>13663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53M38.186S">
            <text:p>12:53:38.1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1626">
            <text:p>21626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53M38.266S">
            <text:p>12:53:38.2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1566">
            <text:p>21566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53M59.302S">
            <text:p>12:53:59.3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53M40.995S">
            <text:p>12:53:41.00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839">
            <text:p>18839</text:p>
          </table:table-cell>
          <table:table-cell office:value-type="string">
            <text:p>Success</text:p>
          </table:table-cell>
          <table:table-cell office:value-type="float" office:value="51931">
            <text:p>5193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53M56.375S">
            <text:p>12:53:56.3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464">
            <text:p>3464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53M36.835S">
            <text:p>12:53:36.8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024">
            <text:p>23024</text:p>
          </table:table-cell>
          <table:table-cell office:value-type="string">
            <text:p>Success</text:p>
          </table:table-cell>
          <table:table-cell office:value-type="float" office:value="72719">
            <text:p>72719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53M55.593S">
            <text:p>12:53:55.5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53M36.607S">
            <text:p>12:53:36.6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3255">
            <text:p>23255</text:p>
          </table:table-cell>
          <table:table-cell office:value-type="string">
            <text:p>Success</text:p>
          </table:table-cell>
          <table:table-cell office:value-type="float" office:value="36394">
            <text:p>36394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53M42.453S">
            <text:p>12:53:42.4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420">
            <text:p>17420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53M49.403S">
            <text:p>12:53:49.4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470">
            <text:p>10470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53M42.463S">
            <text:p>12:53:42.4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415">
            <text:p>17415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53M42.104S">
            <text:p>12:53:42.10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774">
            <text:p>17774</text:p>
          </table:table-cell>
          <table:table-cell office:value-type="string">
            <text:p>Success</text:p>
          </table:table-cell>
          <table:table-cell office:value-type="float" office:value="51318">
            <text:p>51318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53M42.459S">
            <text:p>12:53:42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426">
            <text:p>17426</text:p>
          </table:table-cell>
          <table:table-cell office:value-type="string">
            <text:p>Success</text:p>
          </table:table-cell>
          <table:table-cell office:value-type="float" office:value="38338">
            <text:p>38338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53M59.86S">
            <text:p>12:53:59.8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53M49.647S">
            <text:p>12:53:49.6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256">
            <text:p>10256</text:p>
          </table:table-cell>
          <table:table-cell office:value-type="string">
            <text:p>Success</text:p>
          </table:table-cell>
          <table:table-cell office:value-type="float" office:value="29294">
            <text:p>29294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53M59.187S">
            <text:p>12:53:59.1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36">
            <text:p>736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53M38.281S">
            <text:p>12:53:38.2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1643">
            <text:p>21643</text:p>
          </table:table-cell>
          <table:table-cell office:value-type="string">
            <text:p>Success</text:p>
          </table:table-cell>
          <table:table-cell office:value-type="float" office:value="52421">
            <text:p>52421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53M38.27S">
            <text:p>12:53:38.2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1664">
            <text:p>21664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53M49.448S">
            <text:p>12:53:49.4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489">
            <text:p>10489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53M38.692S">
            <text:p>12:53:38.6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1249">
            <text:p>21249</text:p>
          </table:table-cell>
          <table:table-cell office:value-type="string">
            <text:p>Success</text:p>
          </table:table-cell>
          <table:table-cell office:value-type="float" office:value="52433">
            <text:p>52433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53M49.398S">
            <text:p>12:53:49.4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547">
            <text:p>10547</text:p>
          </table:table-cell>
          <table:table-cell office:value-type="string">
            <text:p>Success</text:p>
          </table:table-cell>
          <table:table-cell office:value-type="float" office:value="49748">
            <text:p>49748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53M38.745S">
            <text:p>12:53:38.7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210">
            <text:p>21210</text:p>
          </table:table-cell>
          <table:table-cell office:value-type="string">
            <text:p>Success</text:p>
          </table:table-cell>
          <table:table-cell office:value-type="float" office:value="52433">
            <text:p>52433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53M49.411S">
            <text:p>12:53:49.4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552">
            <text:p>10552</text:p>
          </table:table-cell>
          <table:table-cell office:value-type="string">
            <text:p>Success</text:p>
          </table:table-cell>
          <table:table-cell office:value-type="float" office:value="52431">
            <text:p>52431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53M38.267S">
            <text:p>12:53:38.2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1696">
            <text:p>21696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53M49.42S">
            <text:p>12:53:49.4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550">
            <text:p>10550</text:p>
          </table:table-cell>
          <table:table-cell office:value-type="string">
            <text:p>Success</text:p>
          </table:table-cell>
          <table:table-cell office:value-type="float" office:value="52433">
            <text:p>52433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53M41.888S">
            <text:p>12:53:41.8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088">
            <text:p>18088</text:p>
          </table:table-cell>
          <table:table-cell office:value-type="string">
            <text:p>Success</text:p>
          </table:table-cell>
          <table:table-cell office:value-type="float" office:value="64308">
            <text:p>64308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53M59.886S">
            <text:p>12:53:59.8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53M53.869S">
            <text:p>12:53:53.8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125">
            <text:p>6125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53M41.866S">
            <text:p>12:53:41.8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131">
            <text:p>18131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53M42.007S">
            <text:p>12:53:42.0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011">
            <text:p>18011</text:p>
          </table:table-cell>
          <table:table-cell office:value-type="string">
            <text:p>Success</text:p>
          </table:table-cell>
          <table:table-cell office:value-type="float" office:value="127318">
            <text:p>127318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53M59.895S">
            <text:p>12:53:59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53M59.86S">
            <text:p>12:53:59.8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53M59.99S">
            <text:p>12:53:59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54M00.023S">
            <text:p>12:54:00.0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54M00.02S">
            <text:p>12:54:00.0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54M00.044S">
            <text:p>12:54:00.0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54M00.094S">
            <text:p>12:54:00.0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54M00.029S">
            <text:p>12:54:00.0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54M00.078S">
            <text:p>12:54:00.0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54M00.119S">
            <text:p>12:54:00.1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54M00.104S">
            <text:p>12:54:00.1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54M00.122S">
            <text:p>12:54:00.1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54M00.139S">
            <text:p>12:54:00.1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53M41.958S">
            <text:p>12:53:41.9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804">
            <text:p>18804</text:p>
          </table:table-cell>
          <table:table-cell office:value-type="string">
            <text:p>Success</text:p>
          </table:table-cell>
          <table:table-cell office:value-type="float" office:value="161337">
            <text:p>161337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54M00.155S">
            <text:p>12:54:00.1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28819">
            <text:p>28819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53M59.972S">
            <text:p>12:53:59.9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54M02.315S">
            <text:p>12:54:02.32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53M59.956S">
            <text:p>12:53:59.9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107">
            <text:p>3107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54M03.064S">
            <text:p>12:54:03.06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53M59.874S">
            <text:p>12:53:59.8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031">
            <text:p>4031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53M59.879S">
            <text:p>12:53:59.8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27">
            <text:p>4027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54M03.907S">
            <text:p>12:54:03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54M03.906S">
            <text:p>12:54:03.9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54M03.917S">
            <text:p>12:54:03.9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54M03.917S">
            <text:p>12:54:03.9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54M03.942S">
            <text:p>12:54:03.9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54M03.942S">
            <text:p>12:54:03.9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54M03.993S">
            <text:p>12:54:03.9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54M03.991S">
            <text:p>12:54:03.9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53M41.381S">
            <text:p>12:53:41.3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818">
            <text:p>22818</text:p>
          </table:table-cell>
          <table:table-cell office:value-type="string">
            <text:p>Success</text:p>
          </table:table-cell>
          <table:table-cell office:value-type="float" office:value="168821">
            <text:p>168821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54M04.2S">
            <text:p>12:54:04.2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54M04.212S">
            <text:p>12:54:04.21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54M04.24S">
            <text:p>12:54:04.2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54M04.253S">
            <text:p>12:54:04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2259">
            <text:p>12259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53M59.722S">
            <text:p>12:53:59.7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140">
            <text:p>5140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53M58.863S">
            <text:p>12:53:58.8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003">
            <text:p>6003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54M04.864S">
            <text:p>12:54:04.8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54M04.867S">
            <text:p>12:54:04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54M04.876S">
            <text:p>12:54:04.8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54M04.881S">
            <text:p>12:54:04.8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54M04.899S">
            <text:p>12:54:04.9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54M04.908S">
            <text:p>12:54:04.9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54M04.94S">
            <text:p>12:54:04.9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54M04.945S">
            <text:p>12:54:04.9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53M40.244S">
            <text:p>12:53:40.2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4866">
            <text:p>24866</text:p>
          </table:table-cell>
          <table:table-cell office:value-type="string">
            <text:p>Success</text:p>
          </table:table-cell>
          <table:table-cell office:value-type="float" office:value="168718">
            <text:p>168718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54M05.111S">
            <text:p>12:54:05.1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54M05.123S">
            <text:p>12:54:05.1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53M59.942S">
            <text:p>12:53:59.9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915">
            <text:p>591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53M59.924S">
            <text:p>12:53:59.9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937">
            <text:p>5937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53M59.932S">
            <text:p>12:53:59.9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930">
            <text:p>5930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54M05.859S">
            <text:p>12:54:05.86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54M05.863S">
            <text:p>12:54:05.86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54M05.863S">
            <text:p>12:54:05.8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53M40.167S">
            <text:p>12:53:40.1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079">
            <text:p>26079</text:p>
          </table:table-cell>
          <table:table-cell office:value-type="string">
            <text:p>Success</text:p>
          </table:table-cell>
          <table:table-cell office:value-type="float" office:value="168626">
            <text:p>168626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53M56.979S">
            <text:p>12:53:56.9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717">
            <text:p>9717</text:p>
          </table:table-cell>
          <table:table-cell office:value-type="string">
            <text:p>Success</text:p>
          </table:table-cell>
          <table:table-cell office:value-type="float" office:value="75625">
            <text:p>75625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53M42.367S">
            <text:p>12:53:42.3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623">
            <text:p>24623</text:p>
          </table:table-cell>
          <table:table-cell office:value-type="string">
            <text:p>Success</text:p>
          </table:table-cell>
          <table:table-cell office:value-type="float" office:value="127304">
            <text:p>127304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54M06.991S">
            <text:p>12:54:06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54M07.002S">
            <text:p>12:54:07.0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54M07.028S">
            <text:p>12:54:07.0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54M07.04S">
            <text:p>12:54:07.0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2259">
            <text:p>12259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53M59.995S">
            <text:p>12:54:00.0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112">
            <text:p>7112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54M07.108S">
            <text:p>12:54:07.11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54M00.125S">
            <text:p>12:54:00.1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036">
            <text:p>7036</text:p>
          </table:table-cell>
          <table:table-cell office:value-type="string">
            <text:p>Success</text:p>
          </table:table-cell>
          <table:table-cell office:value-type="float" office:value="27342">
            <text:p>27342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54M05.134S">
            <text:p>12:54:05.1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24">
            <text:p>2524</text:p>
          </table:table-cell>
          <table:table-cell office:value-type="string">
            <text:p>Success</text:p>
          </table:table-cell>
          <table:table-cell office:value-type="float" office:value="13779">
            <text:p>13779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53M56.983S">
            <text:p>12:53:56.9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094">
            <text:p>11094</text:p>
          </table:table-cell>
          <table:table-cell office:value-type="string">
            <text:p>Success</text:p>
          </table:table-cell>
          <table:table-cell office:value-type="float" office:value="18690">
            <text:p>18690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54M04.982S">
            <text:p>12:54:04.9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99">
            <text:p>3099</text:p>
          </table:table-cell>
          <table:table-cell office:value-type="string">
            <text:p>Success</text:p>
          </table:table-cell>
          <table:table-cell office:value-type="float" office:value="27341">
            <text:p>27341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54M04.315S">
            <text:p>12:54:04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772">
            <text:p>3772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53M41.96S">
            <text:p>12:53:41.9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6183">
            <text:p>26183</text:p>
          </table:table-cell>
          <table:table-cell office:value-type="string">
            <text:p>Success</text:p>
          </table:table-cell>
          <table:table-cell office:value-type="float" office:value="149293">
            <text:p>149293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53M54.047S">
            <text:p>12:53:54.0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099">
            <text:p>14099</text:p>
          </table:table-cell>
          <table:table-cell office:value-type="string">
            <text:p>Success</text:p>
          </table:table-cell>
          <table:table-cell office:value-type="float" office:value="94659">
            <text:p>94659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54M08.146S">
            <text:p>12:54:08.1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53M49.419S">
            <text:p>12:53:49.4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8929">
            <text:p>18929</text:p>
          </table:table-cell>
          <table:table-cell office:value-type="string">
            <text:p>Success</text:p>
          </table:table-cell>
          <table:table-cell office:value-type="float" office:value="129469">
            <text:p>129469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53M49.363S">
            <text:p>12:53:49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128">
            <text:p>19128</text:p>
          </table:table-cell>
          <table:table-cell office:value-type="string">
            <text:p>Success</text:p>
          </table:table-cell>
          <table:table-cell office:value-type="float" office:value="125723">
            <text:p>125723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53M40.476S">
            <text:p>12:53:40.4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8453">
            <text:p>28453</text:p>
          </table:table-cell>
          <table:table-cell office:value-type="string">
            <text:p>Success</text:p>
          </table:table-cell>
          <table:table-cell office:value-type="float" office:value="168429">
            <text:p>168429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54M09.064S">
            <text:p>12:54:09.0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54M09.079S">
            <text:p>12:54:09.08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54M09.106S">
            <text:p>12:54:09.1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54M09.12S">
            <text:p>12:54:09.1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2259">
            <text:p>12259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53M45.772S">
            <text:p>12:53:45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4351">
            <text:p>24351</text:p>
          </table:table-cell>
          <table:table-cell office:value-type="string">
            <text:p>Success</text:p>
          </table:table-cell>
          <table:table-cell office:value-type="float" office:value="127397">
            <text:p>127397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54M10.124S">
            <text:p>12:54:10.1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54M10.139S">
            <text:p>12:54:10.1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54M10.168S">
            <text:p>12:54:10.1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54M10.18S">
            <text:p>12:54:10.1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2259">
            <text:p>12259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54M07.659S">
            <text:p>12:54:07.6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41">
            <text:p>274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53M40.166S">
            <text:p>12:53:40.1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0237">
            <text:p>30237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53M40.188S">
            <text:p>12:53:40.1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0219">
            <text:p>30219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53M40.196S">
            <text:p>12:53:40.2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0212">
            <text:p>30212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53M40.123S">
            <text:p>12:53:40.1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0298">
            <text:p>30298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53M53.853S">
            <text:p>12:53:53.8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6636">
            <text:p>16636</text:p>
          </table:table-cell>
          <table:table-cell office:value-type="string">
            <text:p>Success</text:p>
          </table:table-cell>
          <table:table-cell office:value-type="float" office:value="94462">
            <text:p>94462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53M49.389S">
            <text:p>12:53:49.3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384">
            <text:p>21384</text:p>
          </table:table-cell>
          <table:table-cell office:value-type="string">
            <text:p>Success</text:p>
          </table:table-cell>
          <table:table-cell office:value-type="float" office:value="129470">
            <text:p>129470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53M40.223S">
            <text:p>12:53:40.2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039">
            <text:p>31039</text:p>
          </table:table-cell>
          <table:table-cell office:value-type="string">
            <text:p>Success</text:p>
          </table:table-cell>
          <table:table-cell office:value-type="float" office:value="170998">
            <text:p>170998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54M10.221S">
            <text:p>12:54:10.2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53M40.207S">
            <text:p>12:53:40.2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1345">
            <text:p>31345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53M56.646S">
            <text:p>12:53:56.6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958">
            <text:p>14958</text:p>
          </table:table-cell>
          <table:table-cell office:value-type="string">
            <text:p>Success</text:p>
          </table:table-cell>
          <table:table-cell office:value-type="float" office:value="36394">
            <text:p>36394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54M09.148S">
            <text:p>12:54:09.1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463">
            <text:p>246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53M34.391S">
            <text:p>12:53:34.3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7226">
            <text:p>37226</text:p>
          </table:table-cell>
          <table:table-cell office:value-type="string">
            <text:p>Success</text:p>
          </table:table-cell>
          <table:table-cell office:value-type="float" office:value="52421">
            <text:p>52421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53M49.347S">
            <text:p>12:53:49.3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2271">
            <text:p>22271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53M59.879S">
            <text:p>12:53:59.8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747">
            <text:p>11747</text:p>
          </table:table-cell>
          <table:table-cell office:value-type="string">
            <text:p>Success</text:p>
          </table:table-cell>
          <table:table-cell office:value-type="float" office:value="18690">
            <text:p>18690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54M07.067S">
            <text:p>12:54:07.0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594">
            <text:p>4594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53M59.835S">
            <text:p>12:53:59.8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1829">
            <text:p>11829</text:p>
          </table:table-cell>
          <table:table-cell office:value-type="string">
            <text:p>Success</text:p>
          </table:table-cell>
          <table:table-cell office:value-type="float" office:value="18734">
            <text:p>18734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54M00.221S">
            <text:p>12:54:00.2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454">
            <text:p>11454</text:p>
          </table:table-cell>
          <table:table-cell office:value-type="string">
            <text:p>Success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53M56.972S">
            <text:p>12:53:56.9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4720">
            <text:p>14720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53M56.984S">
            <text:p>12:53:56.9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4709">
            <text:p>14709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54M10.774S">
            <text:p>12:54:10.7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21">
            <text:p>921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54M08.349S">
            <text:p>12:54:08.3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54M06.247S">
            <text:p>12:54:06.2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456">
            <text:p>5456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53M56.948S">
            <text:p>12:53:56.9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757">
            <text:p>14757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53M59.874S">
            <text:p>12:53:59.8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833">
            <text:p>11833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54M00.763S">
            <text:p>12:54:00.7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957">
            <text:p>10957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54M11.704S">
            <text:p>12:54:11.7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53M40.19S">
            <text:p>12:53:40.1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1536">
            <text:p>31536</text:p>
          </table:table-cell>
          <table:table-cell office:value-type="string">
            <text:p>Success</text:p>
          </table:table-cell>
          <table:table-cell office:value-type="float" office:value="72968">
            <text:p>72968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54M11.697S">
            <text:p>12:54:11.7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53M53.892S">
            <text:p>12:53:53.8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855">
            <text:p>17855</text:p>
          </table:table-cell>
          <table:table-cell office:value-type="string">
            <text:p>Success</text:p>
          </table:table-cell>
          <table:table-cell office:value-type="float" office:value="74797">
            <text:p>74797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53M42.07S">
            <text:p>12:53:42.0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680">
            <text:p>29680</text:p>
          </table:table-cell>
          <table:table-cell office:value-type="string">
            <text:p>Success</text:p>
          </table:table-cell>
          <table:table-cell office:value-type="float" office:value="52431">
            <text:p>52431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54M11.721S">
            <text:p>12:54:11.7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54M11.734S">
            <text:p>12:54:11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54M11.793S">
            <text:p>12:54:11.7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54M11.724S">
            <text:p>12:54:11.7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54M11.841S">
            <text:p>12:54:11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54M11.841S">
            <text:p>12:54:11.8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54M11.866S">
            <text:p>12:54:11.8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54M11.876S">
            <text:p>12:54:11.8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54M11.911S">
            <text:p>12:54:11.9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54M11.973S">
            <text:p>12:54:11.9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53M53.855S">
            <text:p>12:53:53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418">
            <text:p>18418</text:p>
          </table:table-cell>
          <table:table-cell office:value-type="string">
            <text:p>Success</text:p>
          </table:table-cell>
          <table:table-cell office:value-type="float" office:value="94458">
            <text:p>94458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53M45.69S">
            <text:p>12:53:45.6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7053">
            <text:p>27053</text:p>
          </table:table-cell>
          <table:table-cell office:value-type="string">
            <text:p>Success</text:p>
          </table:table-cell>
          <table:table-cell office:value-type="float" office:value="127398">
            <text:p>127398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54M12.744S">
            <text:p>12:54:12.7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54M12.761S">
            <text:p>12:54:12.7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54M12.778S">
            <text:p>12:54:12.7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54M12.018S">
            <text:p>12:54:12.0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28158">
            <text:p>28158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54M11.979S">
            <text:p>12:54:11.9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18">
            <text:p>1118</text:p>
          </table:table-cell>
          <table:table-cell office:value-type="string">
            <text:p>Success</text:p>
          </table:table-cell>
          <table:table-cell office:value-type="float" office:value="28158">
            <text:p>28158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54M11.985S">
            <text:p>12:54:11.9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15">
            <text:p>1115</text:p>
          </table:table-cell>
          <table:table-cell office:value-type="string">
            <text:p>Success</text:p>
          </table:table-cell>
          <table:table-cell office:value-type="float" office:value="28158">
            <text:p>28158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53M53.862S">
            <text:p>12:53:53.8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928">
            <text:p>20928</text:p>
          </table:table-cell>
          <table:table-cell office:value-type="string">
            <text:p>Success</text:p>
          </table:table-cell>
          <table:table-cell office:value-type="float" office:value="80763">
            <text:p>80763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53M45.625S">
            <text:p>12:53:45.6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9324">
            <text:p>29324</text:p>
          </table:table-cell>
          <table:table-cell office:value-type="string">
            <text:p>Success</text:p>
          </table:table-cell>
          <table:table-cell office:value-type="float" office:value="126898">
            <text:p>126898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53M56.941S">
            <text:p>12:53:56.9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016">
            <text:p>18016</text:p>
          </table:table-cell>
          <table:table-cell office:value-type="string">
            <text:p>Success</text:p>
          </table:table-cell>
          <table:table-cell office:value-type="float" office:value="75131">
            <text:p>75131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54M11.694S">
            <text:p>12:54:11.6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401">
            <text:p>3401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54M11.701S">
            <text:p>12:54:11.7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398">
            <text:p>3398</text:p>
          </table:table-cell>
          <table:table-cell office:value-type="string">
            <text:p>Success</text:p>
          </table:table-cell>
          <table:table-cell office:value-type="float" office:value="28158">
            <text:p>28158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54M11.694S">
            <text:p>12:54:11.6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406">
            <text:p>3406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54M11.708S">
            <text:p>12:54:11.7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398">
            <text:p>3398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54M15.1S">
            <text:p>12:54:15.1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54M15.097S">
            <text:p>12:54:15.1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54M15.108S">
            <text:p>12:54:15.11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54M15.101S">
            <text:p>12:54:15.10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54M15.113S">
            <text:p>12:54:15.1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54M15.141S">
            <text:p>12:54:15.1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54M15.17S">
            <text:p>12:54:15.1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53M45.631S">
            <text:p>12:53:45.6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9904">
            <text:p>29904</text:p>
          </table:table-cell>
          <table:table-cell office:value-type="string">
            <text:p>Success</text:p>
          </table:table-cell>
          <table:table-cell office:value-type="float" office:value="127145">
            <text:p>12714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53M49.641S">
            <text:p>12:53:49.6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6483">
            <text:p>26483</text:p>
          </table:table-cell>
          <table:table-cell office:value-type="string">
            <text:p>Success</text:p>
          </table:table-cell>
          <table:table-cell office:value-type="float" office:value="124880">
            <text:p>124880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54M16.125S">
            <text:p>12:54:16.1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53M53.865S">
            <text:p>12:53:53.8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2298">
            <text:p>22298</text:p>
          </table:table-cell>
          <table:table-cell office:value-type="string">
            <text:p>Success</text:p>
          </table:table-cell>
          <table:table-cell office:value-type="float" office:value="93879">
            <text:p>93879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54M16.145S">
            <text:p>12:54:16.1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54M16.179S">
            <text:p>12:54:16.1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54M16.191S">
            <text:p>12:54:16.1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54M04.02S">
            <text:p>12:54:04.0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292">
            <text:p>12292</text:p>
          </table:table-cell>
          <table:table-cell office:value-type="string">
            <text:p>Success</text:p>
          </table:table-cell>
          <table:table-cell office:value-type="float" office:value="78119">
            <text:p>78119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54M16.313S">
            <text:p>12:54:16.3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54M16.326S">
            <text:p>12:54:16.3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54M16.353S">
            <text:p>12:54:16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54M16.364S">
            <text:p>12:54:16.3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53M41.983S">
            <text:p>12:53:41.9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4530">
            <text:p>34530</text:p>
          </table:table-cell>
          <table:table-cell office:value-type="string">
            <text:p>Success</text:p>
          </table:table-cell>
          <table:table-cell office:value-type="float" office:value="126864">
            <text:p>126864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53M49.414S">
            <text:p>12:53:49.4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746">
            <text:p>27746</text:p>
          </table:table-cell>
          <table:table-cell office:value-type="string">
            <text:p>Success</text:p>
          </table:table-cell>
          <table:table-cell office:value-type="float" office:value="116543">
            <text:p>116543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54M11.618S">
            <text:p>12:54:11.6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793">
            <text:p>5793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54M08.155S">
            <text:p>12:54:08.1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269">
            <text:p>9269</text:p>
          </table:table-cell>
          <table:table-cell office:value-type="string">
            <text:p>Success</text:p>
          </table:table-cell>
          <table:table-cell office:value-type="float" office:value="56800">
            <text:p>56800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54M06.697S">
            <text:p>12:54:06.7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742">
            <text:p>10742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54M17.412S">
            <text:p>12:54:17.41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54M08.088S">
            <text:p>12:54:08.0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356">
            <text:p>9356</text:p>
          </table:table-cell>
          <table:table-cell office:value-type="string">
            <text:p>Success</text:p>
          </table:table-cell>
          <table:table-cell office:value-type="float" office:value="53913">
            <text:p>53913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54M11.553S">
            <text:p>12:54:11.5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5895">
            <text:p>5895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54M17.44S">
            <text:p>12:54:17.4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54M17.462S">
            <text:p>12:54:17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54M17.492S">
            <text:p>12:54:17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54M17.519S">
            <text:p>12:54:17.5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53M59.964S">
            <text:p>12:53:59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611">
            <text:p>17611</text:p>
          </table:table-cell>
          <table:table-cell office:value-type="string">
            <text:p>Success</text:p>
          </table:table-cell>
          <table:table-cell office:value-type="float" office:value="71470">
            <text:p>71470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54M17.576S">
            <text:p>12:54:17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54M17.595S">
            <text:p>12:54:17.6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53M59.936S">
            <text:p>12:53:59.9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7714">
            <text:p>17714</text:p>
          </table:table-cell>
          <table:table-cell office:value-type="string">
            <text:p>Success</text:p>
          </table:table-cell>
          <table:table-cell office:value-type="float" office:value="81198">
            <text:p>81198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53M57.806S">
            <text:p>12:53:57.8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127">
            <text:p>20127</text:p>
          </table:table-cell>
          <table:table-cell office:value-type="string">
            <text:p>Success</text:p>
          </table:table-cell>
          <table:table-cell office:value-type="float" office:value="71182">
            <text:p>71182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54M17.934S">
            <text:p>12:54:17.9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53M56.94S">
            <text:p>12:53:56.9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1007">
            <text:p>21007</text:p>
          </table:table-cell>
          <table:table-cell office:value-type="string">
            <text:p>Success</text:p>
          </table:table-cell>
          <table:table-cell office:value-type="float" office:value="71281">
            <text:p>71281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53M50.674S">
            <text:p>12:53:50.6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7296">
            <text:p>27296</text:p>
          </table:table-cell>
          <table:table-cell office:value-type="string">
            <text:p>Success</text:p>
          </table:table-cell>
          <table:table-cell office:value-type="float" office:value="123294">
            <text:p>123294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53M49.384S">
            <text:p>12:53:49.3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8588">
            <text:p>28588</text:p>
          </table:table-cell>
          <table:table-cell office:value-type="string">
            <text:p>Success</text:p>
          </table:table-cell>
          <table:table-cell office:value-type="float" office:value="122125">
            <text:p>122125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54M17.971S">
            <text:p>12:54:17.9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54M17.983S">
            <text:p>12:54:17.9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54M18.015S">
            <text:p>12:54:18.0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53M50.658S">
            <text:p>12:53:50.6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7422">
            <text:p>27422</text:p>
          </table:table-cell>
          <table:table-cell office:value-type="string">
            <text:p>Success</text:p>
          </table:table-cell>
          <table:table-cell office:value-type="float" office:value="122546">
            <text:p>122546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53M50.624S">
            <text:p>12:53:50.6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7474">
            <text:p>27474</text:p>
          </table:table-cell>
          <table:table-cell office:value-type="string">
            <text:p>Success</text:p>
          </table:table-cell>
          <table:table-cell office:value-type="float" office:value="122651">
            <text:p>12265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54M18.081S">
            <text:p>12:54:18.0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54M18.029S">
            <text:p>12:54:18.0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53M41.925S">
            <text:p>12:53:41.9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6216">
            <text:p>36216</text:p>
          </table:table-cell>
          <table:table-cell office:value-type="string">
            <text:p>Success</text:p>
          </table:table-cell>
          <table:table-cell office:value-type="float" office:value="122749">
            <text:p>122749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54M18.099S">
            <text:p>12:54:18.1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54M18.131S">
            <text:p>12:54:18.13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54M18.164S">
            <text:p>12:54:18.1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54M18.161S">
            <text:p>12:54:18.1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53M59.764S">
            <text:p>12:53:59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440">
            <text:p>18440</text:p>
          </table:table-cell>
          <table:table-cell office:value-type="string">
            <text:p>Success</text:p>
          </table:table-cell>
          <table:table-cell office:value-type="float" office:value="65237">
            <text:p>65237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54M18.203S">
            <text:p>12:54:18.2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54M18.181S">
            <text:p>12:54:18.1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54M18.218S">
            <text:p>12:54:18.2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53M59.864S">
            <text:p>12:53:59.8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8520">
            <text:p>18520</text:p>
          </table:table-cell>
          <table:table-cell office:value-type="string">
            <text:p>Success</text:p>
          </table:table-cell>
          <table:table-cell office:value-type="float" office:value="77157">
            <text:p>77157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53M59.904S">
            <text:p>12:53:59.9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491">
            <text:p>18491</text:p>
          </table:table-cell>
          <table:table-cell office:value-type="string">
            <text:p>Success</text:p>
          </table:table-cell>
          <table:table-cell office:value-type="float" office:value="71814">
            <text:p>71814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54M18.397S">
            <text:p>12:54:18.4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54M18.408S">
            <text:p>12:54:18.4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53M59.964S">
            <text:p>12:53:59.9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636">
            <text:p>18636</text:p>
          </table:table-cell>
          <table:table-cell office:value-type="string">
            <text:p>Success</text:p>
          </table:table-cell>
          <table:table-cell office:value-type="float" office:value="77857">
            <text:p>77857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53M50.639S">
            <text:p>12:53:50.6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8300">
            <text:p>28300</text:p>
          </table:table-cell>
          <table:table-cell office:value-type="string">
            <text:p>Success</text:p>
          </table:table-cell>
          <table:table-cell office:value-type="float" office:value="120672">
            <text:p>120672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54M18.94S">
            <text:p>12:54:18.9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54M05.879S">
            <text:p>12:54:05.8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057">
            <text:p>14057</text:p>
          </table:table-cell>
          <table:table-cell office:value-type="string">
            <text:p>Success</text:p>
          </table:table-cell>
          <table:table-cell office:value-type="float" office:value="85604">
            <text:p>85604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54M19.938S">
            <text:p>12:54:19.9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54M18.963S">
            <text:p>12:54:18.9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54M19.961S">
            <text:p>12:54:19.9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54M19.973S">
            <text:p>12:54:19.9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53M59.977S">
            <text:p>12:53:59.9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199">
            <text:p>20199</text:p>
          </table:table-cell>
          <table:table-cell office:value-type="string">
            <text:p>Success</text:p>
          </table:table-cell>
          <table:table-cell office:value-type="float" office:value="75713">
            <text:p>75713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54M03.076S">
            <text:p>12:54:03.0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116">
            <text:p>17116</text:p>
          </table:table-cell>
          <table:table-cell office:value-type="string">
            <text:p>Success</text:p>
          </table:table-cell>
          <table:table-cell office:value-type="float" office:value="83142">
            <text:p>83142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54M20.177S">
            <text:p>12:54:20.1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54M20.194S">
            <text:p>12:54:20.1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54M20.196S">
            <text:p>12:54:20.2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54M20.208S">
            <text:p>12:54:20.2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54M20.218S">
            <text:p>12:54:20.2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54M20.228S">
            <text:p>12:54:20.23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53M59.998S">
            <text:p>12:54:00.0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258">
            <text:p>20258</text:p>
          </table:table-cell>
          <table:table-cell office:value-type="string">
            <text:p>Success</text:p>
          </table:table-cell>
          <table:table-cell office:value-type="float" office:value="67398">
            <text:p>67398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54M04.033S">
            <text:p>12:54:04.0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554">
            <text:p>16554</text:p>
          </table:table-cell>
          <table:table-cell office:value-type="string">
            <text:p>Success</text:p>
          </table:table-cell>
          <table:table-cell office:value-type="float" office:value="79306">
            <text:p>79306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54M20.589S">
            <text:p>12:54:20.5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54M20.599S">
            <text:p>12:54:20.6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54M20.63S">
            <text:p>12:54:20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54M20.642S">
            <text:p>12:54:20.6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54M08.082S">
            <text:p>12:54:08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637">
            <text:p>12637</text:p>
          </table:table-cell>
          <table:table-cell office:value-type="string">
            <text:p>Success</text:p>
          </table:table-cell>
          <table:table-cell office:value-type="float" office:value="87487">
            <text:p>87487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54M20.72S">
            <text:p>12:54:20.7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54M20.731S">
            <text:p>12:54:20.7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53M59.938S">
            <text:p>12:53:59.9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0824">
            <text:p>20824</text:p>
          </table:table-cell>
          <table:table-cell office:value-type="string">
            <text:p>Success</text:p>
          </table:table-cell>
          <table:table-cell office:value-type="float" office:value="77255">
            <text:p>77255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54M20.753S">
            <text:p>12:54:20.7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54M11.706S">
            <text:p>12:54:11.7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135">
            <text:p>913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54M20.842S">
            <text:p>12:54:20.8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53M59.833S">
            <text:p>12:53:59.8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1159">
            <text:p>21159</text:p>
          </table:table-cell>
          <table:table-cell office:value-type="string">
            <text:p>Success</text:p>
          </table:table-cell>
          <table:table-cell office:value-type="float" office:value="86989">
            <text:p>86989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53M46.245S">
            <text:p>12:53:46.2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4977">
            <text:p>34977</text:p>
          </table:table-cell>
          <table:table-cell office:value-type="string">
            <text:p>Success</text:p>
          </table:table-cell>
          <table:table-cell office:value-type="float" office:value="120359">
            <text:p>120359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54M21.223S">
            <text:p>12:54:21.2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54M21.234S">
            <text:p>12:54:21.2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54M21.26S">
            <text:p>12:54:21.2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54M21.272S">
            <text:p>12:54:21.2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76">
            <text:p>13076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53M59.84S">
            <text:p>12:53:59.8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1613">
            <text:p>21613</text:p>
          </table:table-cell>
          <table:table-cell office:value-type="string">
            <text:p>Success</text:p>
          </table:table-cell>
          <table:table-cell office:value-type="float" office:value="75773">
            <text:p>75773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53M59.834S">
            <text:p>12:53:59.8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1755">
            <text:p>21755</text:p>
          </table:table-cell>
          <table:table-cell office:value-type="string">
            <text:p>Success</text:p>
          </table:table-cell>
          <table:table-cell office:value-type="float" office:value="87196">
            <text:p>87196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54M21.59S">
            <text:p>12:54:21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54M21.6S">
            <text:p>12:54:21.6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54M21.622S">
            <text:p>12:54:21.6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54M11.752S">
            <text:p>12:54:11.7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979">
            <text:p>9979</text:p>
          </table:table-cell>
          <table:table-cell office:value-type="string">
            <text:p>Success</text:p>
          </table:table-cell>
          <table:table-cell office:value-type="float" office:value="16018">
            <text:p>16018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54M21.732S">
            <text:p>12:54:21.73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54M10.409S">
            <text:p>12:54:10.4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1717">
            <text:p>11717</text:p>
          </table:table-cell>
          <table:table-cell office:value-type="string">
            <text:p>Success</text:p>
          </table:table-cell>
          <table:table-cell office:value-type="float" office:value="85607">
            <text:p>85607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54M07.162S">
            <text:p>12:54:07.1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409">
            <text:p>15409</text:p>
          </table:table-cell>
          <table:table-cell office:value-type="string">
            <text:p>Success</text:p>
          </table:table-cell>
          <table:table-cell office:value-type="float" office:value="87094">
            <text:p>87094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54M22.572S">
            <text:p>12:54:22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54M22.585S">
            <text:p>12:54:22.5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54M22.607S">
            <text:p>12:54:22.61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54M17.605S">
            <text:p>12:54:17.6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627">
            <text:p>562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54M17.546S">
            <text:p>12:54:17.5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696">
            <text:p>5696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54M10.401S">
            <text:p>12:54:10.4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191">
            <text:p>13191</text:p>
          </table:table-cell>
          <table:table-cell office:value-type="string">
            <text:p>Success</text:p>
          </table:table-cell>
          <table:table-cell office:value-type="float" office:value="84901">
            <text:p>84901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54M05.876S">
            <text:p>12:54:05.8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8108">
            <text:p>18108</text:p>
          </table:table-cell>
          <table:table-cell office:value-type="string">
            <text:p>Success</text:p>
          </table:table-cell>
          <table:table-cell office:value-type="float" office:value="86978">
            <text:p>86978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54M23.986S">
            <text:p>12:54:23.9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54M02.333S">
            <text:p>12:54:02.3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1800">
            <text:p>21800</text:p>
          </table:table-cell>
          <table:table-cell office:value-type="string">
            <text:p>Success</text:p>
          </table:table-cell>
          <table:table-cell office:value-type="float" office:value="82946">
            <text:p>82946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54M24.134S">
            <text:p>12:54:24.1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54M04.978S">
            <text:p>12:54:04.9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9196">
            <text:p>19196</text:p>
          </table:table-cell>
          <table:table-cell office:value-type="string">
            <text:p>Success</text:p>
          </table:table-cell>
          <table:table-cell office:value-type="float" office:value="86586">
            <text:p>86586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54M24.175S">
            <text:p>12:54:24.1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54M24.186S">
            <text:p>12:54:24.19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54M24.21S">
            <text:p>12:54:24.2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54M24.224S">
            <text:p>12:54:24.2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5527">
            <text:p>15527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54M17.449S">
            <text:p>12:54:17.4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253">
            <text:p>7253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54M24.703S">
            <text:p>12:54:24.70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53M49.629S">
            <text:p>12:53:49.6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182">
            <text:p>35182</text:p>
          </table:table-cell>
          <table:table-cell office:value-type="string">
            <text:p>Success</text:p>
          </table:table-cell>
          <table:table-cell office:value-type="float" office:value="29295">
            <text:p>29295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54M24.283S">
            <text:p>12:54:24.2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53M59.947S">
            <text:p>12:53:59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5099">
            <text:p>25099</text:p>
          </table:table-cell>
          <table:table-cell office:value-type="string">
            <text:p>Success</text:p>
          </table:table-cell>
          <table:table-cell office:value-type="float" office:value="80814">
            <text:p>80814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54M25.047S">
            <text:p>12:54:25.0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54M25.059S">
            <text:p>12:54:25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54M25.071S">
            <text:p>12:54:25.0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54M11.676S">
            <text:p>12:54:11.6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712">
            <text:p>13712</text:p>
          </table:table-cell>
          <table:table-cell office:value-type="string">
            <text:p>Success</text:p>
          </table:table-cell>
          <table:table-cell office:value-type="float" office:value="73701">
            <text:p>73701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54M25.389S">
            <text:p>12:54:25.3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54M25.4S">
            <text:p>12:54:25.4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54M00.946S">
            <text:p>12:54:00.9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507">
            <text:p>24507</text:p>
          </table:table-cell>
          <table:table-cell office:value-type="string">
            <text:p>Success</text:p>
          </table:table-cell>
          <table:table-cell office:value-type="float" office:value="80658">
            <text:p>80658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54M25.454S">
            <text:p>12:54:25.4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54M25.465S">
            <text:p>12:54:25.4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54M00.236S">
            <text:p>12:54:00.2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5310">
            <text:p>25310</text:p>
          </table:table-cell>
          <table:table-cell office:value-type="string">
            <text:p>Success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54M25.475S">
            <text:p>12:54:25.4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9563">
            <text:p>19563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54M25.598S">
            <text:p>12:54:25.6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14433">
            <text:p>14433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54M08.492S">
            <text:p>12:54:08.4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270">
            <text:p>17270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54M08.144S">
            <text:p>12:54:08.1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7626">
            <text:p>17626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54M11.263S">
            <text:p>12:54:11.2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511">
            <text:p>14511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54M10.409S">
            <text:p>12:54:10.4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5367">
            <text:p>15367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54M25.775S">
            <text:p>12:54:25.7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54M25.771S">
            <text:p>12:54:25.7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54M25.803S">
            <text:p>12:54:25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54M25.807S">
            <text:p>12:54:25.8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54M25.883S">
            <text:p>12:54:25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54M20.677S">
            <text:p>12:54:20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337">
            <text:p>533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54M20.239S">
            <text:p>12:54:20.2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778">
            <text:p>5778</text:p>
          </table:table-cell>
          <table:table-cell office:value-type="string">
            <text:p>Success</text:p>
          </table:table-cell>
          <table:table-cell office:value-type="float" office:value="9938">
            <text:p>9938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54M20.779S">
            <text:p>12:54:20.7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279">
            <text:p>5279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54M22.637S">
            <text:p>12:54:22.6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25">
            <text:p>3425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54M21.644S">
            <text:p>12:54:21.6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423">
            <text:p>442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54M17.425S">
            <text:p>12:54:17.4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647">
            <text:p>8647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54M18.131S">
            <text:p>12:54:18.1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952">
            <text:p>7952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54M20.763S">
            <text:p>12:54:20.7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322">
            <text:p>5322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54M18.254S">
            <text:p>12:54:18.2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833">
            <text:p>783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54M17.651S">
            <text:p>12:54:17.6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442">
            <text:p>8442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54M13.05S">
            <text:p>12:54:13.05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044">
            <text:p>13044</text:p>
          </table:table-cell>
          <table:table-cell office:value-type="string">
            <text:p>Success</text:p>
          </table:table-cell>
          <table:table-cell office:value-type="float" office:value="19089">
            <text:p>1908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54M16.392S">
            <text:p>12:54:16.3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703">
            <text:p>970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54M25.777S">
            <text:p>12:54:25.7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54M18.23S">
            <text:p>12:54:18.2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886">
            <text:p>7886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54M21.305S">
            <text:p>12:54:21.3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13">
            <text:p>4813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54M25.763S">
            <text:p>12:54:25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34535">
            <text:p>3453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54M20.003S">
            <text:p>12:54:20.0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137">
            <text:p>613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54M22.127S">
            <text:p>12:54:22.1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018">
            <text:p>4018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54M23.234S">
            <text:p>12:54:23.2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14">
            <text:p>2914</text:p>
          </table:table-cell>
          <table:table-cell office:value-type="string">
            <text:p>Success</text:p>
          </table:table-cell>
          <table:table-cell office:value-type="float" office:value="24129">
            <text:p>24129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54M18.601S">
            <text:p>12:54:18.6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557">
            <text:p>7557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53M59.753S">
            <text:p>12:53:59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6408">
            <text:p>26408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54M26.113S">
            <text:p>12:54:26.11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54M11.547S">
            <text:p>12:54:11.5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630">
            <text:p>14630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54M17.973S">
            <text:p>12:54:17.9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210">
            <text:p>8210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54M14.95S">
            <text:p>12:54:14.9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241">
            <text:p>11241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54M08.078S">
            <text:p>12:54:08.0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8118">
            <text:p>18118</text:p>
          </table:table-cell>
          <table:table-cell office:value-type="string">
            <text:p>Success</text:p>
          </table:table-cell>
          <table:table-cell office:value-type="float" office:value="74815">
            <text:p>7481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54M26.16S">
            <text:p>12:54:26.1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54M25.899S">
            <text:p>12:54:25.9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54M18.142S">
            <text:p>12:54:18.1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8069">
            <text:p>8069</text:p>
          </table:table-cell>
          <table:table-cell office:value-type="string">
            <text:p>Success</text:p>
          </table:table-cell>
          <table:table-cell office:value-type="float" office:value="41886">
            <text:p>41886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54M25.919S">
            <text:p>12:54:25.9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54M10.422S">
            <text:p>12:54:10.4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5792">
            <text:p>15792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54M17.948S">
            <text:p>12:54:17.9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269">
            <text:p>8269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54M16.232S">
            <text:p>12:54:16.2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994">
            <text:p>9994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54M20.993S">
            <text:p>12:54:20.9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235">
            <text:p>5235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54M20.257S">
            <text:p>12:54:20.2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975">
            <text:p>5975</text:p>
          </table:table-cell>
          <table:table-cell office:value-type="string">
            <text:p>Success</text:p>
          </table:table-cell>
          <table:table-cell office:value-type="float" office:value="43193">
            <text:p>43193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53M59.813S">
            <text:p>12:53:59.8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6423">
            <text:p>26423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53M59.792S">
            <text:p>12:53:59.7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6447">
            <text:p>26447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54M26.193S">
            <text:p>12:54:26.1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54M26.184S">
            <text:p>12:54:26.1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54M26.137S">
            <text:p>12:54:26.1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54M26.233S">
            <text:p>12:54:26.2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54M26.298S">
            <text:p>12:54:26.3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54M26.219S">
            <text:p>12:54:26.2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54M26.327S">
            <text:p>12:54:26.3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54M26.199S">
            <text:p>12:54:26.2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54M26.343S">
            <text:p>12:54:26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54M26.291S">
            <text:p>12:54:26.2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54M26.212S">
            <text:p>12:54:26.2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33059">
            <text:p>33059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54M26.405S">
            <text:p>12:54:26.4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54M26.24S">
            <text:p>12:54:26.2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54M26.364S">
            <text:p>12:54:26.3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54M26.207S">
            <text:p>12:54:26.2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54M26.302S">
            <text:p>12:54:26.3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54M26.215S">
            <text:p>12:54:26.2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33058">
            <text:p>33058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54M26.238S">
            <text:p>12:54:26.2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54M26.229S">
            <text:p>12:54:26.2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33059">
            <text:p>33059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54M26.282S">
            <text:p>12:54:26.2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54M26.478S">
            <text:p>12:54:26.48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54M26.454S">
            <text:p>12:54:26.45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54M26.493S">
            <text:p>12:54:26.4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54M26.341S">
            <text:p>12:54:26.3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54M26.401S">
            <text:p>12:54:26.4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54M26.462S">
            <text:p>12:54:26.4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54M26.459S">
            <text:p>12:54:26.4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54M26.533S">
            <text:p>12:54:26.5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54M26.495S">
            <text:p>12:54:26.5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54M26.452S">
            <text:p>12:54:26.4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54M10.405S">
            <text:p>12:54:10.4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230">
            <text:p>16230</text:p>
          </table:table-cell>
          <table:table-cell office:value-type="string">
            <text:p>Success</text:p>
          </table:table-cell>
          <table:table-cell office:value-type="float" office:value="76919">
            <text:p>76919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54M11.727S">
            <text:p>12:54:11.7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918">
            <text:p>14918</text:p>
          </table:table-cell>
          <table:table-cell office:value-type="string">
            <text:p>Success</text:p>
          </table:table-cell>
          <table:table-cell office:value-type="float" office:value="73416">
            <text:p>73416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54M26.554S">
            <text:p>12:54:26.5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54M26.54S">
            <text:p>12:54:26.5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54M26.536S">
            <text:p>12:54:26.5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54M26.612S">
            <text:p>12:54:26.6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54M26.626S">
            <text:p>12:54:26.6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54M26.607S">
            <text:p>12:54:26.6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54M26.647S">
            <text:p>12:54:26.6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54M26.163S">
            <text:p>12:54:26.1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54M26.712S">
            <text:p>12:54:26.7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54M26.732S">
            <text:p>12:54:26.7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54M26.67S">
            <text:p>12:54:26.67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54M26.73S">
            <text:p>12:54:26.7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54M26.729S">
            <text:p>12:54:26.7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54M26.765S">
            <text:p>12:54:26.7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54M26.836S">
            <text:p>12:54:26.8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54M07.158S">
            <text:p>12:54:07.1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0544">
            <text:p>20544</text:p>
          </table:table-cell>
          <table:table-cell office:value-type="string">
            <text:p>Success</text:p>
          </table:table-cell>
          <table:table-cell office:value-type="float" office:value="86391">
            <text:p>86391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54M27.703S">
            <text:p>12:54:27.7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54M11.605S">
            <text:p>12:54:11.6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6203">
            <text:p>16203</text:p>
          </table:table-cell>
          <table:table-cell office:value-type="string">
            <text:p>Success</text:p>
          </table:table-cell>
          <table:table-cell office:value-type="float" office:value="73370">
            <text:p>73370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54M26.146S">
            <text:p>12:54:26.1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33059">
            <text:p>33059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54M26.086S">
            <text:p>12:54:26.0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824">
            <text:p>1824</text:p>
          </table:table-cell>
          <table:table-cell office:value-type="string">
            <text:p>Success</text:p>
          </table:table-cell>
          <table:table-cell office:value-type="float" office:value="33059">
            <text:p>33059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54M26.095S">
            <text:p>12:54:26.1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15">
            <text:p>1815</text:p>
          </table:table-cell>
          <table:table-cell office:value-type="string">
            <text:p>Success</text:p>
          </table:table-cell>
          <table:table-cell office:value-type="float" office:value="33059">
            <text:p>33059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54M27.907S">
            <text:p>12:54:27.9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54M27.911S">
            <text:p>12:54:27.9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54M27.911S">
            <text:p>12:54:27.9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54M27.925S">
            <text:p>12:54:27.9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54M27.926S">
            <text:p>12:54:27.9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54M27.931S">
            <text:p>12:54:27.9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54M27.964S">
            <text:p>12:54:27.9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54M27.975S">
            <text:p>12:54:27.9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54M27.959S">
            <text:p>12:54:27.9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54M28.006S">
            <text:p>12:54:28.0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54M27.998S">
            <text:p>12:54:28.0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54M28.011S">
            <text:p>12:54:28.0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54M26.018S">
            <text:p>12:54:26.0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432">
            <text:p>243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54M23.995S">
            <text:p>12:54:24.00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461">
            <text:p>4461</text:p>
          </table:table-cell>
          <table:table-cell office:value-type="string">
            <text:p>Success</text:p>
          </table:table-cell>
          <table:table-cell office:value-type="float" office:value="56826">
            <text:p>56826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54M25.547S">
            <text:p>12:54:25.5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914">
            <text:p>2914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54M23.593S">
            <text:p>12:54:23.5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876">
            <text:p>4876</text:p>
          </table:table-cell>
          <table:table-cell office:value-type="string">
            <text:p>Success</text:p>
          </table:table-cell>
          <table:table-cell office:value-type="float" office:value="73474">
            <text:p>73474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54M28.451S">
            <text:p>12:54:28.45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54M28.473S">
            <text:p>12:54:28.47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54M28.477S">
            <text:p>12:54:28.48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54M28.47S">
            <text:p>12:54:28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54M28.484S">
            <text:p>12:54:28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54M28.519S">
            <text:p>12:54:28.5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54M28.462S">
            <text:p>12:54:28.4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54M29.571S">
            <text:p>12:54:29.57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54M29.578S">
            <text:p>12:54:29.58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54M29.581S">
            <text:p>12:54:29.58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54M11.619S">
            <text:p>12:54:11.6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002">
            <text:p>18002</text:p>
          </table:table-cell>
          <table:table-cell office:value-type="string">
            <text:p>Success</text:p>
          </table:table-cell>
          <table:table-cell office:value-type="float" office:value="73270">
            <text:p>73270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54M26.197S">
            <text:p>12:54:26.2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109">
            <text:p>4109</text:p>
          </table:table-cell>
          <table:table-cell office:value-type="string">
            <text:p>Success</text:p>
          </table:table-cell>
          <table:table-cell office:value-type="float" office:value="62237">
            <text:p>62237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54M30.307S">
            <text:p>12:54:30.3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54M30.342S">
            <text:p>12:54:30.3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54M30.355S">
            <text:p>12:54:30.3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54M30.394S">
            <text:p>12:54:30.3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54M13.096S">
            <text:p>12:54:13.1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540">
            <text:p>17540</text:p>
          </table:table-cell>
          <table:table-cell office:value-type="string">
            <text:p>Success</text:p>
          </table:table-cell>
          <table:table-cell office:value-type="float" office:value="75333">
            <text:p>75333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54M30.638S">
            <text:p>12:54:30.6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54M30.649S">
            <text:p>12:54:30.6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54M30.681S">
            <text:p>12:54:30.6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54M15.127S">
            <text:p>12:54:15.1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5630">
            <text:p>15630</text:p>
          </table:table-cell>
          <table:table-cell office:value-type="string">
            <text:p>Success</text:p>
          </table:table-cell>
          <table:table-cell office:value-type="float" office:value="75128">
            <text:p>75128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54M30.758S">
            <text:p>12:54:30.7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54M20.853S">
            <text:p>12:54:20.8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926">
            <text:p>9926</text:p>
          </table:table-cell>
          <table:table-cell office:value-type="string">
            <text:p>Success</text:p>
          </table:table-cell>
          <table:table-cell office:value-type="float" office:value="77299">
            <text:p>77299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54M30.78S">
            <text:p>12:54:30.7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54M11.748S">
            <text:p>12:54:11.7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188">
            <text:p>19188</text:p>
          </table:table-cell>
          <table:table-cell office:value-type="string">
            <text:p>Success</text:p>
          </table:table-cell>
          <table:table-cell office:value-type="float" office:value="75363">
            <text:p>75363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54M30.937S">
            <text:p>12:54:30.9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54M30.951S">
            <text:p>12:54:30.9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54M30.961S">
            <text:p>12:54:30.9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54M30.992S">
            <text:p>12:54:30.9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54M15.125S">
            <text:p>12:54:15.1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5903">
            <text:p>15903</text:p>
          </table:table-cell>
          <table:table-cell office:value-type="string">
            <text:p>Success</text:p>
          </table:table-cell>
          <table:table-cell office:value-type="float" office:value="77097">
            <text:p>77097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54M31.029S">
            <text:p>12:54:31.0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54M24.812S">
            <text:p>12:54:24.8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276">
            <text:p>6276</text:p>
          </table:table-cell>
          <table:table-cell office:value-type="string">
            <text:p>Success</text:p>
          </table:table-cell>
          <table:table-cell office:value-type="float" office:value="65834">
            <text:p>65834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54M31.089S">
            <text:p>12:54:31.0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54M13.098S">
            <text:p>12:54:13.1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8046">
            <text:p>18046</text:p>
          </table:table-cell>
          <table:table-cell office:value-type="string">
            <text:p>Success</text:p>
          </table:table-cell>
          <table:table-cell office:value-type="float" office:value="75130">
            <text:p>75130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54M31.118S">
            <text:p>12:54:31.1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54M26.068S">
            <text:p>12:54:26.0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02">
            <text:p>5102</text:p>
          </table:table-cell>
          <table:table-cell office:value-type="string">
            <text:p>Success</text:p>
          </table:table-cell>
          <table:table-cell office:value-type="float" office:value="60529">
            <text:p>60529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54M28.038S">
            <text:p>12:54:28.0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145">
            <text:p>3145</text:p>
          </table:table-cell>
          <table:table-cell office:value-type="string">
            <text:p>Success</text:p>
          </table:table-cell>
          <table:table-cell office:value-type="float" office:value="62593">
            <text:p>62593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54M31.145S">
            <text:p>12:54:31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54M28.034S">
            <text:p>12:54:28.0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152">
            <text:p>3152</text:p>
          </table:table-cell>
          <table:table-cell office:value-type="string">
            <text:p>Success</text:p>
          </table:table-cell>
          <table:table-cell office:value-type="float" office:value="62593">
            <text:p>62593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54M25.731S">
            <text:p>12:54:25.7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464">
            <text:p>5464</text:p>
          </table:table-cell>
          <table:table-cell office:value-type="string">
            <text:p>Success</text:p>
          </table:table-cell>
          <table:table-cell office:value-type="float" office:value="62110">
            <text:p>62110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54M13.101S">
            <text:p>12:54:13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110">
            <text:p>18110</text:p>
          </table:table-cell>
          <table:table-cell office:value-type="string">
            <text:p>Success</text:p>
          </table:table-cell>
          <table:table-cell office:value-type="float" office:value="74926">
            <text:p>74926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54M28.034S">
            <text:p>12:54:28.0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193">
            <text:p>3193</text:p>
          </table:table-cell>
          <table:table-cell office:value-type="string">
            <text:p>Success</text:p>
          </table:table-cell>
          <table:table-cell office:value-type="float" office:value="60621">
            <text:p>6062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54M26.064S">
            <text:p>12:54:26.0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166">
            <text:p>5166</text:p>
          </table:table-cell>
          <table:table-cell office:value-type="string">
            <text:p>Success</text:p>
          </table:table-cell>
          <table:table-cell office:value-type="float" office:value="58558">
            <text:p>58558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54M31.184S">
            <text:p>12:54:31.1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54M31.212S">
            <text:p>12:54:31.2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54M31.187S">
            <text:p>12:54:31.1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54M31.228S">
            <text:p>12:54:31.2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54M21.744S">
            <text:p>12:54:21.7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514">
            <text:p>9514</text:p>
          </table:table-cell>
          <table:table-cell office:value-type="string">
            <text:p>Success</text:p>
          </table:table-cell>
          <table:table-cell office:value-type="float" office:value="67827">
            <text:p>67827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54M31.186S">
            <text:p>12:54:31.1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54M17.444S">
            <text:p>12:54:17.4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824">
            <text:p>13824</text:p>
          </table:table-cell>
          <table:table-cell office:value-type="string">
            <text:p>Success</text:p>
          </table:table-cell>
          <table:table-cell office:value-type="float" office:value="63691">
            <text:p>6369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54M31.269S">
            <text:p>12:54:31.2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54M31.251S">
            <text:p>12:54:31.25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54M26.165S">
            <text:p>12:54:26.1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141">
            <text:p>5141</text:p>
          </table:table-cell>
          <table:table-cell office:value-type="string">
            <text:p>Success</text:p>
          </table:table-cell>
          <table:table-cell office:value-type="float" office:value="58558">
            <text:p>58558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54M26.06S">
            <text:p>12:54:26.0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249">
            <text:p>5249</text:p>
          </table:table-cell>
          <table:table-cell office:value-type="string">
            <text:p>Success</text:p>
          </table:table-cell>
          <table:table-cell office:value-type="float" office:value="60624">
            <text:p>60624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54M05.876S">
            <text:p>12:54:05.8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5436">
            <text:p>25436</text:p>
          </table:table-cell>
          <table:table-cell office:value-type="string">
            <text:p>Success</text:p>
          </table:table-cell>
          <table:table-cell office:value-type="float" office:value="78594">
            <text:p>78594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54M15.116S">
            <text:p>12:54:15.1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199">
            <text:p>16199</text:p>
          </table:table-cell>
          <table:table-cell office:value-type="string">
            <text:p>Success</text:p>
          </table:table-cell>
          <table:table-cell office:value-type="float" office:value="75432">
            <text:p>75432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54M24.722S">
            <text:p>12:54:24.7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604">
            <text:p>6604</text:p>
          </table:table-cell>
          <table:table-cell office:value-type="string">
            <text:p>Success</text:p>
          </table:table-cell>
          <table:table-cell office:value-type="float" office:value="62108">
            <text:p>62108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54M17.444S">
            <text:p>12:54:17.4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888">
            <text:p>13888</text:p>
          </table:table-cell>
          <table:table-cell office:value-type="string">
            <text:p>Success</text:p>
          </table:table-cell>
          <table:table-cell office:value-type="float" office:value="63791">
            <text:p>63791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54M23.243S">
            <text:p>12:54:23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093">
            <text:p>8093</text:p>
          </table:table-cell>
          <table:table-cell office:value-type="string">
            <text:p>Success</text:p>
          </table:table-cell>
          <table:table-cell office:value-type="float" office:value="62111">
            <text:p>62111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54M31.241S">
            <text:p>12:54:31.24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54M31.328S">
            <text:p>12:54:31.3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54M31.307S">
            <text:p>12:54:31.3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54M31.317S">
            <text:p>12:54:31.3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54M15.195S">
            <text:p>12:54:15.2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160">
            <text:p>16160</text:p>
          </table:table-cell>
          <table:table-cell office:value-type="string">
            <text:p>Success</text:p>
          </table:table-cell>
          <table:table-cell office:value-type="float" office:value="75527">
            <text:p>75527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54M31.313S">
            <text:p>12:54:31.3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54M31.337S">
            <text:p>12:54:31.3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54M31.306S">
            <text:p>12:54:31.3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54M31.245S">
            <text:p>12:54:31.2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54M31.26S">
            <text:p>12:54:31.2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54M31.266S">
            <text:p>12:54:31.27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54M31.333S">
            <text:p>12:54:31.3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54M31.258S">
            <text:p>12:54:31.26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54M31.347S">
            <text:p>12:54:31.3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54M31.356S">
            <text:p>12:54:31.3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54M31.403S">
            <text:p>12:54:31.4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54M31.417S">
            <text:p>12:54:31.4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54M31.411S">
            <text:p>12:54:31.4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54M31.36S">
            <text:p>12:54:31.3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54M31.394S">
            <text:p>12:54:31.3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7978">
            <text:p>17978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54M31.438S">
            <text:p>12:54:31.44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54M31.43S">
            <text:p>12:54:31.4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7978">
            <text:p>17978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54M31.49S">
            <text:p>12:54:31.4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54M31.444S">
            <text:p>12:54:31.4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7978">
            <text:p>17978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54M31.465S">
            <text:p>12:54:31.47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54M31.507S">
            <text:p>12:54:31.5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7978">
            <text:p>17978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54M26.178S">
            <text:p>12:54:26.1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547">
            <text:p>5547</text:p>
          </table:table-cell>
          <table:table-cell office:value-type="string">
            <text:p>Success</text:p>
          </table:table-cell>
          <table:table-cell office:value-type="float" office:value="58655">
            <text:p>58655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54M31.726S">
            <text:p>12:54:31.7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54M31.739S">
            <text:p>12:54:31.7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54M26.589S">
            <text:p>12:54:26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57">
            <text:p>5257</text:p>
          </table:table-cell>
          <table:table-cell office:value-type="string">
            <text:p>Success</text:p>
          </table:table-cell>
          <table:table-cell office:value-type="float" office:value="33061">
            <text:p>33061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54M26.648S">
            <text:p>12:54:26.6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00">
            <text:p>5200</text:p>
          </table:table-cell>
          <table:table-cell office:value-type="string">
            <text:p>Success</text:p>
          </table:table-cell>
          <table:table-cell office:value-type="float" office:value="33061">
            <text:p>33061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54M26.685S">
            <text:p>12:54:26.6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168">
            <text:p>5168</text:p>
          </table:table-cell>
          <table:table-cell office:value-type="string">
            <text:p>Success</text:p>
          </table:table-cell>
          <table:table-cell office:value-type="float" office:value="33061">
            <text:p>33061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54M26.462S">
            <text:p>12:54:26.4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33060">
            <text:p>33060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54M26.215S">
            <text:p>12:54:26.2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784">
            <text:p>5784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54M32S">
            <text:p>12:54:32.0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54M31.751S">
            <text:p>12:54:31.75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54M31.458S">
            <text:p>12:54:31.46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54M26.754S">
            <text:p>12:54:26.7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556">
            <text:p>5556</text:p>
          </table:table-cell>
          <table:table-cell office:value-type="string">
            <text:p>Success</text:p>
          </table:table-cell>
          <table:table-cell office:value-type="float" office:value="33877">
            <text:p>33877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54M26.656S">
            <text:p>12:54:26.6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655">
            <text:p>5655</text:p>
          </table:table-cell>
          <table:table-cell office:value-type="string">
            <text:p>Success</text:p>
          </table:table-cell>
          <table:table-cell office:value-type="float" office:value="33877">
            <text:p>33877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54M18.42S">
            <text:p>12:54:18.4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677">
            <text:p>14677</text:p>
          </table:table-cell>
          <table:table-cell office:value-type="string">
            <text:p>Success</text:p>
          </table:table-cell>
          <table:table-cell office:value-type="float" office:value="26176">
            <text:p>26176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54M33.098S">
            <text:p>12:54:33.1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54M26.751S">
            <text:p>12:54:26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584">
            <text:p>6584</text:p>
          </table:table-cell>
          <table:table-cell office:value-type="string">
            <text:p>Success</text:p>
          </table:table-cell>
          <table:table-cell office:value-type="float" office:value="64567">
            <text:p>64567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54M33.336S">
            <text:p>12:54:33.3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54M26.466S">
            <text:p>12:54:26.4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931">
            <text:p>6931</text:p>
          </table:table-cell>
          <table:table-cell office:value-type="string">
            <text:p>Success</text:p>
          </table:table-cell>
          <table:table-cell office:value-type="float" office:value="76374">
            <text:p>76374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54M31.848S">
            <text:p>12:54:31.8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76376">
            <text:p>76376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54M26.509S">
            <text:p>12:54:26.5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910">
            <text:p>6910</text:p>
          </table:table-cell>
          <table:table-cell office:value-type="string">
            <text:p>Success</text:p>
          </table:table-cell>
          <table:table-cell office:value-type="float" office:value="74410">
            <text:p>74410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54M26.814S">
            <text:p>12:54:26.8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615">
            <text:p>6615</text:p>
          </table:table-cell>
          <table:table-cell office:value-type="string">
            <text:p>Success</text:p>
          </table:table-cell>
          <table:table-cell office:value-type="float" office:value="64567">
            <text:p>64567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54M33.398S">
            <text:p>12:54:33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54M33.42S">
            <text:p>12:54:33.4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54M31.849S">
            <text:p>12:54:31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97">
            <text:p>1597</text:p>
          </table:table-cell>
          <table:table-cell office:value-type="string">
            <text:p>Success</text:p>
          </table:table-cell>
          <table:table-cell office:value-type="float" office:value="76376">
            <text:p>76376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54M33.418S">
            <text:p>12:54:33.4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54M31.855S">
            <text:p>12:54:31.8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04">
            <text:p>1604</text:p>
          </table:table-cell>
          <table:table-cell office:value-type="string">
            <text:p>Success</text:p>
          </table:table-cell>
          <table:table-cell office:value-type="float" office:value="76374">
            <text:p>76374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54M33.447S">
            <text:p>12:54:33.4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54M33.43S">
            <text:p>12:54:33.4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54M33.46S">
            <text:p>12:54:33.4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54M33.432S">
            <text:p>12:54:33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54M33.454S">
            <text:p>12:54:33.4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54M26.506S">
            <text:p>12:54:26.5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7001">
            <text:p>7001</text:p>
          </table:table-cell>
          <table:table-cell office:value-type="string">
            <text:p>Success</text:p>
          </table:table-cell>
          <table:table-cell office:value-type="float" office:value="66536">
            <text:p>66536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54M26.744S">
            <text:p>12:54:26.7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769">
            <text:p>6769</text:p>
          </table:table-cell>
          <table:table-cell office:value-type="string">
            <text:p>Success</text:p>
          </table:table-cell>
          <table:table-cell office:value-type="float" office:value="64567">
            <text:p>64567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54M33.472S">
            <text:p>12:54:33.4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54M33.508S">
            <text:p>12:54:33.5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54M33.514S">
            <text:p>12:54:33.5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54M33.476S">
            <text:p>12:54:33.48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54M33.5S">
            <text:p>12:54:33.5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54M33.491S">
            <text:p>12:54:33.4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54M33.558S">
            <text:p>12:54:33.5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54M33.532S">
            <text:p>12:54:33.5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54M33.505S">
            <text:p>12:54:33.5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54M33.553S">
            <text:p>12:54:33.55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54M33.631S">
            <text:p>12:54:33.6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54M33.586S">
            <text:p>12:54:33.59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54M33.586S">
            <text:p>12:54:33.5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5330">
            <text:p>25330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54M33.645S">
            <text:p>12:54:33.6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5330">
            <text:p>25330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54M25.331S">
            <text:p>12:54:25.3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096">
            <text:p>9096</text:p>
          </table:table-cell>
          <table:table-cell office:value-type="string">
            <text:p>Success</text:p>
          </table:table-cell>
          <table:table-cell office:value-type="float" office:value="18428">
            <text:p>18428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54M33.662S">
            <text:p>12:54:33.6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54M24.143S">
            <text:p>12:54:24.14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346">
            <text:p>10346</text:p>
          </table:table-cell>
          <table:table-cell office:value-type="string">
            <text:p>Success</text:p>
          </table:table-cell>
          <table:table-cell office:value-type="float" office:value="53712">
            <text:p>53712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54M33.645S">
            <text:p>12:54:33.6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54M31.146S">
            <text:p>12:54:31.1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365">
            <text:p>3365</text:p>
          </table:table-cell>
          <table:table-cell office:value-type="string">
            <text:p>Success</text:p>
          </table:table-cell>
          <table:table-cell office:value-type="float" office:value="26179">
            <text:p>26179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54M33.606S">
            <text:p>12:54:33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08">
            <text:p>908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54M33.687S">
            <text:p>12:54:33.6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54M10.49S">
            <text:p>12:54:10.4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4027">
            <text:p>24027</text:p>
          </table:table-cell>
          <table:table-cell office:value-type="string">
            <text:p>Success</text:p>
          </table:table-cell>
          <table:table-cell office:value-type="float" office:value="45934">
            <text:p>45934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54M33.598S">
            <text:p>12:54:33.6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54M30.706S">
            <text:p>12:54:30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827">
            <text:p>382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54M34.512S">
            <text:p>12:54:34.5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54M31.408S">
            <text:p>12:54:31.4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54M31.405S">
            <text:p>12:54:31.4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148">
            <text:p>3148</text:p>
          </table:table-cell>
          <table:table-cell office:value-type="string">
            <text:p>Success</text:p>
          </table:table-cell>
          <table:table-cell office:value-type="float" office:value="56825">
            <text:p>56825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54M30.771S">
            <text:p>12:54:30.77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784">
            <text:p>3784</text:p>
          </table:table-cell>
          <table:table-cell office:value-type="string">
            <text:p>Success</text:p>
          </table:table-cell>
          <table:table-cell office:value-type="float" office:value="56825">
            <text:p>56825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54M31.507S">
            <text:p>12:54:31.5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54M19.947S">
            <text:p>12:54:19.9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617">
            <text:p>14617</text:p>
          </table:table-cell>
          <table:table-cell office:value-type="string">
            <text:p>Success</text:p>
          </table:table-cell>
          <table:table-cell office:value-type="float" office:value="53712">
            <text:p>53712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54M29.622S">
            <text:p>12:54:29.6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948">
            <text:p>4948</text:p>
          </table:table-cell>
          <table:table-cell office:value-type="string">
            <text:p>Success</text:p>
          </table:table-cell>
          <table:table-cell office:value-type="float" office:value="48058">
            <text:p>48058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54M31.038S">
            <text:p>12:54:31.04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537">
            <text:p>3537</text:p>
          </table:table-cell>
          <table:table-cell office:value-type="string">
            <text:p>Success</text:p>
          </table:table-cell>
          <table:table-cell office:value-type="float" office:value="56822">
            <text:p>56822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54M34.572S">
            <text:p>12:54:34.5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54M34.596S">
            <text:p>12:54:34.6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54M34.653S">
            <text:p>12:54:34.6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54M34.688S">
            <text:p>12:54:34.69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54M31.493S">
            <text:p>12:54:31.4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423">
            <text:p>342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54M31.476S">
            <text:p>12:54:31.4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441">
            <text:p>344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54M26.386S">
            <text:p>12:54:26.3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706">
            <text:p>8706</text:p>
          </table:table-cell>
          <table:table-cell office:value-type="string">
            <text:p>Success</text:p>
          </table:table-cell>
          <table:table-cell office:value-type="float" office:value="82302">
            <text:p>82302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54M32.311S">
            <text:p>12:54:32.3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78364">
            <text:p>78364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54M34.507S">
            <text:p>12:54:34.5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82303">
            <text:p>82303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54M35.093S">
            <text:p>12:54:35.0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54M34.546S">
            <text:p>12:54:34.5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82303">
            <text:p>82303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54M32.313S">
            <text:p>12:54:32.3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817">
            <text:p>2817</text:p>
          </table:table-cell>
          <table:table-cell office:value-type="string">
            <text:p>Success</text:p>
          </table:table-cell>
          <table:table-cell office:value-type="float" office:value="82303">
            <text:p>82303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54M35.1S">
            <text:p>12:54:35.1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54M31.538S">
            <text:p>12:54:31.5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598">
            <text:p>3598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54M31.438S">
            <text:p>12:54:31.4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54M31.994S">
            <text:p>12:54:31.9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168">
            <text:p>3168</text:p>
          </table:table-cell>
          <table:table-cell office:value-type="string">
            <text:p>Success</text:p>
          </table:table-cell>
          <table:table-cell office:value-type="float" office:value="82301">
            <text:p>82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54M35.131S">
            <text:p>12:54:35.1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54M34.744S">
            <text:p>12:54:34.7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45327">
            <text:p>45327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54M35.135S">
            <text:p>12:54:35.1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54M35.163S">
            <text:p>12:54:35.1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54M34.518S">
            <text:p>12:54:34.5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45326">
            <text:p>45326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54M35.197S">
            <text:p>12:54:35.2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54M35.173S">
            <text:p>12:54:35.1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54M35.178S">
            <text:p>12:54:35.18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54M35.195S">
            <text:p>12:54:35.2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54M35.21S">
            <text:p>12:54:35.2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54M35.213S">
            <text:p>12:54:35.21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54M35.234S">
            <text:p>12:54:35.2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54M35.254S">
            <text:p>12:54:35.2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54M35.288S">
            <text:p>12:54:35.2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54M35.113S">
            <text:p>12:54:35.11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31833">
            <text:p>31833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54M35.519S">
            <text:p>12:54:35.5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54M32.015S">
            <text:p>12:54:32.0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650">
            <text:p>3650</text:p>
          </table:table-cell>
          <table:table-cell office:value-type="string">
            <text:p>Success</text:p>
          </table:table-cell>
          <table:table-cell office:value-type="float" office:value="82304">
            <text:p>82304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54M35.666S">
            <text:p>12:54:35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54M25.41S">
            <text:p>12:54:25.41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316">
            <text:p>10316</text:p>
          </table:table-cell>
          <table:table-cell office:value-type="string">
            <text:p>Success</text:p>
          </table:table-cell>
          <table:table-cell office:value-type="float" office:value="26179">
            <text:p>26179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54M17.947S">
            <text:p>12:54:17.95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793">
            <text:p>17793</text:p>
          </table:table-cell>
          <table:table-cell office:value-type="string">
            <text:p>Success</text:p>
          </table:table-cell>
          <table:table-cell office:value-type="float" office:value="53740">
            <text:p>53740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54M35.727S">
            <text:p>12:54:35.7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54M26.095S">
            <text:p>12:54:26.1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650">
            <text:p>9650</text:p>
          </table:table-cell>
          <table:table-cell office:value-type="string">
            <text:p>Success</text:p>
          </table:table-cell>
          <table:table-cell office:value-type="float" office:value="36555">
            <text:p>36555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54M20.208S">
            <text:p>12:54:20.21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539">
            <text:p>15539</text:p>
          </table:table-cell>
          <table:table-cell office:value-type="string">
            <text:p>Success</text:p>
          </table:table-cell>
          <table:table-cell office:value-type="float" office:value="53709">
            <text:p>53709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54M28.568S">
            <text:p>12:54:28.5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182">
            <text:p>7182</text:p>
          </table:table-cell>
          <table:table-cell office:value-type="string">
            <text:p>Success</text:p>
          </table:table-cell>
          <table:table-cell office:value-type="float" office:value="29295">
            <text:p>29295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54M35.53S">
            <text:p>12:54:35.5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9419">
            <text:p>2941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54M24.815S">
            <text:p>12:54:24.8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944">
            <text:p>10944</text:p>
          </table:table-cell>
          <table:table-cell office:value-type="string">
            <text:p>Success</text:p>
          </table:table-cell>
          <table:table-cell office:value-type="float" office:value="49748">
            <text:p>49748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54M35.747S">
            <text:p>12:54:35.7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54M36.169S">
            <text:p>12:54:36.17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54M36.175S">
            <text:p>12:54:36.18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54M36.179S">
            <text:p>12:54:36.1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54M35.741S">
            <text:p>12:54:35.7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54M18.205S">
            <text:p>12:54:18.2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106">
            <text:p>18106</text:p>
          </table:table-cell>
          <table:table-cell office:value-type="string">
            <text:p>Success</text:p>
          </table:table-cell>
          <table:table-cell office:value-type="float" office:value="73474">
            <text:p>73474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54M18.385S">
            <text:p>12:54:18.3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7930">
            <text:p>17930</text:p>
          </table:table-cell>
          <table:table-cell office:value-type="string">
            <text:p>Success</text:p>
          </table:table-cell>
          <table:table-cell office:value-type="float" office:value="45975">
            <text:p>45975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54M11.665S">
            <text:p>12:54:11.6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4660">
            <text:p>24660</text:p>
          </table:table-cell>
          <table:table-cell office:value-type="string">
            <text:p>Success</text:p>
          </table:table-cell>
          <table:table-cell office:value-type="float" office:value="74801">
            <text:p>748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54M21.454S">
            <text:p>12:54:21.4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872">
            <text:p>14872</text:p>
          </table:table-cell>
          <table:table-cell office:value-type="string">
            <text:p>Success</text:p>
          </table:table-cell>
          <table:table-cell office:value-type="float" office:value="64081">
            <text:p>6408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54M36.328S">
            <text:p>12:54:36.3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54M36.316S">
            <text:p>12:54:36.3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54M36.312S">
            <text:p>12:54:36.3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433">
            <text:p>433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54M36.376S">
            <text:p>12:54:36.3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53M59.8S">
            <text:p>12:53:59.8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6615">
            <text:p>36615</text:p>
          </table:table-cell>
          <table:table-cell office:value-type="string">
            <text:p>Success</text:p>
          </table:table-cell>
          <table:table-cell office:value-type="float" office:value="53915">
            <text:p>53915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54M36.411S">
            <text:p>12:54:36.4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54M36.383S">
            <text:p>12:54:36.3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54M36.437S">
            <text:p>12:54:36.4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54M36.404S">
            <text:p>12:54:36.4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433">
            <text:p>433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54M36.44S">
            <text:p>12:54:36.4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54M36.416S">
            <text:p>12:54:36.4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54M36.486S">
            <text:p>12:54:36.49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54M36.473S">
            <text:p>12:54:36.4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33">
            <text:p>433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54M36.484S">
            <text:p>12:54:36.48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54M12.274S">
            <text:p>12:54:12.2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4316">
            <text:p>24316</text:p>
          </table:table-cell>
          <table:table-cell office:value-type="string">
            <text:p>Success</text:p>
          </table:table-cell>
          <table:table-cell office:value-type="float" office:value="64082">
            <text:p>64082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54M36.592S">
            <text:p>12:54:36.5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54M16.164S">
            <text:p>12:54:16.1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0446">
            <text:p>20446</text:p>
          </table:table-cell>
          <table:table-cell office:value-type="string">
            <text:p>Success</text:p>
          </table:table-cell>
          <table:table-cell office:value-type="float" office:value="45975">
            <text:p>45975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54M17.161S">
            <text:p>12:54:17.1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455">
            <text:p>19455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53M59.753S">
            <text:p>12:53:59.7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6866">
            <text:p>36866</text:p>
          </table:table-cell>
          <table:table-cell office:value-type="string">
            <text:p>Success</text:p>
          </table:table-cell>
          <table:table-cell office:value-type="float" office:value="53178">
            <text:p>53178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54M11.612S">
            <text:p>12:54:11.6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5012">
            <text:p>25012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54M36.611S">
            <text:p>12:54:36.6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54M36.637S">
            <text:p>12:54:36.6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54M36.611S">
            <text:p>12:54:36.6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54M36.654S">
            <text:p>12:54:36.6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54M36.654S">
            <text:p>12:54:36.6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54M36.682S">
            <text:p>12:54:36.6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54M36.73S">
            <text:p>12:54:36.73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54M36.62S">
            <text:p>12:54:36.6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54M37.202S">
            <text:p>12:54:37.20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54M36.765S">
            <text:p>12:54:36.7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46143">
            <text:p>46143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54M16.515S">
            <text:p>12:54:16.5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727">
            <text:p>20727</text:p>
          </table:table-cell>
          <table:table-cell office:value-type="string">
            <text:p>Success</text:p>
          </table:table-cell>
          <table:table-cell office:value-type="float" office:value="45975">
            <text:p>45975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54M11.662S">
            <text:p>12:54:11.6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582">
            <text:p>25582</text:p>
          </table:table-cell>
          <table:table-cell office:value-type="string">
            <text:p>Success</text:p>
          </table:table-cell>
          <table:table-cell office:value-type="float" office:value="52441">
            <text:p>52441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54M37.244S">
            <text:p>12:54:37.2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54M36.617S">
            <text:p>12:54:36.6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47619">
            <text:p>47619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54M36.542S">
            <text:p>12:54:36.5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46143">
            <text:p>46143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54M37.272S">
            <text:p>12:54:37.2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54M37.289S">
            <text:p>12:54:37.2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54M37.266S">
            <text:p>12:54:37.2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54M37.303S">
            <text:p>12:54:37.3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54M37.322S">
            <text:p>12:54:37.3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54M37.32S">
            <text:p>12:54:37.3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54M37.364S">
            <text:p>12:54:37.3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54M37.397S">
            <text:p>12:54:37.4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6143">
            <text:p>46143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54M11.627S">
            <text:p>12:54:11.6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6201">
            <text:p>26201</text:p>
          </table:table-cell>
          <table:table-cell office:value-type="string">
            <text:p>Success</text:p>
          </table:table-cell>
          <table:table-cell office:value-type="float" office:value="74845">
            <text:p>74845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54M34.534S">
            <text:p>12:54:34.5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69">
            <text:p>3369</text:p>
          </table:table-cell>
          <table:table-cell office:value-type="string">
            <text:p>Success</text:p>
          </table:table-cell>
          <table:table-cell office:value-type="float" office:value="82316">
            <text:p>82316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54M35.263S">
            <text:p>12:54:35.2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11">
            <text:p>301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54M26.117S">
            <text:p>12:54:26.1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159">
            <text:p>12159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54M28.458S">
            <text:p>12:54:28.4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827">
            <text:p>9827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54M35.228S">
            <text:p>12:54:35.2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102">
            <text:p>3102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54M26.149S">
            <text:p>12:54:26.1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190">
            <text:p>12190</text:p>
          </table:table-cell>
          <table:table-cell office:value-type="string">
            <text:p>Success</text:p>
          </table:table-cell>
          <table:table-cell office:value-type="float" office:value="36549">
            <text:p>36549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54M26.096S">
            <text:p>12:54:26.1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247">
            <text:p>12247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54M15.537S">
            <text:p>12:54:15.5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2810">
            <text:p>22810</text:p>
          </table:table-cell>
          <table:table-cell office:value-type="string">
            <text:p>Success</text:p>
          </table:table-cell>
          <table:table-cell office:value-type="float" office:value="73478">
            <text:p>73478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54M26.088S">
            <text:p>12:54:26.0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259">
            <text:p>12259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54M35.138S">
            <text:p>12:54:35.1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215">
            <text:p>3215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54M26.016S">
            <text:p>12:54:26.0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340">
            <text:p>12340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54M26.142S">
            <text:p>12:54:26.1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225">
            <text:p>12225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54M38.348S">
            <text:p>12:54:38.3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54M38.402S">
            <text:p>12:54:38.4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54M38.456S">
            <text:p>12:54:38.4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54M34.521S">
            <text:p>12:54:34.5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053">
            <text:p>5053</text:p>
          </table:table-cell>
          <table:table-cell office:value-type="string">
            <text:p>Success</text:p>
          </table:table-cell>
          <table:table-cell office:value-type="float" office:value="82318">
            <text:p>82318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54M38.34S">
            <text:p>12:54:38.3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54M40.753S">
            <text:p>12:54:40.75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54M40.76S">
            <text:p>12:54:40.76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54M40.764S">
            <text:p>12:54:40.76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54M35.176S">
            <text:p>12:54:35.1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996">
            <text:p>5996</text:p>
          </table:table-cell>
          <table:table-cell office:value-type="string">
            <text:p>Success</text:p>
          </table:table-cell>
          <table:table-cell office:value-type="float" office:value="80342">
            <text:p>80342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54M41.174S">
            <text:p>12:54:41.1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54M41.186S">
            <text:p>12:54:41.1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54M41.21S">
            <text:p>12:54:41.21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54M36.326S">
            <text:p>12:54:36.3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989">
            <text:p>4989</text:p>
          </table:table-cell>
          <table:table-cell office:value-type="string">
            <text:p>Success</text:p>
          </table:table-cell>
          <table:table-cell office:value-type="float" office:value="90098">
            <text:p>90098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54M41.317S">
            <text:p>12:54:41.3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54M41.361S">
            <text:p>12:54:41.3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54M41.374S">
            <text:p>12:54:41.3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54M41.415S">
            <text:p>12:54:41.4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54M35.15S">
            <text:p>12:54:35.1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472">
            <text:p>6472</text:p>
          </table:table-cell>
          <table:table-cell office:value-type="string">
            <text:p>Success</text:p>
          </table:table-cell>
          <table:table-cell office:value-type="float" office:value="80344">
            <text:p>80344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54M35.108S">
            <text:p>12:54:35.1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542">
            <text:p>6542</text:p>
          </table:table-cell>
          <table:table-cell office:value-type="string">
            <text:p>Success</text:p>
          </table:table-cell>
          <table:table-cell office:value-type="float" office:value="73478">
            <text:p>73478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2H54M41.651S">
            <text:p>12:54:41.6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2H54M41.678S">
            <text:p>12:54:41.6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2H54M41.73S">
            <text:p>12:54:41.7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2H54M26.636S">
            <text:p>12:54:26.6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231">
            <text:p>15231</text:p>
          </table:table-cell>
          <table:table-cell office:value-type="string">
            <text:p>Success</text:p>
          </table:table-cell>
          <table:table-cell office:value-type="float" office:value="46024">
            <text:p>46024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2H54M27.809S">
            <text:p>12:54:27.8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070">
            <text:p>14070</text:p>
          </table:table-cell>
          <table:table-cell office:value-type="string">
            <text:p>Success</text:p>
          </table:table-cell>
          <table:table-cell office:value-type="float" office:value="46024">
            <text:p>46024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2H54M34.565S">
            <text:p>12:54:34.5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319">
            <text:p>7319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2H54M41.88S">
            <text:p>12:54:41.8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46143">
            <text:p>46143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2H54M41.868S">
            <text:p>12:54:41.8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2H54M41.933S">
            <text:p>12:54:41.9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2H54M41.934S">
            <text:p>12:54:41.9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2H54M26.863S">
            <text:p>12:54:26.86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125">
            <text:p>15125</text:p>
          </table:table-cell>
          <table:table-cell office:value-type="string">
            <text:p>Success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2H54M41.945S">
            <text:p>12:54:41.9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2H54M34.576S">
            <text:p>12:54:34.5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434">
            <text:p>7434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2H54M34.491S">
            <text:p>12:54:34.4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7544">
            <text:p>7544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2H54M31.029S">
            <text:p>12:54:31.0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038">
            <text:p>11038</text:p>
          </table:table-cell>
          <table:table-cell office:value-type="string">
            <text:p>Success</text:p>
          </table:table-cell>
          <table:table-cell office:value-type="float" office:value="29294">
            <text:p>29294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2H54M33.569S">
            <text:p>12:54:33.5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508">
            <text:p>8508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2H54M32.271S">
            <text:p>12:54:32.27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808">
            <text:p>980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2H54M32.273S">
            <text:p>12:54:32.27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835">
            <text:p>9835</text:p>
          </table:table-cell>
          <table:table-cell office:value-type="string">
            <text:p>Success</text:p>
          </table:table-cell>
          <table:table-cell office:value-type="float" office:value="21929">
            <text:p>21929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2H54M34.557S">
            <text:p>12:54:34.5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7553">
            <text:p>7553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2H54M31.352S">
            <text:p>12:54:31.3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759">
            <text:p>10759</text:p>
          </table:table-cell>
          <table:table-cell office:value-type="string">
            <text:p>Success</text:p>
          </table:table-cell>
          <table:table-cell office:value-type="float" office:value="56826">
            <text:p>56826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2H54M31.347S">
            <text:p>12:54:31.35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770">
            <text:p>10770</text:p>
          </table:table-cell>
          <table:table-cell office:value-type="string">
            <text:p>Success</text:p>
          </table:table-cell>
          <table:table-cell office:value-type="float" office:value="56822">
            <text:p>56822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2H54M34.554S">
            <text:p>12:54:34.5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569">
            <text:p>7569</text:p>
          </table:table-cell>
          <table:table-cell office:value-type="string">
            <text:p>Success</text:p>
          </table:table-cell>
          <table:table-cell office:value-type="float" office:value="18696">
            <text:p>18696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2H54M27.716S">
            <text:p>12:54:27.72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424">
            <text:p>14424</text:p>
          </table:table-cell>
          <table:table-cell office:value-type="string">
            <text:p>Success</text:p>
          </table:table-cell>
          <table:table-cell office:value-type="float" office:value="53749">
            <text:p>53749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2H54M33.111S">
            <text:p>12:54:33.1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037">
            <text:p>9037</text:p>
          </table:table-cell>
          <table:table-cell office:value-type="string">
            <text:p>Success</text:p>
          </table:table-cell>
          <table:table-cell office:value-type="float" office:value="26837">
            <text:p>26837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2H54M41.995S">
            <text:p>12:54:42.0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2H54M33.539S">
            <text:p>12:54:33.54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623">
            <text:p>8623</text:p>
          </table:table-cell>
          <table:table-cell office:value-type="string">
            <text:p>Success</text:p>
          </table:table-cell>
          <table:table-cell office:value-type="float" office:value="56800">
            <text:p>56800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2H54M31.357S">
            <text:p>12:54:31.36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809">
            <text:p>10809</text:p>
          </table:table-cell>
          <table:table-cell office:value-type="string">
            <text:p>Success</text:p>
          </table:table-cell>
          <table:table-cell office:value-type="float" office:value="53749">
            <text:p>53749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2H54M34.428S">
            <text:p>12:54:34.4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740">
            <text:p>7740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2H54M30.79S">
            <text:p>12:54:30.7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381">
            <text:p>11381</text:p>
          </table:table-cell>
          <table:table-cell office:value-type="string">
            <text:p>Success</text:p>
          </table:table-cell>
          <table:table-cell office:value-type="float" office:value="56821">
            <text:p>56821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2H54M31.351S">
            <text:p>12:54:31.35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828">
            <text:p>10828</text:p>
          </table:table-cell>
          <table:table-cell office:value-type="string">
            <text:p>Success</text:p>
          </table:table-cell>
          <table:table-cell office:value-type="float" office:value="56822">
            <text:p>56822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2H54M31.31S">
            <text:p>12:54:31.3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876">
            <text:p>10876</text:p>
          </table:table-cell>
          <table:table-cell office:value-type="string">
            <text:p>Success</text:p>
          </table:table-cell>
          <table:table-cell office:value-type="float" office:value="73474">
            <text:p>73474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2H54M31.508S">
            <text:p>12:54:31.5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690">
            <text:p>10690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2H54M31.303S">
            <text:p>12:54:31.30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897">
            <text:p>10897</text:p>
          </table:table-cell>
          <table:table-cell office:value-type="string">
            <text:p>Success</text:p>
          </table:table-cell>
          <table:table-cell office:value-type="float" office:value="56821">
            <text:p>5682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2H54M41.965S">
            <text:p>12:54:41.9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2H54M34.478S">
            <text:p>12:54:34.4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755">
            <text:p>7755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2H54M42.157S">
            <text:p>12:54:42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2H54M42.187S">
            <text:p>12:54:42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2H54M42.223S">
            <text:p>12:54:42.2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2H54M35.76S">
            <text:p>12:54:35.7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581">
            <text:p>6581</text:p>
          </table:table-cell>
          <table:table-cell office:value-type="string">
            <text:p>Success</text:p>
          </table:table-cell>
          <table:table-cell office:value-type="float" office:value="84139">
            <text:p>84139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2H54M35.751S">
            <text:p>12:54:35.7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597">
            <text:p>6597</text:p>
          </table:table-cell>
          <table:table-cell office:value-type="string">
            <text:p>Success</text:p>
          </table:table-cell>
          <table:table-cell office:value-type="float" office:value="84147">
            <text:p>84147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2H54M42.284S">
            <text:p>12:54:42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2H54M42.349S">
            <text:p>12:54:42.3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2H54M42.363S">
            <text:p>12:54:42.3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2H54M37.83S">
            <text:p>12:54:37.8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551">
            <text:p>4551</text:p>
          </table:table-cell>
          <table:table-cell office:value-type="string">
            <text:p>Success</text:p>
          </table:table-cell>
          <table:table-cell office:value-type="float" office:value="109853">
            <text:p>109853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2H54M42.342S">
            <text:p>12:54:42.3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2H54M42.382S">
            <text:p>12:54:42.3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2H54M36.512S">
            <text:p>12:54:36.5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950">
            <text:p>5950</text:p>
          </table:table-cell>
          <table:table-cell office:value-type="string">
            <text:p>Success</text:p>
          </table:table-cell>
          <table:table-cell office:value-type="float" office:value="93957">
            <text:p>93957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2H54M42.441S">
            <text:p>12:54:42.4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2H54M42.464S">
            <text:p>12:54:42.4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2H54M42.43S">
            <text:p>12:54:42.4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2H54M37.223S">
            <text:p>12:54:37.2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303">
            <text:p>5303</text:p>
          </table:table-cell>
          <table:table-cell office:value-type="string">
            <text:p>Success</text:p>
          </table:table-cell>
          <table:table-cell office:value-type="float" office:value="97897">
            <text:p>97897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2H54M42.51S">
            <text:p>12:54:42.5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2H54M37.456S">
            <text:p>12:54:37.4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100">
            <text:p>5100</text:p>
          </table:table-cell>
          <table:table-cell office:value-type="string">
            <text:p>Success</text:p>
          </table:table-cell>
          <table:table-cell office:value-type="float" office:value="105778">
            <text:p>105778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2H54M42.528S">
            <text:p>12:54:42.5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2H54M37.238S">
            <text:p>12:54:37.2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325">
            <text:p>5325</text:p>
          </table:table-cell>
          <table:table-cell office:value-type="string">
            <text:p>Success</text:p>
          </table:table-cell>
          <table:table-cell office:value-type="float" office:value="105777">
            <text:p>105777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2H54M42.557S">
            <text:p>12:54:42.5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2H54M37.246S">
            <text:p>12:54:37.2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335">
            <text:p>5335</text:p>
          </table:table-cell>
          <table:table-cell office:value-type="string">
            <text:p>Success</text:p>
          </table:table-cell>
          <table:table-cell office:value-type="float" office:value="105778">
            <text:p>105778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2H54M37.287S">
            <text:p>12:54:37.2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294">
            <text:p>5294</text:p>
          </table:table-cell>
          <table:table-cell office:value-type="string">
            <text:p>Success</text:p>
          </table:table-cell>
          <table:table-cell office:value-type="float" office:value="105684">
            <text:p>105684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2H54M42.564S">
            <text:p>12:54:42.5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2H54M42.361S">
            <text:p>12:54:42.3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2H54M42.582S">
            <text:p>12:54:42.5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2H54M42.55S">
            <text:p>12:54:42.5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2H54M42.605S">
            <text:p>12:54:42.6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2H54M42.582S">
            <text:p>12:54:42.5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2H54M42.577S">
            <text:p>12:54:42.5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2H54M42.642S">
            <text:p>12:54:42.6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2H54M42.589S">
            <text:p>12:54:42.5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2H54M42.678S">
            <text:p>12:54:42.6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2H54M42.678S">
            <text:p>12:54:42.68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2H54M42.692S">
            <text:p>12:54:42.69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2H54M42.169S">
            <text:p>12:54:42.1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05">
            <text:p>100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2H54M43.175S">
            <text:p>12:54:43.18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2H54M43.239S">
            <text:p>12:54:43.24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2H54M43.243S">
            <text:p>12:54:43.24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2H54M42.619S">
            <text:p>12:54:42.6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2H54M42.526S">
            <text:p>12:54:42.53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52">
            <text:p>95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2H54M42.303S">
            <text:p>12:54:42.3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47781">
            <text:p>4778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2H54M37.338S">
            <text:p>12:54:37.3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397">
            <text:p>6397</text:p>
          </table:table-cell>
          <table:table-cell office:value-type="string">
            <text:p>Success</text:p>
          </table:table-cell>
          <table:table-cell office:value-type="float" office:value="107651">
            <text:p>10765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2H54M43.736S">
            <text:p>12:54:43.7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2H54M36.625S">
            <text:p>12:54:36.6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347">
            <text:p>7347</text:p>
          </table:table-cell>
          <table:table-cell office:value-type="string">
            <text:p>Success</text:p>
          </table:table-cell>
          <table:table-cell office:value-type="float" office:value="97900">
            <text:p>97900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2H54M43.973S">
            <text:p>12:54:43.9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2H54M43.985S">
            <text:p>12:54:43.9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2H54M43.998S">
            <text:p>12:54:44.00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2H54M43.746S">
            <text:p>12:54:43.75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33476">
            <text:p>33476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2H54M44.465S">
            <text:p>12:54:44.4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2H54M34.537S">
            <text:p>12:54:34.5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336">
            <text:p>10336</text:p>
          </table:table-cell>
          <table:table-cell office:value-type="string">
            <text:p>Success</text:p>
          </table:table-cell>
          <table:table-cell office:value-type="float" office:value="26842">
            <text:p>26842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2H54M41.245S">
            <text:p>12:54:41.2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645">
            <text:p>3645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2H54M35.748S">
            <text:p>12:54:35.7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144">
            <text:p>9144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2H54M38.497S">
            <text:p>12:54:38.5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401">
            <text:p>6401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2H54M35.273S">
            <text:p>12:54:35.2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627">
            <text:p>962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2H54M35.756S">
            <text:p>12:54:35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153">
            <text:p>915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2H54M41.46S">
            <text:p>12:54:41.46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2H54M34.918S">
            <text:p>12:54:34.9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0006">
            <text:p>10006</text:p>
          </table:table-cell>
          <table:table-cell office:value-type="string">
            <text:p>Success</text:p>
          </table:table-cell>
          <table:table-cell office:value-type="float" office:value="52441">
            <text:p>52441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2H54M26.084S">
            <text:p>12:54:26.0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878">
            <text:p>18878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2H54M44.914S">
            <text:p>12:54:44.9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2H54M44.478S">
            <text:p>12:54:44.4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32698">
            <text:p>32698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2H54M44.965S">
            <text:p>12:54:44.9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2H54M45.083S">
            <text:p>12:54:45.08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2H54M45.09S">
            <text:p>12:54:45.09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2H54M45.093S">
            <text:p>12:54:45.09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2H54M35.314S">
            <text:p>12:54:35.3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027">
            <text:p>10027</text:p>
          </table:table-cell>
          <table:table-cell office:value-type="string">
            <text:p>Success</text:p>
          </table:table-cell>
          <table:table-cell office:value-type="float" office:value="84007">
            <text:p>84007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2H54M45.342S">
            <text:p>12:54:45.3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2H54M45.354S">
            <text:p>12:54:45.35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2H54M45.403S">
            <text:p>12:54:45.4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2H54M45.419S">
            <text:p>12:54:45.4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2698">
            <text:p>32698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2H54M34.515S">
            <text:p>12:54:34.5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775">
            <text:p>11775</text:p>
          </table:table-cell>
          <table:table-cell office:value-type="string">
            <text:p>Success</text:p>
          </table:table-cell>
          <table:table-cell office:value-type="float" office:value="84018">
            <text:p>84018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2H54M38.277S">
            <text:p>12:54:38.2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580">
            <text:p>8580</text:p>
          </table:table-cell>
          <table:table-cell office:value-type="string">
            <text:p>Success</text:p>
          </table:table-cell>
          <table:table-cell office:value-type="float" office:value="109537">
            <text:p>109537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2H54M46.858S">
            <text:p>12:54:46.8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2H54M46.875S">
            <text:p>12:54:46.8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2H54M36.456S">
            <text:p>12:54:36.4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838">
            <text:p>10838</text:p>
          </table:table-cell>
          <table:table-cell office:value-type="string">
            <text:p>Success</text:p>
          </table:table-cell>
          <table:table-cell office:value-type="float" office:value="89878">
            <text:p>89878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2H54M47.295S">
            <text:p>12:54:47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2H54M47.312S">
            <text:p>12:54:47.3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2H54M46.887S">
            <text:p>12:54:46.89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2H54M35.745S">
            <text:p>12:54:35.7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619">
            <text:p>11619</text:p>
          </table:table-cell>
          <table:table-cell office:value-type="string">
            <text:p>Success</text:p>
          </table:table-cell>
          <table:table-cell office:value-type="float" office:value="26842">
            <text:p>26842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2H54M47.336S">
            <text:p>12:54:47.3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2H54M47.371S">
            <text:p>12:54:47.3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2H54M47.384S">
            <text:p>12:54:47.38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2H54M47.36S">
            <text:p>12:54:47.36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28">
            <text:p>1228</text:p>
          </table:table-cell>
          <table:table-cell office:value-type="string">
            <text:p>Success</text:p>
          </table:table-cell>
          <table:table-cell office:value-type="float" office:value="27095">
            <text:p>27095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2H54M45.467S">
            <text:p>12:54:45.4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137">
            <text:p>313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2H54M35.683S">
            <text:p>12:54:35.6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960">
            <text:p>12960</text:p>
          </table:table-cell>
          <table:table-cell office:value-type="string">
            <text:p>Success</text:p>
          </table:table-cell>
          <table:table-cell office:value-type="float" office:value="56826">
            <text:p>56826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2H54M44.998S">
            <text:p>12:54:45.0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647">
            <text:p>3647</text:p>
          </table:table-cell>
          <table:table-cell office:value-type="string">
            <text:p>Success</text:p>
          </table:table-cell>
          <table:table-cell office:value-type="float" office:value="14432">
            <text:p>14432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2H54M14.959S">
            <text:p>12:54:14.9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687">
            <text:p>33687</text:p>
          </table:table-cell>
          <table:table-cell office:value-type="string">
            <text:p>Success</text:p>
          </table:table-cell>
          <table:table-cell office:value-type="float" office:value="45975">
            <text:p>45975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2H54M36.517S">
            <text:p>12:54:36.5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146">
            <text:p>12146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2H54M14.792S">
            <text:p>12:54:14.7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881">
            <text:p>33881</text:p>
          </table:table-cell>
          <table:table-cell office:value-type="string">
            <text:p>Success</text:p>
          </table:table-cell>
          <table:table-cell office:value-type="float" office:value="45975">
            <text:p>45975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2H54M42.719S">
            <text:p>12:54:42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954">
            <text:p>5954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2H54M42.379S">
            <text:p>12:54:42.3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298">
            <text:p>6298</text:p>
          </table:table-cell>
          <table:table-cell office:value-type="string">
            <text:p>Success</text:p>
          </table:table-cell>
          <table:table-cell office:value-type="float" office:value="26179">
            <text:p>26179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2H54M42.733S">
            <text:p>12:54:42.7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946">
            <text:p>5946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2H54M42.721S">
            <text:p>12:54:42.7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962">
            <text:p>5962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2H54M44.387S">
            <text:p>12:54:44.39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310">
            <text:p>4310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2H54M26.073S">
            <text:p>12:54:26.0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2625">
            <text:p>22625</text:p>
          </table:table-cell>
          <table:table-cell office:value-type="string">
            <text:p>Success</text:p>
          </table:table-cell>
          <table:table-cell office:value-type="float" office:value="74797">
            <text:p>74797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2H54M44.91S">
            <text:p>12:54:44.9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799">
            <text:p>3799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2H54M36.288S">
            <text:p>12:54:36.2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422">
            <text:p>12422</text:p>
          </table:table-cell>
          <table:table-cell office:value-type="string">
            <text:p>Success</text:p>
          </table:table-cell>
          <table:table-cell office:value-type="float" office:value="74793">
            <text:p>74793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2H54M48.674S">
            <text:p>12:54:48.6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2H54M42.173S">
            <text:p>12:54:42.1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575">
            <text:p>6575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2H54M35.131S">
            <text:p>12:54:35.1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625">
            <text:p>13625</text:p>
          </table:table-cell>
          <table:table-cell office:value-type="string">
            <text:p>Success</text:p>
          </table:table-cell>
          <table:table-cell office:value-type="float" office:value="73478">
            <text:p>73478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2H54M42.201S">
            <text:p>12:54:42.2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559">
            <text:p>6559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2H54M42.11S">
            <text:p>12:54:42.1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652">
            <text:p>6652</text:p>
          </table:table-cell>
          <table:table-cell office:value-type="string">
            <text:p>Success</text:p>
          </table:table-cell>
          <table:table-cell office:value-type="float" office:value="36392">
            <text:p>36392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2H54M42.167S">
            <text:p>12:54:42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599">
            <text:p>6599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2H54M48.647S">
            <text:p>12:54:48.6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2H54M42.513S">
            <text:p>12:54:42.5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260">
            <text:p>6260</text:p>
          </table:table-cell>
          <table:table-cell office:value-type="string">
            <text:p>Success</text:p>
          </table:table-cell>
          <table:table-cell office:value-type="float" office:value="56826">
            <text:p>56826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2H54M42.119S">
            <text:p>12:54:42.1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659">
            <text:p>6659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2H54M42.18S">
            <text:p>12:54:42.1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604">
            <text:p>6604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2H54M31.171S">
            <text:p>12:54:31.1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622">
            <text:p>17622</text:p>
          </table:table-cell>
          <table:table-cell office:value-type="string">
            <text:p>Success</text:p>
          </table:table-cell>
          <table:table-cell office:value-type="float" office:value="73478">
            <text:p>73478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2H54M42.562S">
            <text:p>12:54:42.5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233">
            <text:p>6233</text:p>
          </table:table-cell>
          <table:table-cell office:value-type="string">
            <text:p>Success</text:p>
          </table:table-cell>
          <table:table-cell office:value-type="float" office:value="56822">
            <text:p>56822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2H54M48.678S">
            <text:p>12:54:48.6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2H54M26.227S">
            <text:p>12:54:26.2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2587">
            <text:p>22587</text:p>
          </table:table-cell>
          <table:table-cell office:value-type="string">
            <text:p>Success</text:p>
          </table:table-cell>
          <table:table-cell office:value-type="float" office:value="51230">
            <text:p>51230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2H54M48.773S">
            <text:p>12:54:48.7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2H54M48.751S">
            <text:p>12:54:48.7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2H54M48.794S">
            <text:p>12:54:48.7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2H54M48.757S">
            <text:p>12:54:48.7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2H54M48.822S">
            <text:p>12:54:48.8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2H54M48.898S">
            <text:p>12:54:48.90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2H54M48.84S">
            <text:p>12:54:48.8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2H54M48.942S">
            <text:p>12:54:48.9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2H54M48.856S">
            <text:p>12:54:48.8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2H54M48.884S">
            <text:p>12:54:48.8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2H54M49.123S">
            <text:p>12:54:49.1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2H54M49.108S">
            <text:p>12:54:49.1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2H54M38.355S">
            <text:p>12:54:38.3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168">
            <text:p>12168</text:p>
          </table:table-cell>
          <table:table-cell office:value-type="string">
            <text:p>Success</text:p>
          </table:table-cell>
          <table:table-cell office:value-type="float" office:value="111755">
            <text:p>111755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2H54M50.524S">
            <text:p>12:54:50.5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2H54M50.56S">
            <text:p>12:54:50.5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2H54M50.575S">
            <text:p>12:54:50.58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2H54M38.368S">
            <text:p>12:54:38.3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091">
            <text:p>13091</text:p>
          </table:table-cell>
          <table:table-cell office:value-type="string">
            <text:p>Success</text:p>
          </table:table-cell>
          <table:table-cell office:value-type="float" office:value="111226">
            <text:p>111226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2H54M51.46S">
            <text:p>12:54:51.4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2H54M51.472S">
            <text:p>12:54:51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2H54M36.675S">
            <text:p>12:54:36.6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168">
            <text:p>15168</text:p>
          </table:table-cell>
          <table:table-cell office:value-type="string">
            <text:p>Success</text:p>
          </table:table-cell>
          <table:table-cell office:value-type="float" office:value="107234">
            <text:p>107234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2H54M51.844S">
            <text:p>12:54:51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2H54M51.856S">
            <text:p>12:54:51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2H54M51.884S">
            <text:p>12:54:51.8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2H54M51.897S">
            <text:p>12:54:51.9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2H54M51.909S">
            <text:p>12:54:51.9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2H54M48.763S">
            <text:p>12:54:48.7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744">
            <text:p>374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2H54M52.508S">
            <text:p>12:54:52.51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2H54M52.523S">
            <text:p>12:54:52.52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2H54M52.527S">
            <text:p>12:54:52.53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2H54M38.358S">
            <text:p>12:54:38.3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054">
            <text:p>15054</text:p>
          </table:table-cell>
          <table:table-cell office:value-type="string">
            <text:p>Success</text:p>
          </table:table-cell>
          <table:table-cell office:value-type="float" office:value="109261">
            <text:p>109261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2H54M42.2S">
            <text:p>12:54:42.2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220">
            <text:p>11220</text:p>
          </table:table-cell>
          <table:table-cell office:value-type="string">
            <text:p>Success</text:p>
          </table:table-cell>
          <table:table-cell office:value-type="float" office:value="109261">
            <text:p>109261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2H54M53.414S">
            <text:p>12:54:53.4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2H54M53.433S">
            <text:p>12:54:53.4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2H54M53.45S">
            <text:p>12:54:53.4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2H54M51.483S">
            <text:p>12:54:51.4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2H54M48.942S">
            <text:p>12:54:48.9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502">
            <text:p>5502</text:p>
          </table:table-cell>
          <table:table-cell office:value-type="string">
            <text:p>Success</text:p>
          </table:table-cell>
          <table:table-cell office:value-type="float" office:value="50084">
            <text:p>50084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2H54M49.012S">
            <text:p>12:54:49.0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436">
            <text:p>5436</text:p>
          </table:table-cell>
          <table:table-cell office:value-type="string">
            <text:p>Success</text:p>
          </table:table-cell>
          <table:table-cell office:value-type="float" office:value="48607">
            <text:p>48607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2H54M42.234S">
            <text:p>12:54:42.2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3357">
            <text:p>13357</text:p>
          </table:table-cell>
          <table:table-cell office:value-type="string">
            <text:p>Success</text:p>
          </table:table-cell>
          <table:table-cell office:value-type="float" office:value="105124">
            <text:p>105124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2H54M55.593S">
            <text:p>12:54:55.5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2H54M55.61S">
            <text:p>12:54:55.6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2H54M55.625S">
            <text:p>12:54:55.63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2H54M41.764S">
            <text:p>12:54:41.76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019">
            <text:p>14019</text:p>
          </table:table-cell>
          <table:table-cell office:value-type="string">
            <text:p>Success</text:p>
          </table:table-cell>
          <table:table-cell office:value-type="float" office:value="29295">
            <text:p>29295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2H54M30.436S">
            <text:p>12:54:30.4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5363">
            <text:p>25363</text:p>
          </table:table-cell>
          <table:table-cell office:value-type="string">
            <text:p>Success</text:p>
          </table:table-cell>
          <table:table-cell office:value-type="float" office:value="30040">
            <text:p>30040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2H54M33.346S">
            <text:p>12:54:33.35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459">
            <text:p>22459</text:p>
          </table:table-cell>
          <table:table-cell office:value-type="string">
            <text:p>Success</text:p>
          </table:table-cell>
          <table:table-cell office:value-type="float" office:value="56826">
            <text:p>56826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2H54M33.434S">
            <text:p>12:54:33.43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374">
            <text:p>22374</text:p>
          </table:table-cell>
          <table:table-cell office:value-type="string">
            <text:p>Success</text:p>
          </table:table-cell>
          <table:table-cell office:value-type="float" office:value="56822">
            <text:p>56822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2H54M31.196S">
            <text:p>12:54:31.2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624">
            <text:p>24624</text:p>
          </table:table-cell>
          <table:table-cell office:value-type="string">
            <text:p>Success</text:p>
          </table:table-cell>
          <table:table-cell office:value-type="float" office:value="72742">
            <text:p>72742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2H54M31.231S">
            <text:p>12:54:31.2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4597">
            <text:p>24597</text:p>
          </table:table-cell>
          <table:table-cell office:value-type="string">
            <text:p>Success</text:p>
          </table:table-cell>
          <table:table-cell office:value-type="float" office:value="72741">
            <text:p>72741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2H54M53.526S">
            <text:p>12:54:53.5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06">
            <text:p>2306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2H54M55.821S">
            <text:p>12:54:55.8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2H54M48.808S">
            <text:p>12:54:48.8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078">
            <text:p>7078</text:p>
          </table:table-cell>
          <table:table-cell office:value-type="string">
            <text:p>Success</text:p>
          </table:table-cell>
          <table:table-cell office:value-type="float" office:value="26842">
            <text:p>26842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2H54M55.829S">
            <text:p>12:54:55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2H54M55.81S">
            <text:p>12:54:55.8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2H54M55.905S">
            <text:p>12:54:55.9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2H54M55.863S">
            <text:p>12:54:55.8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2H54M56.01S">
            <text:p>12:54:56.0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2H54M55.961S">
            <text:p>12:54:55.9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2H54M42.265S">
            <text:p>12:54:42.2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070">
            <text:p>14070</text:p>
          </table:table-cell>
          <table:table-cell office:value-type="string">
            <text:p>Success</text:p>
          </table:table-cell>
          <table:table-cell office:value-type="float" office:value="107097">
            <text:p>107097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2H54M56.336S">
            <text:p>12:54:56.3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2H54M56.357S">
            <text:p>12:54:56.36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2H54M56.424S">
            <text:p>12:54:56.4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2H54M56.439S">
            <text:p>12:54:56.4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3524">
            <text:p>33524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2H54M38.276S">
            <text:p>12:54:38.2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8324">
            <text:p>18324</text:p>
          </table:table-cell>
          <table:table-cell office:value-type="string">
            <text:p>Success</text:p>
          </table:table-cell>
          <table:table-cell office:value-type="float" office:value="108966">
            <text:p>108966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2H54M38.348S">
            <text:p>12:54:38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255">
            <text:p>18255</text:p>
          </table:table-cell>
          <table:table-cell office:value-type="string">
            <text:p>Success</text:p>
          </table:table-cell>
          <table:table-cell office:value-type="float" office:value="109064">
            <text:p>109064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2H54M56.604S">
            <text:p>12:54:56.6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2H54M38.332S">
            <text:p>12:54:38.3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8290">
            <text:p>18290</text:p>
          </table:table-cell>
          <table:table-cell office:value-type="string">
            <text:p>Success</text:p>
          </table:table-cell>
          <table:table-cell office:value-type="float" office:value="108767">
            <text:p>108767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2H54M56.618S">
            <text:p>12:54:56.6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2H54M43.606S">
            <text:p>12:54:43.6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088">
            <text:p>13088</text:p>
          </table:table-cell>
          <table:table-cell office:value-type="string">
            <text:p>Success</text:p>
          </table:table-cell>
          <table:table-cell office:value-type="float" office:value="108968">
            <text:p>108968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2H54M56.695S">
            <text:p>12:54:56.7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2H54M56.71S">
            <text:p>12:54:56.7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2H54M56.742S">
            <text:p>12:54:56.74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2H54M56.631S">
            <text:p>12:54:56.6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2H54M49.18S">
            <text:p>12:54:49.1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346">
            <text:p>8346</text:p>
          </table:table-cell>
          <table:table-cell office:value-type="string">
            <text:p>Success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2H54M48.796S">
            <text:p>12:54:48.8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733">
            <text:p>8733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2H54M38.345S">
            <text:p>12:54:38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670">
            <text:p>19670</text:p>
          </table:table-cell>
          <table:table-cell office:value-type="string">
            <text:p>Success</text:p>
          </table:table-cell>
          <table:table-cell office:value-type="float" office:value="108964">
            <text:p>108964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2H54M58.016S">
            <text:p>12:54:58.0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2H54M58.028S">
            <text:p>12:54:58.0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2H54M48.699S">
            <text:p>12:54:48.7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9644">
            <text:p>9644</text:p>
          </table:table-cell>
          <table:table-cell office:value-type="string">
            <text:p>Success</text:p>
          </table:table-cell>
          <table:table-cell office:value-type="float" office:value="36395">
            <text:p>36395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2H54M43.332S">
            <text:p>12:54:43.3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044">
            <text:p>15044</text:p>
          </table:table-cell>
          <table:table-cell office:value-type="string">
            <text:p>Success</text:p>
          </table:table-cell>
          <table:table-cell office:value-type="float" office:value="21154">
            <text:p>21154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2H54M48.645S">
            <text:p>12:54:48.6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737">
            <text:p>9737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2H54M41.989S">
            <text:p>12:54:41.9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6399">
            <text:p>16399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2H54M42.141S">
            <text:p>12:54:42.1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6284">
            <text:p>16284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2H54M42.069S">
            <text:p>12:54:42.0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357">
            <text:p>16357</text:p>
          </table:table-cell>
          <table:table-cell office:value-type="string">
            <text:p>Success</text:p>
          </table:table-cell>
          <table:table-cell office:value-type="float" office:value="16739">
            <text:p>16739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2H54M43.48S">
            <text:p>12:54:43.48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4954">
            <text:p>14954</text:p>
          </table:table-cell>
          <table:table-cell office:value-type="string">
            <text:p>Success</text:p>
          </table:table-cell>
          <table:table-cell office:value-type="float" office:value="18428">
            <text:p>18428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2H54M56.485S">
            <text:p>12:54:56.4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94">
            <text:p>1994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2H54M55.807S">
            <text:p>12:54:55.8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2H54M48.775S">
            <text:p>12:54:48.7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710">
            <text:p>9710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2H54M50.672S">
            <text:p>12:54:50.67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831">
            <text:p>7831</text:p>
          </table:table-cell>
          <table:table-cell office:value-type="string">
            <text:p>Success</text:p>
          </table:table-cell>
          <table:table-cell office:value-type="float" office:value="18458">
            <text:p>18458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2H54M56.771S">
            <text:p>12:54:56.7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2H54M42.08S">
            <text:p>12:54:42.0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441">
            <text:p>16441</text:p>
          </table:table-cell>
          <table:table-cell office:value-type="string">
            <text:p>Success</text:p>
          </table:table-cell>
          <table:table-cell office:value-type="float" office:value="36391">
            <text:p>36391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2H54M42.614S">
            <text:p>12:54:42.6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914">
            <text:p>15914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2H54M55.8S">
            <text:p>12:54:55.8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733">
            <text:p>2733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2H54M55.781S">
            <text:p>12:54:55.78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71">
            <text:p>2771</text:p>
          </table:table-cell>
          <table:table-cell office:value-type="string">
            <text:p>Success</text:p>
          </table:table-cell>
          <table:table-cell office:value-type="float" office:value="21300">
            <text:p>21300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2H54M42.112S">
            <text:p>12:54:42.1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453">
            <text:p>16453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2H54M54.336S">
            <text:p>12:54:54.34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234">
            <text:p>4234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2H54M58.043S">
            <text:p>12:54:58.04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2H54M42.163S">
            <text:p>12:54:42.1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426">
            <text:p>16426</text:p>
          </table:table-cell>
          <table:table-cell office:value-type="string">
            <text:p>Success</text:p>
          </table:table-cell>
          <table:table-cell office:value-type="float" office:value="18695">
            <text:p>18695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2H54M48.646S">
            <text:p>12:54:48.6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010">
            <text:p>10010</text:p>
          </table:table-cell>
          <table:table-cell office:value-type="string">
            <text:p>Success</text:p>
          </table:table-cell>
          <table:table-cell office:value-type="float" office:value="49748">
            <text:p>49748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2H54M34.918S">
            <text:p>12:54:34.9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751">
            <text:p>23751</text:p>
          </table:table-cell>
          <table:table-cell office:value-type="string">
            <text:p>Success</text:p>
          </table:table-cell>
          <table:table-cell office:value-type="float" office:value="50483">
            <text:p>50483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2H54M42.124S">
            <text:p>12:54:42.1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6548">
            <text:p>16548</text:p>
          </table:table-cell>
          <table:table-cell office:value-type="string">
            <text:p>Success</text:p>
          </table:table-cell>
          <table:table-cell office:value-type="float" office:value="74823">
            <text:p>74823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2H54M39.575S">
            <text:p>12:54:39.5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103">
            <text:p>19103</text:p>
          </table:table-cell>
          <table:table-cell office:value-type="string">
            <text:p>Success</text:p>
          </table:table-cell>
          <table:table-cell office:value-type="float" office:value="72745">
            <text:p>72745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2H54M55.921S">
            <text:p>12:54:55.9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74797">
            <text:p>74797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2H54M41.886S">
            <text:p>12:54:41.8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802">
            <text:p>16802</text:p>
          </table:table-cell>
          <table:table-cell office:value-type="string">
            <text:p>Success</text:p>
          </table:table-cell>
          <table:table-cell office:value-type="float" office:value="74801">
            <text:p>74801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2H54M42.111S">
            <text:p>12:54:42.1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6579">
            <text:p>16579</text:p>
          </table:table-cell>
          <table:table-cell office:value-type="string">
            <text:p>Success</text:p>
          </table:table-cell>
          <table:table-cell office:value-type="float" office:value="74801">
            <text:p>74801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2H54M37.904S">
            <text:p>12:54:37.9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788">
            <text:p>20788</text:p>
          </table:table-cell>
          <table:table-cell office:value-type="string">
            <text:p>Success</text:p>
          </table:table-cell>
          <table:table-cell office:value-type="float" office:value="72719">
            <text:p>72719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2H54M41.623S">
            <text:p>12:54:41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069">
            <text:p>17069</text:p>
          </table:table-cell>
          <table:table-cell office:value-type="string">
            <text:p>Success</text:p>
          </table:table-cell>
          <table:table-cell office:value-type="float" office:value="72719">
            <text:p>72719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2H54M47.404S">
            <text:p>12:54:47.4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292">
            <text:p>11292</text:p>
          </table:table-cell>
          <table:table-cell office:value-type="string">
            <text:p>Success</text:p>
          </table:table-cell>
          <table:table-cell office:value-type="float" office:value="95702">
            <text:p>95702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2H54M48.779S">
            <text:p>12:54:48.7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9919">
            <text:p>9919</text:p>
          </table:table-cell>
          <table:table-cell office:value-type="string">
            <text:p>Success</text:p>
          </table:table-cell>
          <table:table-cell office:value-type="float" office:value="74819">
            <text:p>74819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2H54M48.589S">
            <text:p>12:54:48.5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110">
            <text:p>10110</text:p>
          </table:table-cell>
          <table:table-cell office:value-type="string">
            <text:p>Success</text:p>
          </table:table-cell>
          <table:table-cell office:value-type="float" office:value="36533">
            <text:p>36533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2H54M42.012S">
            <text:p>12:54:42.0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6689">
            <text:p>16689</text:p>
          </table:table-cell>
          <table:table-cell office:value-type="string">
            <text:p>Success</text:p>
          </table:table-cell>
          <table:table-cell office:value-type="float" office:value="74797">
            <text:p>74797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2H54M34.561S">
            <text:p>12:54:34.5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4156">
            <text:p>24156</text:p>
          </table:table-cell>
          <table:table-cell office:value-type="string">
            <text:p>Success</text:p>
          </table:table-cell>
          <table:table-cell office:value-type="float" office:value="49748">
            <text:p>49748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2H54M42.037S">
            <text:p>12:54:42.0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6682">
            <text:p>16682</text:p>
          </table:table-cell>
          <table:table-cell office:value-type="string">
            <text:p>Success</text:p>
          </table:table-cell>
          <table:table-cell office:value-type="float" office:value="74823">
            <text:p>74823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2H54M53.422S">
            <text:p>12:54:53.4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303">
            <text:p>5303</text:p>
          </table:table-cell>
          <table:table-cell office:value-type="string">
            <text:p>Success</text:p>
          </table:table-cell>
          <table:table-cell office:value-type="float" office:value="73478">
            <text:p>73478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2H54M26.119S">
            <text:p>12:54:26.1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2609">
            <text:p>32609</text:p>
          </table:table-cell>
          <table:table-cell office:value-type="string">
            <text:p>Success</text:p>
          </table:table-cell>
          <table:table-cell office:value-type="float" office:value="51210">
            <text:p>51210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2H54M48.605S">
            <text:p>12:54:48.6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135">
            <text:p>10135</text:p>
          </table:table-cell>
          <table:table-cell office:value-type="string">
            <text:p>Success</text:p>
          </table:table-cell>
          <table:table-cell office:value-type="float" office:value="49748">
            <text:p>49748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2H54M44.893S">
            <text:p>12:54:44.8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856">
            <text:p>13856</text:p>
          </table:table-cell>
          <table:table-cell office:value-type="string">
            <text:p>Success</text:p>
          </table:table-cell>
          <table:table-cell office:value-type="float" office:value="74819">
            <text:p>74819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2H54M34.517S">
            <text:p>12:54:34.5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4237">
            <text:p>24237</text:p>
          </table:table-cell>
          <table:table-cell office:value-type="string">
            <text:p>Success</text:p>
          </table:table-cell>
          <table:table-cell office:value-type="float" office:value="50483">
            <text:p>50483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2H54M58.68S">
            <text:p>12:54:58.6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2H54M58.727S">
            <text:p>12:54:58.7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2H54M58.693S">
            <text:p>12:54:58.6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2H54M58.693S">
            <text:p>12:54:58.6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2H54M58.874S">
            <text:p>12:54:58.8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2H54M58.798S">
            <text:p>12:54:58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2H54M58.819S">
            <text:p>12:54:58.8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2H54M58.886S">
            <text:p>12:54:58.8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2H54M42.149S">
            <text:p>12:54:42.1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900">
            <text:p>16900</text:p>
          </table:table-cell>
          <table:table-cell office:value-type="string">
            <text:p>Success</text:p>
          </table:table-cell>
          <table:table-cell office:value-type="float" office:value="109011">
            <text:p>109011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2H54M59.011S">
            <text:p>12:54:59.0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2H54M58.983S">
            <text:p>12:54:58.9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2H54M59.001S">
            <text:p>12:54:59.0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2H54M58.95S">
            <text:p>12:54:58.9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2H54M58.534S">
            <text:p>12:54:58.5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2H54M59.333S">
            <text:p>12:54:59.33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2H54M59.345S">
            <text:p>12:54:59.35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2H54M59.35S">
            <text:p>12:54:59.35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2H54M44.899S">
            <text:p>12:54:44.9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6321">
            <text:p>16321</text:p>
          </table:table-cell>
          <table:table-cell office:value-type="string">
            <text:p>Success</text:p>
          </table:table-cell>
          <table:table-cell office:value-type="float" office:value="104926">
            <text:p>104926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2H55M01.221S">
            <text:p>12:55:01.2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2H55M01.242S">
            <text:p>12:55:01.2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2H54M58.699S">
            <text:p>12:54:58.7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06">
            <text:p>290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2H55M01.606S">
            <text:p>12:55:01.61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2H55M01.611S">
            <text:p>12:55:01.61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2H55M01.615S">
            <text:p>12:55:01.62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2H54M44.963S">
            <text:p>12:54:44.9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049">
            <text:p>17049</text:p>
          </table:table-cell>
          <table:table-cell office:value-type="string">
            <text:p>Success</text:p>
          </table:table-cell>
          <table:table-cell office:value-type="float" office:value="97331">
            <text:p>97331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2H55M02.013S">
            <text:p>12:55:02.0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2H55M02.03S">
            <text:p>12:55:02.0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2H54M48.684S">
            <text:p>12:54:48.6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826">
            <text:p>13826</text:p>
          </table:table-cell>
          <table:table-cell office:value-type="string">
            <text:p>Success</text:p>
          </table:table-cell>
          <table:table-cell office:value-type="float" office:value="93180">
            <text:p>93180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2H54M44.925S">
            <text:p>12:54:44.9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7773">
            <text:p>17773</text:p>
          </table:table-cell>
          <table:table-cell office:value-type="string">
            <text:p>Success</text:p>
          </table:table-cell>
          <table:table-cell office:value-type="float" office:value="102256">
            <text:p>102256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2H54M44.891S">
            <text:p>12:54:44.8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819">
            <text:p>17819</text:p>
          </table:table-cell>
          <table:table-cell office:value-type="string">
            <text:p>Success</text:p>
          </table:table-cell>
          <table:table-cell office:value-type="float" office:value="100475">
            <text:p>100475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2H55M02.7S">
            <text:p>12:55:02.7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2H55M02.714S">
            <text:p>12:55:02.7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2H54M58.426S">
            <text:p>12:54:58.4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808">
            <text:p>480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2H54M58.697S">
            <text:p>12:54:58.7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540">
            <text:p>4540</text:p>
          </table:table-cell>
          <table:table-cell office:value-type="string">
            <text:p>Success</text:p>
          </table:table-cell>
          <table:table-cell office:value-type="float" office:value="9229">
            <text:p>9229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2H54M56.783S">
            <text:p>12:54:56.78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465">
            <text:p>6465</text:p>
          </table:table-cell>
          <table:table-cell office:value-type="string">
            <text:p>Success</text:p>
          </table:table-cell>
          <table:table-cell office:value-type="float" office:value="20553">
            <text:p>20553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2H55M03.235S">
            <text:p>12:55:03.24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2H54M59.05S">
            <text:p>12:54:59.0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04">
            <text:p>4204</text:p>
          </table:table-cell>
          <table:table-cell office:value-type="string">
            <text:p>Success</text:p>
          </table:table-cell>
          <table:table-cell office:value-type="float" office:value="18149">
            <text:p>18149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2H55M03.252S">
            <text:p>12:55:03.25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2H55M03.258S">
            <text:p>12:55:03.26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2H55M03.238S">
            <text:p>12:55:03.2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2H55M03.255S">
            <text:p>12:55:03.2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2H55M03.276S">
            <text:p>12:55:03.28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2H55M03.285S">
            <text:p>12:55:03.29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2H55M03.281S">
            <text:p>12:55:03.28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2H55M03.289S">
            <text:p>12:55:03.29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2H55M03.29S">
            <text:p>12:55:03.29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2H55M03.293S">
            <text:p>12:55:03.29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2H54M58.345S">
            <text:p>12:54:58.3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988">
            <text:p>498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2H55M03.334S">
            <text:p>12:55:03.33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2H55M03.34S">
            <text:p>12:55:03.34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2H55M03.344S">
            <text:p>12:55:03.34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2H54M55.888S">
            <text:p>12:54:55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776">
            <text:p>7776</text:p>
          </table:table-cell>
          <table:table-cell office:value-type="string">
            <text:p>Success</text:p>
          </table:table-cell>
          <table:table-cell office:value-type="float" office:value="66111">
            <text:p>66111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2H54M58.389S">
            <text:p>12:54:58.3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399">
            <text:p>539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2H55M03.789S">
            <text:p>12:55:03.79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2H55M03.795S">
            <text:p>12:55:03.80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2H55M03.798S">
            <text:p>12:55:03.80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2H54M44.874S">
            <text:p>12:54:44.8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9151">
            <text:p>19151</text:p>
          </table:table-cell>
          <table:table-cell office:value-type="string">
            <text:p>Success</text:p>
          </table:table-cell>
          <table:table-cell office:value-type="float" office:value="93163">
            <text:p>93163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2H54M42.078S">
            <text:p>12:54:42.0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044">
            <text:p>22044</text:p>
          </table:table-cell>
          <table:table-cell office:value-type="string">
            <text:p>Success</text:p>
          </table:table-cell>
          <table:table-cell office:value-type="float" office:value="106092">
            <text:p>106092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2H54M58.523S">
            <text:p>12:54:58.5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732">
            <text:p>573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2H55M04.256S">
            <text:p>12:55:04.26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2H55M04.266S">
            <text:p>12:55:04.27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2H55M04.27S">
            <text:p>12:55:04.27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2H54M44.901S">
            <text:p>12:54:44.9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9614">
            <text:p>19614</text:p>
          </table:table-cell>
          <table:table-cell office:value-type="string">
            <text:p>Success</text:p>
          </table:table-cell>
          <table:table-cell office:value-type="float" office:value="100472">
            <text:p>100472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2H54M57.527S">
            <text:p>12:54:57.5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995">
            <text:p>6995</text:p>
          </table:table-cell>
          <table:table-cell office:value-type="string">
            <text:p>Success</text:p>
          </table:table-cell>
          <table:table-cell office:value-type="float" office:value="71729">
            <text:p>71729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2H54M54.449S">
            <text:p>12:54:54.4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088">
            <text:p>10088</text:p>
          </table:table-cell>
          <table:table-cell office:value-type="string">
            <text:p>Success</text:p>
          </table:table-cell>
          <table:table-cell office:value-type="float" office:value="79284">
            <text:p>79284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2H55M04.524S">
            <text:p>12:55:04.5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2H54M51.921S">
            <text:p>12:54:51.9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620">
            <text:p>12620</text:p>
          </table:table-cell>
          <table:table-cell office:value-type="string">
            <text:p>Success</text:p>
          </table:table-cell>
          <table:table-cell office:value-type="float" office:value="77654">
            <text:p>77654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2H55M04.539S">
            <text:p>12:55:04.5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2H55M04.539S">
            <text:p>12:55:04.5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2H55M04.555S">
            <text:p>12:55:04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2H55M04.589S">
            <text:p>12:55:04.59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2H54M48.699S">
            <text:p>12:54:48.7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941">
            <text:p>15941</text:p>
          </table:table-cell>
          <table:table-cell office:value-type="string">
            <text:p>Success</text:p>
          </table:table-cell>
          <table:table-cell office:value-type="float" office:value="90818">
            <text:p>90818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2H54M48.71S">
            <text:p>12:54:48.7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936">
            <text:p>15936</text:p>
          </table:table-cell>
          <table:table-cell office:value-type="string">
            <text:p>Success</text:p>
          </table:table-cell>
          <table:table-cell office:value-type="float" office:value="88781">
            <text:p>88781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2H54M47.365S">
            <text:p>12:54:47.3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329">
            <text:p>17329</text:p>
          </table:table-cell>
          <table:table-cell office:value-type="string">
            <text:p>Success</text:p>
          </table:table-cell>
          <table:table-cell office:value-type="float" office:value="95003">
            <text:p>95003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2H54M54.445S">
            <text:p>12:54:54.4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279">
            <text:p>10279</text:p>
          </table:table-cell>
          <table:table-cell office:value-type="string">
            <text:p>Success</text:p>
          </table:table-cell>
          <table:table-cell office:value-type="float" office:value="77409">
            <text:p>77409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2H55M02.726S">
            <text:p>12:55:02.73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03">
            <text:p>200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2H54M48.767S">
            <text:p>12:54:48.7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979">
            <text:p>15979</text:p>
          </table:table-cell>
          <table:table-cell office:value-type="string">
            <text:p>Success</text:p>
          </table:table-cell>
          <table:table-cell office:value-type="float" office:value="74823">
            <text:p>74823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2H54M48.664S">
            <text:p>12:54:48.6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091">
            <text:p>16091</text:p>
          </table:table-cell>
          <table:table-cell office:value-type="string">
            <text:p>Success</text:p>
          </table:table-cell>
          <table:table-cell office:value-type="float" office:value="92393">
            <text:p>92393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2H54M56.067S">
            <text:p>12:54:56.0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691">
            <text:p>8691</text:p>
          </table:table-cell>
          <table:table-cell office:value-type="string">
            <text:p>Success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2H55M04.756S">
            <text:p>12:55:04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2H55M04.726S">
            <text:p>12:55:04.7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9">
            <text:p>239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2H54M48.68S">
            <text:p>12:54:48.6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098">
            <text:p>16098</text:p>
          </table:table-cell>
          <table:table-cell office:value-type="string">
            <text:p>Success</text:p>
          </table:table-cell>
          <table:table-cell office:value-type="float" office:value="90718">
            <text:p>90718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2H55M04.773S">
            <text:p>12:55:04.7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2H55M04.773S">
            <text:p>12:55:04.7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2H55M04.647S">
            <text:p>12:55:04.6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2H55M02.043S">
            <text:p>12:55:02.0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63">
            <text:p>286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2H55M04.826S">
            <text:p>12:55:04.8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2H55M04.641S">
            <text:p>12:55:04.6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2H55M04.945S">
            <text:p>12:55:04.9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2H55M04.962S">
            <text:p>12:55:04.9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2H55M04.919S">
            <text:p>12:55:04.9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2H55M04.995S">
            <text:p>12:55:05.0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2H55M04.809S">
            <text:p>12:55:04.81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35940">
            <text:p>35940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2H54M58.674S">
            <text:p>12:54:58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541">
            <text:p>6541</text:p>
          </table:table-cell>
          <table:table-cell office:value-type="string">
            <text:p>Success</text:p>
          </table:table-cell>
          <table:table-cell office:value-type="float" office:value="76400">
            <text:p>76400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2H54M58.67S">
            <text:p>12:54:58.6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555">
            <text:p>6555</text:p>
          </table:table-cell>
          <table:table-cell office:value-type="string">
            <text:p>Success</text:p>
          </table:table-cell>
          <table:table-cell office:value-type="float" office:value="76436">
            <text:p>76436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2H54M58.729S">
            <text:p>12:54:58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520">
            <text:p>6520</text:p>
          </table:table-cell>
          <table:table-cell office:value-type="string">
            <text:p>Success</text:p>
          </table:table-cell>
          <table:table-cell office:value-type="float" office:value="68422">
            <text:p>68422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2H54M58.506S">
            <text:p>12:54:58.5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752">
            <text:p>6752</text:p>
          </table:table-cell>
          <table:table-cell office:value-type="string">
            <text:p>Success</text:p>
          </table:table-cell>
          <table:table-cell office:value-type="float" office:value="78370">
            <text:p>78370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2H55M05.251S">
            <text:p>12:55:05.2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2H55M05.217S">
            <text:p>12:55:05.2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2H54M58.658S">
            <text:p>12:54:58.6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651">
            <text:p>6651</text:p>
          </table:table-cell>
          <table:table-cell office:value-type="string">
            <text:p>Success</text:p>
          </table:table-cell>
          <table:table-cell office:value-type="float" office:value="74462">
            <text:p>74462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2H54M58.75S">
            <text:p>12:54:58.7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564">
            <text:p>6564</text:p>
          </table:table-cell>
          <table:table-cell office:value-type="string">
            <text:p>Success</text:p>
          </table:table-cell>
          <table:table-cell office:value-type="float" office:value="74426">
            <text:p>74426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2H54M48.816S">
            <text:p>12:54:48.8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510">
            <text:p>16510</text:p>
          </table:table-cell>
          <table:table-cell office:value-type="string">
            <text:p>Success</text:p>
          </table:table-cell>
          <table:table-cell office:value-type="float" office:value="86772">
            <text:p>86772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2H55M05.226S">
            <text:p>12:55:05.2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2H54M48.711S">
            <text:p>12:54:48.7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625">
            <text:p>16625</text:p>
          </table:table-cell>
          <table:table-cell office:value-type="string">
            <text:p>Success</text:p>
          </table:table-cell>
          <table:table-cell office:value-type="float" office:value="77410">
            <text:p>77410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2H54M55.784S">
            <text:p>12:54:55.7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553">
            <text:p>9553</text:p>
          </table:table-cell>
          <table:table-cell office:value-type="string">
            <text:p>Success</text:p>
          </table:table-cell>
          <table:table-cell office:value-type="float" office:value="67982">
            <text:p>67982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2H54M58.685S">
            <text:p>12:54:58.6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673">
            <text:p>6673</text:p>
          </table:table-cell>
          <table:table-cell office:value-type="string">
            <text:p>Success</text:p>
          </table:table-cell>
          <table:table-cell office:value-type="float" office:value="76401">
            <text:p>76401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2H55M05.338S">
            <text:p>12:55:05.3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2H55M05.327S">
            <text:p>12:55:05.3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2H55M05.315S">
            <text:p>12:55:05.3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2H55M05.3S">
            <text:p>12:55:05.3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2H55M05.338S">
            <text:p>12:55:05.3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2H54M58.702S">
            <text:p>12:54:58.7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690">
            <text:p>6690</text:p>
          </table:table-cell>
          <table:table-cell office:value-type="string">
            <text:p>Success</text:p>
          </table:table-cell>
          <table:table-cell office:value-type="float" office:value="74427">
            <text:p>74427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2H55M05.334S">
            <text:p>12:55:05.3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2H54M58.721S">
            <text:p>12:54:58.7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685">
            <text:p>6685</text:p>
          </table:table-cell>
          <table:table-cell office:value-type="string">
            <text:p>Success</text:p>
          </table:table-cell>
          <table:table-cell office:value-type="float" office:value="72459">
            <text:p>72459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2H55M05.39S">
            <text:p>12:55:05.3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2H55M05.393S">
            <text:p>12:55:05.3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2H55M05.389S">
            <text:p>12:55:05.3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2H55M05.359S">
            <text:p>12:55:05.3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2H54M58.699S">
            <text:p>12:54:58.7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742">
            <text:p>6742</text:p>
          </table:table-cell>
          <table:table-cell office:value-type="string">
            <text:p>Success</text:p>
          </table:table-cell>
          <table:table-cell office:value-type="float" office:value="74331">
            <text:p>74331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2H54M58.719S">
            <text:p>12:54:58.7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724">
            <text:p>6724</text:p>
          </table:table-cell>
          <table:table-cell office:value-type="string">
            <text:p>Success</text:p>
          </table:table-cell>
          <table:table-cell office:value-type="float" office:value="74463">
            <text:p>74463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2H54M48.674S">
            <text:p>12:54:48.6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769">
            <text:p>16769</text:p>
          </table:table-cell>
          <table:table-cell office:value-type="string">
            <text:p>Success</text:p>
          </table:table-cell>
          <table:table-cell office:value-type="float" office:value="81053">
            <text:p>81053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2H55M05.384S">
            <text:p>12:55:05.3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2H55M05.384S">
            <text:p>12:55:05.3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2H55M05.408S">
            <text:p>12:55:05.4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2H55M05.31S">
            <text:p>12:55:05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2H55M05.435S">
            <text:p>12:55:05.4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2H55M05.281S">
            <text:p>12:55:05.2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2H54M58.755S">
            <text:p>12:54:58.7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757">
            <text:p>6757</text:p>
          </table:table-cell>
          <table:table-cell office:value-type="string">
            <text:p>Success</text:p>
          </table:table-cell>
          <table:table-cell office:value-type="float" office:value="74462">
            <text:p>74462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2H54M58.689S">
            <text:p>12:54:58.6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823">
            <text:p>6823</text:p>
          </table:table-cell>
          <table:table-cell office:value-type="string">
            <text:p>Success</text:p>
          </table:table-cell>
          <table:table-cell office:value-type="float" office:value="74429">
            <text:p>74429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2H55M05.443S">
            <text:p>12:55:05.4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2H55M05.496S">
            <text:p>12:55:05.5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2H54M58.691S">
            <text:p>12:54:58.6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846">
            <text:p>6846</text:p>
          </table:table-cell>
          <table:table-cell office:value-type="string">
            <text:p>Success</text:p>
          </table:table-cell>
          <table:table-cell office:value-type="float" office:value="76401">
            <text:p>76401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2H55M05.513S">
            <text:p>12:55:05.5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2H54M58.742S">
            <text:p>12:54:58.7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814">
            <text:p>6814</text:p>
          </table:table-cell>
          <table:table-cell office:value-type="string">
            <text:p>Success</text:p>
          </table:table-cell>
          <table:table-cell office:value-type="float" office:value="74465">
            <text:p>74465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2H55M05.538S">
            <text:p>12:55:05.5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2H55M05.509S">
            <text:p>12:55:05.5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2H55M05.444S">
            <text:p>12:55:05.4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2H55M05.557S">
            <text:p>12:55:05.5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2H55M05.39S">
            <text:p>12:55:05.3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2H55M05.543S">
            <text:p>12:55:05.5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2H55M05.513S">
            <text:p>12:55:05.5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2H55M05.532S">
            <text:p>12:55:05.5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2H55M05.433S">
            <text:p>12:55:05.4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2H55M05.56S">
            <text:p>12:55:05.5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2H55M05.582S">
            <text:p>12:55:05.5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2H55M05.565S">
            <text:p>12:55:05.5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2H55M05.577S">
            <text:p>12:55:05.5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2H55M05.585S">
            <text:p>12:55:05.5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2H55M05.581S">
            <text:p>12:55:05.5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2H55M05.535S">
            <text:p>12:55:05.5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2H55M05.413S">
            <text:p>12:55:05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2H55M05.576S">
            <text:p>12:55:05.5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2H55M05.579S">
            <text:p>12:55:05.5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2H55M05.511S">
            <text:p>12:55:05.5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2H55M05.435S">
            <text:p>12:55:05.4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2H55M05.609S">
            <text:p>12:55:05.6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2H55M05.603S">
            <text:p>12:55:05.6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2H55M05.634S">
            <text:p>12:55:05.6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2H55M05.649S">
            <text:p>12:55:05.6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2H55M05.577S">
            <text:p>12:55:05.5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2H55M05.595S">
            <text:p>12:55:05.6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2H55M05.616S">
            <text:p>12:55:05.6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2H55M05.602S">
            <text:p>12:55:05.6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2H55M05.607S">
            <text:p>12:55:05.6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5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5:03:53.51</dc:date>
    <meta:document-statistic meta:table-count="1" meta:cell-count="15729" meta:object-count="0"/>
    <meta:generator>OpenOffice.org/3.2$Win32 OpenOffice.org_project/320m12$Build-9483</meta:generator>
  </office:meta>
</office:document-meta>
</file>